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F" svg:font-family=""/>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style:font-size-asian="10pt" style:font-size-complex="10pt"/>
    </style:style>
    <style:style style:name="P2" style:family="paragraph" style:parent-style-name="Standard">
      <style:text-properties style:font-name="Envy Code R VS" fo:font-size="10pt" fo:font-style="normal" style:font-size-asian="10pt" style:font-style-asian="normal" style:font-size-complex="10pt" style:font-style-complex="normal"/>
    </style:style>
    <style:style style:name="P3" style:family="paragraph" style:parent-style-name="Standard">
      <style:text-properties style:font-name="Envy Code R VS" fo:font-size="12pt" style:font-size-asian="12pt" style:font-size-complex="12pt"/>
    </style:style>
    <style:style style:name="P4" style:family="paragraph" style:parent-style-name="Standard">
      <style:text-properties style:font-name="Envy Code R VS" fo:font-size="12pt" fo:font-style="normal" style:font-size-asian="12pt" style:font-style-asian="normal" style:font-size-complex="12pt" style:font-style-complex="normal"/>
    </style:style>
    <style:style style:name="P5"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6" style:family="paragraph" style:parent-style-name="Standard">
      <style:paragraph-properties fo:background-color="#000000" style:text-autospace="none">
        <style:background-image/>
      </style:paragraph-properties>
      <style:text-properties style:font-name="Envy Code R VS" fo:font-size="10pt" style:font-size-asian="10pt" style:font-size-complex="10pt"/>
    </style:style>
    <style:style style:name="P7" style:family="paragraph" style:parent-style-name="Standard">
      <style:paragraph-properties fo:background-color="#000000">
        <style:background-image/>
      </style:paragraph-properties>
      <style:text-properties style:font-name="Envy Code R VS" fo:font-size="10pt" fo:font-style="normal" style:font-size-asian="10pt" style:font-style-asian="normal" style:font-size-complex="10pt" style:font-style-complex="normal"/>
    </style:style>
    <style:style style:name="P8" style:family="paragraph" style:parent-style-name="Standard">
      <style:paragraph-properties fo:background-color="#000000" style:text-autospace="none">
        <style:background-image/>
      </style:paragraph-properties>
      <style:text-properties style:font-name="Envy Code R VS" fo:font-size="10pt" fo:font-style="normal" style:font-size-asian="10pt" style:font-style-asian="normal" style:font-size-complex="10pt" style:font-style-complex="normal"/>
    </style:style>
    <style:style style:name="P9"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10"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11" style:family="paragraph" style:parent-style-name="Standard">
      <style:paragraph-properties fo:background-color="#000000">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12" style:family="paragraph" style:parent-style-name="Standard">
      <style:paragraph-properties fo:background-color="#000000" style:text-autospace="none">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13" style:family="paragraph" style:parent-style-name="Standard">
      <style:paragraph-properties fo:background-color="#000000" style:text-autospace="none">
        <style:background-image/>
      </style:paragraph-properties>
      <style:text-properties fo:color="#e8f3f6" style:font-name="Envy Code R VS" fo:font-size="10pt" fo:font-style="normal" style:font-name-asian="Consolas" style:font-size-asian="10pt" style:font-style-asian="normal" style:font-name-complex="Consolas" style:font-size-complex="10pt" style:font-style-complex="normal"/>
    </style:style>
    <style:style style:name="P14" style:family="paragraph" style:parent-style-name="Standard">
      <style:paragraph-properties fo:background-color="#000000" style:text-autospace="none">
        <style:background-image/>
      </style:paragraph-properties>
      <style:text-properties fo:color="#e8f3f6" style:font-name="Consolas1" fo:font-size="10pt" fo:language="zxx" fo:country="none" style:font-size-asian="10pt" style:font-size-complex="10pt"/>
    </style:style>
    <style:style style:name="P15" style:family="paragraph" style:parent-style-name="Standard">
      <style:paragraph-properties fo:background-color="#000000">
        <style:background-image/>
      </style:paragraph-properties>
      <style:text-properties fo:font-size="10pt" style:font-size-asian="10pt" style:font-size-complex="10pt"/>
    </style:style>
    <style:style style:name="P16"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17" style:family="paragraph" style:parent-style-name="Standard">
      <style:paragraph-properties fo:background-color="#000000" style:text-autospace="none">
        <style:background-image/>
      </style:paragraph-properties>
    </style:style>
    <style:style style:name="P18" style:family="paragraph" style:parent-style-name="Standard">
      <style:paragraph-properties fo:background-color="#000000">
        <style:background-image/>
      </style:paragraph-properties>
      <style:text-properties style:font-name="Consolas1" fo:font-size="10pt" style:font-size-asian="10pt" style:font-size-complex="10pt"/>
    </style:style>
    <style:style style:name="P19" style:family="paragraph" style:parent-style-name="Standard">
      <style:paragraph-properties fo:background-color="#000000" style:text-autospace="none">
        <style:background-image/>
      </style:paragraph-properties>
      <style:text-properties style:font-name="Consolas1" fo:font-size="10pt" style:font-size-asian="10pt" style:font-size-complex="10pt"/>
    </style:style>
    <style:style style:name="P20" style:family="paragraph" style:parent-style-name="Standard">
      <style:paragraph-properties fo:background-color="#000000" style:text-autospace="none">
        <style:background-image/>
      </style:paragraph-properties>
      <style:text-properties fo:color="#cae682" style:font-name="Consolas" fo:font-size="10pt" fo:font-style="normal" style:font-name-asian="Consolas" style:font-size-asian="10pt" style:font-style-asian="normal" style:font-name-complex="Consolas" style:font-size-complex="10pt" style:font-style-complex="normal"/>
    </style:style>
    <style:style style:name="P21" style:family="paragraph" style:parent-style-name="Standard">
      <style:text-properties style:font-name="Envy Code R VS" fo:font-size="10pt" fo:font-style="normal" style:font-size-asian="10pt" style:font-style-asian="normal" style:font-size-complex="10pt" style:font-style-complex="normal"/>
    </style:style>
    <style:style style:name="P22" style:family="paragraph" style:parent-style-name="Standard" style:list-style-name="L1">
      <style:text-properties style:font-name="Envy Code R VS" fo:font-size="10pt" fo:font-style="normal" style:font-size-asian="10pt" style:font-style-asian="normal" style:font-size-complex="10pt" style:font-style-complex="normal"/>
    </style:style>
    <style:style style:name="P23" style:family="paragraph" style:parent-style-name="Standard" style:list-style-name="L2">
      <style:text-properties style:font-name="Envy Code R VS" fo:font-size="10pt" fo:font-style="normal" style:font-size-asian="10pt" style:font-style-asian="normal" style:font-size-complex="10pt" style:font-style-complex="normal"/>
    </style:style>
    <style:style style:name="P24" style:family="paragraph" style:parent-style-name="Standard" style:list-style-name="L3">
      <style:text-properties style:font-name="Envy Code R VS" fo:font-size="10pt" fo:font-style="normal" style:font-size-asian="10pt" style:font-style-asian="normal" style:font-size-complex="10pt" style:font-style-complex="normal"/>
    </style:style>
    <style:style style:name="P25" style:family="paragraph" style:parent-style-name="Standard" style:list-style-name="L4">
      <style:text-properties style:font-name="Envy Code R VS" fo:font-size="10pt" fo:font-style="normal" style:font-size-asian="10pt" style:font-style-asian="normal" style:font-size-complex="10pt" style:font-style-complex="normal"/>
    </style:style>
    <style:style style:name="P26" style:family="paragraph" style:parent-style-name="Standard" style:list-style-name="L4"/>
    <style:style style:name="P27" style:family="paragraph" style:parent-style-name="Standard">
      <style:text-properties style:font-name="Envy Code R VS" fo:font-size="10pt" fo:font-style="normal" style:font-size-asian="10pt" style:font-style-asian="normal" style:font-size-complex="10pt" style:font-style-complex="normal"/>
    </style:style>
    <style:style style:name="P28" style:family="paragraph" style:parent-style-name="Standard">
      <style:text-properties style:font-name="Envy Code R VS" fo:font-size="10pt" style:font-size-asian="10pt" style:font-size-complex="10pt"/>
    </style:style>
    <style:style style:name="P29" style:family="paragraph" style:parent-style-name="Standard" style:list-style-name="L5"/>
    <style:style style:name="P30" style:family="paragraph" style:parent-style-name="Standard" style:list-style-name="L6"/>
    <style:style style:name="P31"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32" style:family="paragraph" style:parent-style-name="Standard" style:list-style-name="">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33" style:family="paragraph" style:parent-style-name="Standard" style:list-style-name="">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34" style:family="paragraph" style:parent-style-name="Standard" style:list-style-name="">
      <style:paragraph-properties fo:background-color="#000000" style:text-autospace="none">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35" style:family="paragraph" style:parent-style-name="Standard" style:list-style-name="">
      <style:paragraph-properties fo:background-color="#000000" style:text-autospace="none">
        <style:background-image/>
      </style:paragraph-properties>
      <style:text-properties fo:color="#e8f3f6" style:font-name="Consolas1" fo:font-size="10pt" fo:language="none" fo:country="none" style:font-size-asian="10pt" style:font-size-complex="10pt"/>
    </style:style>
    <style:style style:name="P36" style:family="paragraph" style:parent-style-name="Standard" style:list-style-name="">
      <style:paragraph-properties fo:background-color="#000000" style:text-autospace="none">
        <style:background-image/>
      </style:paragraph-properties>
      <style:text-properties fo:color="#e8f3f6" style:font-name="Consolas1" fo:font-size="10pt" style:font-name-asian="Consolas" style:font-size-asian="10pt" style:font-name-complex="Consolas" style:font-size-complex="10pt"/>
    </style:style>
    <style:style style:name="P37" style:family="paragraph" style:parent-style-name="Standard">
      <style:paragraph-properties fo:background-color="#000000">
        <style:background-image/>
      </style:paragraph-properties>
      <style:text-properties fo:color="#e8f3f6" style:font-name="Consolas1" fo:font-size="10pt" fo:font-style="normal" style:font-name-asian="Consolas" style:font-size-asian="10pt" style:font-style-asian="normal" style:font-name-complex="Consolas" style:font-size-complex="10pt" style:font-style-complex="normal"/>
    </style:style>
    <style:style style:name="P38" style:family="paragraph" style:parent-style-name="Standard" style:list-style-name="">
      <style:paragraph-properties fo:background-color="#000000" style:text-autospace="none">
        <style:background-image/>
      </style:paragraph-properties>
      <style:text-properties fo:font-size="11pt" style:font-size-asian="11pt" style:font-size-complex="11pt"/>
    </style:style>
    <style:style style:name="P39" style:family="paragraph" style:parent-style-name="Standard">
      <style:paragraph-properties fo:background-color="#000000">
        <style:background-image/>
      </style:paragraph-properties>
      <style:text-properties style:font-name="Consolas1" fo:font-size="10pt" fo:font-style="normal" style:font-size-asian="10pt" style:font-style-asian="normal" style:font-size-complex="10pt" style:font-style-complex="normal"/>
    </style:style>
    <style:style style:name="P40" style:family="paragraph" style:parent-style-name="Standard" style:list-style-name="">
      <style:paragraph-properties fo:background-color="#000000" style:text-autospace="none">
        <style:background-image/>
      </style:paragraph-properties>
      <style:text-properties style:font-name="Consolas1" fo:font-size="10pt" style:font-size-asian="10pt" style:font-size-complex="10pt"/>
    </style:style>
    <style:style style:name="P41"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P42" style:family="paragraph" style:parent-style-name="Standard" style:list-style-name="">
      <style:paragraph-properties fo:background-color="#000000" style:text-autospace="none">
        <style:background-image/>
      </style:paragraph-properties>
      <style:text-properties fo:color="#8ac6f2" style:font-name="Consolas1" fo:font-size="10pt" fo:language="none" fo:country="none" style:font-size-asian="10pt" style:font-size-complex="10pt"/>
    </style:style>
    <style:style style:name="P43" style:family="paragraph" style:parent-style-name="Standard">
      <style:paragraph-properties fo:background-color="#000000">
        <style:background-image/>
      </style:paragraph-properties>
      <style:text-properties style:font-name="Envy Code R VS" fo:font-size="10pt" fo:font-style="normal" style:font-size-asian="10pt" style:font-style-asian="normal" style:font-size-complex="10pt" style:font-style-complex="normal"/>
    </style:style>
    <style:style style:name="P44" style:family="paragraph" style:parent-style-name="Standard">
      <style:paragraph-properties fo:background-color="#000000" style:text-autospace="none">
        <style:background-image/>
      </style:paragraph-properties>
      <style:text-properties style:font-name="Envy Code R VS" fo:font-size="10pt" fo:font-style="normal" style:font-size-asian="10pt" style:font-style-asian="normal" style:font-size-complex="10pt" style:font-style-complex="normal"/>
    </style:style>
    <style:style style:name="T1" style:family="text">
      <style:text-properties style:text-underline-style="solid" style:text-underline-width="auto" style:text-underline-color="font-color"/>
    </style:style>
    <style:style style:name="T2" style:family="text">
      <style:text-properties fo:color="#8ac6f2"/>
    </style:style>
    <style:style style:name="T3" style:family="text">
      <style:text-properties fo:color="#8ac6f2" style:font-name="Consolas" style:font-name-asian="Consolas" style:font-name-complex="Consolas"/>
    </style:style>
    <style:style style:name="T4" style:family="text">
      <style:text-properties fo:color="#8ac6f2" style:font-name="Consolas" fo:font-style="normal" style:font-name-asian="Consolas" style:font-style-asian="normal" style:font-name-complex="Consolas" style:font-style-complex="normal"/>
    </style:style>
    <style:style style:name="T5" style:family="text">
      <style:text-properties fo:color="#8ac6f2" style:font-name="Consolas" fo:font-weight="normal" style:font-name-asian="Consolas" style:font-weight-asian="normal" style:font-name-complex="Consolas" style:font-weight-complex="normal"/>
    </style:style>
    <style:style style:name="T6" style:family="text">
      <style:text-properties fo:color="#8ac6f2" style:font-name="Consolas" fo:font-size="10pt" style:font-name-asian="Consolas" style:font-size-asian="10pt" style:font-name-complex="Consolas" style:font-size-complex="10pt"/>
    </style:style>
    <style:style style:name="T7" style:family="text">
      <style:text-properties fo:color="#8ac6f2" style:font-name="Consolas" fo:font-size="11pt" style:font-name-asian="Consolas" style:font-size-asian="11pt" style:font-name-complex="Consolas" style:font-size-complex="11pt"/>
    </style:style>
    <style:style style:name="T8" style:family="text">
      <style:text-properties fo:color="#8ac6f2" style:font-name="Consolas" fo:font-size="11pt" style:text-underline-style="none" style:font-name-asian="Consolas" style:font-size-asian="11pt" style:font-name-complex="Consolas" style:font-size-complex="11pt"/>
    </style:style>
    <style:style style:name="T9" style:family="text">
      <style:text-properties fo:color="#8ac6f2" style:font-name="Consolas" style:text-underline-style="none" style:font-name-asian="Consolas" style:font-name-complex="Consolas"/>
    </style:style>
    <style:style style:name="T10" style:family="text">
      <style:text-properties fo:color="#8ac6f2" fo:language="zxx" fo:country="none"/>
    </style:style>
    <style:style style:name="T11" style:family="text">
      <style:text-properties fo:color="#8ac6f2" fo:language="zxx" fo:country="none" fo:font-style="normal" style:font-style-asian="normal" style:font-style-complex="normal"/>
    </style:style>
    <style:style style:name="T12" style:family="text">
      <style:text-properties fo:color="#8ac6f2" fo:font-size="11pt" fo:language="none" fo:country="none" style:font-size-asian="11pt" style:font-size-complex="11pt"/>
    </style:style>
    <style:style style:name="T13" style:family="text">
      <style:text-properties fo:color="#8ac6f2" fo:font-size="11pt" style:font-size-asian="11pt" style:font-size-complex="11pt"/>
    </style:style>
    <style:style style:name="T14" style:family="text">
      <style:text-properties fo:color="#8ac6f2" fo:language="none" fo:country="none"/>
    </style:style>
    <style:style style:name="T15" style:family="text">
      <style:text-properties fo:color="#8ac6f2" style:font-name-asian="Consolas" style:font-name-complex="Consolas"/>
    </style:style>
    <style:style style:name="T16" style:family="text">
      <style:text-properties fo:color="#e8f3f6"/>
    </style:style>
    <style:style style:name="T17" style:family="text">
      <style:text-properties fo:color="#e8f3f6" style:font-name="Consolas" style:font-name-asian="Consolas" style:font-name-complex="Consolas"/>
    </style:style>
    <style:style style:name="T18" style:family="text">
      <style:text-properties fo:color="#e8f3f6" style:font-name="Consolas" fo:font-weight="normal" style:font-name-asian="Consolas" style:font-weight-asian="normal" style:font-name-complex="Consolas" style:font-weight-complex="normal"/>
    </style:style>
    <style:style style:name="T19" style:family="text">
      <style:text-properties fo:color="#e8f3f6" style:font-name="Consolas" fo:font-style="normal" style:font-name-asian="Consolas" style:font-style-asian="normal" style:font-name-complex="Consolas" style:font-style-complex="normal"/>
    </style:style>
    <style:style style:name="T20" style:family="text">
      <style:text-properties fo:color="#e8f3f6" style:font-name="Consolas" fo:font-size="10pt" style:font-name-asian="Consolas" style:font-size-asian="10pt" style:font-name-complex="Consolas" style:font-size-complex="10pt"/>
    </style:style>
    <style:style style:name="T21" style:family="text">
      <style:text-properties fo:color="#e8f3f6" style:font-name="Consolas" fo:font-size="11pt" style:font-name-asian="Consolas" style:font-size-asian="11pt" style:font-name-complex="Consolas" style:font-size-complex="11pt"/>
    </style:style>
    <style:style style:name="T22" style:family="text">
      <style:text-properties fo:color="#e8f3f6" style:font-name="Consolas" fo:font-size="11pt" fo:font-weight="normal" style:font-name-asian="Consolas" style:font-size-asian="11pt" style:font-weight-asian="normal" style:font-name-complex="Consolas" style:font-size-complex="11pt" style:font-weight-complex="normal"/>
    </style:style>
    <style:style style:name="T23" style:family="text">
      <style:text-properties fo:color="#e8f3f6" style:font-name="Consolas" fo:font-size="11pt" style:text-underline-style="none" style:font-name-asian="Consolas" style:font-size-asian="11pt" style:font-name-complex="Consolas" style:font-size-complex="11pt"/>
    </style:style>
    <style:style style:name="T24" style:family="text">
      <style:text-properties fo:color="#e8f3f6" style:font-name="Consolas" style:text-underline-style="none" style:font-name-asian="Consolas" style:font-name-complex="Consolas"/>
    </style:style>
    <style:style style:name="T25" style:family="text">
      <style:text-properties fo:color="#e8f3f6" fo:language="zxx" fo:country="none"/>
    </style:style>
    <style:style style:name="T26" style:family="text">
      <style:text-properties fo:color="#e8f3f6" fo:language="zxx" fo:country="none" fo:font-style="normal" style:font-style-asian="normal" style:font-style-complex="normal"/>
    </style:style>
    <style:style style:name="T27" style:family="text">
      <style:text-properties fo:color="#e8f3f6" fo:font-size="11pt" fo:language="none" fo:country="none" style:font-size-asian="11pt" style:font-size-complex="11pt"/>
    </style:style>
    <style:style style:name="T28" style:family="text">
      <style:text-properties fo:color="#e8f3f6" fo:language="none" fo:country="none"/>
    </style:style>
    <style:style style:name="T29" style:family="text">
      <style:text-properties fo:color="#e8f3f6" fo:language="none" fo:country="none" fo:font-style="normal" style:font-style-asian="normal" style:font-style-complex="normal"/>
    </style:style>
    <style:style style:name="T30" style:family="text">
      <style:text-properties fo:color="#e8f3f6" style:font-name="Envy Code R VS" fo:language="none" fo:country="none" fo:font-style="normal" style:font-style-asian="normal" style:font-style-complex="normal"/>
    </style:style>
    <style:style style:name="T31" style:family="text">
      <style:text-properties fo:color="#e8f3f6" style:font-name="Envy Code R VS" fo:font-size="10pt" fo:language="none" fo:country="none" fo:font-style="normal" style:font-size-asian="10pt" style:font-style-asian="normal" style:font-size-complex="10pt" style:font-style-complex="normal"/>
    </style:style>
    <style:style style:name="T32" style:family="text">
      <style:text-properties fo:color="#e8f3f6" fo:font-size="10pt" fo:language="none" fo:country="none" style:font-size-asian="10pt" style:font-size-complex="10pt"/>
    </style:style>
    <style:style style:name="T33" style:family="text">
      <style:text-properties fo:color="#e8f3f6" style:font-name="Consolas1" fo:font-size="10pt" fo:language="none" fo:country="none" style:font-size-asian="10pt" style:font-size-complex="10pt"/>
    </style:style>
    <style:style style:name="T34" style:family="text">
      <style:text-properties fo:color="#e8f3f6" style:font-name-asian="Consolas" style:font-name-complex="Consolas"/>
    </style:style>
    <style:style style:name="T35" style:family="text">
      <style:text-properties fo:color="#e5786d"/>
    </style:style>
    <style:style style:name="T36" style:family="text">
      <style:text-properties fo:color="#e5786d" style:font-name="Consolas" style:font-name-asian="Consolas" style:font-name-complex="Consolas"/>
    </style:style>
    <style:style style:name="T37" style:family="text">
      <style:text-properties fo:color="#e5786d" style:font-name="Consolas" fo:font-style="normal" style:font-name-asian="Consolas" style:font-style-asian="normal" style:font-name-complex="Consolas" style:font-style-complex="normal"/>
    </style:style>
    <style:style style:name="T38" style:family="text">
      <style:text-properties fo:color="#e5786d" style:font-name="Consolas" fo:font-weight="normal" style:font-name-asian="Consolas" style:font-weight-asian="normal" style:font-name-complex="Consolas" style:font-weight-complex="normal"/>
    </style:style>
    <style:style style:name="T39" style:family="text">
      <style:text-properties fo:color="#e5786d" style:font-name="Consolas" fo:font-size="11pt" style:font-name-asian="Consolas" style:font-size-asian="11pt" style:font-name-complex="Consolas" style:font-size-complex="11pt"/>
    </style:style>
    <style:style style:name="T40" style:family="text">
      <style:text-properties fo:color="#e5786d" style:font-name="Consolas" fo:font-size="11pt" style:text-underline-style="none" style:font-name-asian="Consolas" style:font-size-asian="11pt" style:font-name-complex="Consolas" style:font-size-complex="11pt"/>
    </style:style>
    <style:style style:name="T41" style:family="text">
      <style:text-properties fo:color="#e5786d" style:font-name="Consolas" style:text-underline-style="none" style:font-name-asian="Consolas" style:font-name-complex="Consolas"/>
    </style:style>
    <style:style style:name="T42" style:family="text">
      <style:text-properties fo:color="#e5786d" fo:language="zxx" fo:country="none"/>
    </style:style>
    <style:style style:name="T43" style:family="text">
      <style:text-properties fo:color="#e5786d" fo:language="zxx" fo:country="none" fo:font-style="normal" style:font-style-asian="normal" style:font-style-complex="normal"/>
    </style:style>
    <style:style style:name="T44" style:family="text">
      <style:text-properties fo:color="#e5786d" fo:font-size="11pt" fo:language="none" fo:country="none" style:font-size-asian="11pt" style:font-size-complex="11pt"/>
    </style:style>
    <style:style style:name="T45" style:family="text">
      <style:text-properties fo:color="#e5786d" fo:font-size="11pt" style:font-size-asian="11pt" style:font-size-complex="11pt"/>
    </style:style>
    <style:style style:name="T46" style:family="text">
      <style:text-properties fo:color="#e5786d" fo:language="none" fo:country="none"/>
    </style:style>
    <style:style style:name="T47" style:family="text">
      <style:text-properties fo:color="#e5786d" style:font-name-asian="Consolas" style:font-name-complex="Consolas"/>
    </style:style>
    <style:style style:name="T48" style:family="text">
      <style:text-properties fo:color="#cae682" style:font-name="Consolas" style:font-name-asian="Consolas" style:font-name-complex="Consolas"/>
    </style:style>
    <style:style style:name="T49" style:family="text">
      <style:text-properties fo:color="#cae682" style:font-name="Consolas" fo:font-style="normal" style:font-name-asian="Consolas" style:font-style-asian="normal" style:font-name-complex="Consolas" style:font-style-complex="normal"/>
    </style:style>
    <style:style style:name="T50" style:family="text">
      <style:text-properties fo:color="#cae682" style:font-name="Consolas" fo:font-weight="normal" style:font-name-asian="Consolas" style:font-weight-asian="normal" style:font-name-complex="Consolas" style:font-weight-complex="normal"/>
    </style:style>
    <style:style style:name="T51" style:family="text">
      <style:text-properties fo:color="#cae682" style:font-name="Consolas" fo:font-size="11pt" style:font-name-asian="Consolas" style:font-size-asian="11pt" style:font-name-complex="Consolas" style:font-size-complex="11pt"/>
    </style:style>
    <style:style style:name="T52" style:family="text">
      <style:text-properties fo:color="#cae682" style:font-name="Consolas" fo:font-size="11pt" style:text-underline-style="none" style:font-name-asian="Consolas" style:font-size-asian="11pt" style:font-name-complex="Consolas" style:font-size-complex="11pt"/>
    </style:style>
    <style:style style:name="T53" style:family="text">
      <style:text-properties fo:color="#cae682" style:font-name="Consolas" style:text-underline-style="none" style:font-name-asian="Consolas" style:font-name-complex="Consolas"/>
    </style:style>
    <style:style style:name="T54" style:family="text">
      <style:text-properties fo:color="#cae682" fo:language="zxx" fo:country="none"/>
    </style:style>
    <style:style style:name="T55" style:family="text">
      <style:text-properties fo:color="#cae682" fo:language="zxx" fo:country="none" fo:font-style="normal" style:font-style-asian="normal" style:font-style-complex="normal"/>
    </style:style>
    <style:style style:name="T56" style:family="text">
      <style:text-properties fo:color="#cae682" fo:font-size="11pt" fo:language="none" fo:country="none" style:font-size-asian="11pt" style:font-size-complex="11pt"/>
    </style:style>
    <style:style style:name="T57" style:family="text">
      <style:text-properties fo:color="#cae682" fo:language="none" fo:country="none"/>
    </style:style>
    <style:style style:name="T58" style:family="text">
      <style:text-properties fo:color="#cae682" fo:language="none" fo:country="none" fo:font-style="normal" style:font-style-asian="normal" style:font-style-complex="normal"/>
    </style:style>
    <style:style style:name="T59" style:family="text">
      <style:text-properties fo:color="#cae682" style:font-name="Envy Code R VS" fo:language="none" fo:country="none" fo:font-style="normal" style:font-style-asian="normal" style:font-style-complex="normal"/>
    </style:style>
    <style:style style:name="T60" style:family="text">
      <style:text-properties fo:color="#00008b" style:font-name="Consolas" fo:font-size="11pt" fo:font-weight="bold" style:font-name-asian="Consolas" style:font-size-asian="11pt" style:font-weight-asian="bold" style:font-name-complex="Consolas" style:font-size-complex="11pt" style:font-weight-complex="bold"/>
    </style:style>
    <style:style style:name="T61" style:family="text">
      <style:text-properties fo:color="#00008b" style:font-name="Consolas" fo:font-weight="bold" style:font-name-asian="Consolas" style:font-weight-asian="bold" style:font-name-complex="Consolas" style:font-weight-complex="bold"/>
    </style:style>
    <style:style style:name="T62" style:family="text">
      <style:text-properties fo:font-style="italic" style:font-style-asian="italic" style:font-style-complex="italic"/>
    </style:style>
    <style:style style:name="T63" style:family="text">
      <style:text-properties fo:font-style="italic" style:text-underline-style="none" style:font-style-asian="italic" style:font-style-complex="italic"/>
    </style:style>
    <style:style style:name="T64" style:family="text">
      <style:text-properties fo:font-style="normal"/>
    </style:style>
    <style:style style:name="T65" style:family="text">
      <style:text-properties fo:font-style="normal" style:font-style-asian="normal" style:font-style-complex="normal"/>
    </style:style>
    <style:style style:name="T66" style:family="text">
      <style:text-properties fo:font-style="normal" style:text-underline-style="none" style:font-style-asian="normal" style:font-style-complex="normal"/>
    </style:style>
    <style:style style:name="T67" style:family="text">
      <style:text-properties fo:color="#8b9699" style:font-name="Consolas" fo:font-size="11pt" style:font-name-asian="Consolas" style:font-size-asian="11pt" style:font-name-complex="Consolas" style:font-size-complex="11pt"/>
    </style:style>
    <style:style style:name="T68" style:family="text">
      <style:text-properties fo:color="#8b9699" style:font-name="Consolas" style:font-name-asian="Consolas" style:font-name-complex="Consolas"/>
    </style:style>
    <style:style style:name="T69" style:family="text">
      <style:text-properties fo:color="#8b9699" style:font-name="Consolas" fo:font-size="10pt" style:font-name-asian="Consolas" style:font-size-asian="10pt" style:font-name-complex="Consolas" style:font-size-complex="10pt"/>
    </style:style>
    <style:style style:name="T70" style:family="text">
      <style:text-properties style:font-name="Envy Code R VS"/>
    </style:style>
    <style:style style:name="T71" style:family="text">
      <style:text-properties style:font-name="Envy Code R VS" fo:font-size="10pt" fo:font-style="normal" style:font-size-asian="10pt" style:font-style-asian="normal" style:font-size-complex="10pt" style:font-style-complex="normal"/>
    </style:style>
    <style:style style:name="T72" style:family="text">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T73" style:family="text">
      <style:text-properties style:font-name="Envy Code R VS" fo:font-size="10pt" fo:font-style="normal" style:text-underline-style="none" style:font-size-asian="10pt" style:font-style-asian="normal" style:font-size-complex="10pt" style:font-style-complex="normal"/>
    </style:style>
    <style:style style:name="T74" style:family="text">
      <style:text-properties style:font-name="Envy Code R VS" fo:font-size="10pt" fo:font-style="italic" style:font-size-asian="10pt" style:font-style-asian="italic" style:font-size-complex="10pt" style:font-style-complex="italic"/>
    </style:style>
    <style:style style:name="T75" style:family="text">
      <style:text-properties style:font-name="Envy Code R VS" fo:font-style="normal" style:font-style-asian="normal" style:font-style-complex="normal"/>
    </style:style>
    <style:style style:name="T76" style:family="text">
      <style:text-properties style:font-name="Envy Code R VS" fo:font-style="normal" style:text-underline-style="solid" style:text-underline-width="auto" style:text-underline-color="font-color" style:font-style-asian="normal" style:font-style-complex="normal"/>
    </style:style>
    <style:style style:name="T77" style:family="text">
      <style:text-properties fo:font-size="10pt"/>
    </style:style>
    <style:style style:name="T78" style:family="text">
      <style:text-properties fo:font-size="10pt" style:font-size-asian="10pt" style:font-size-complex="10pt"/>
    </style:style>
    <style:style style:name="T79" style:family="text">
      <style:text-properties fo:font-size="10pt" fo:font-style="normal" style:text-underline-style="none" style:font-size-asian="10pt" style:font-style-asian="normal" style:font-size-complex="10pt" style:font-style-complex="normal"/>
    </style:style>
    <style:style style:name="T80" style:family="text">
      <style:text-properties style:font-size-asian="10pt"/>
    </style:style>
    <style:style style:name="T81" style:family="text">
      <style:text-properties style:font-style-asian="normal"/>
    </style:style>
    <style:style style:name="T82" style:family="text">
      <style:text-properties style:font-size-complex="10pt"/>
    </style:style>
    <style:style style:name="T83" style:family="text">
      <style:text-properties style:font-style-complex="normal"/>
    </style:style>
    <style:style style:name="T84" style:family="text">
      <style:text-properties style:font-name="Consolas1"/>
    </style:style>
    <style:style style:name="T85" style:family="text">
      <style:text-properties style:font-name="Consolas1" fo:font-size="10pt" style:font-size-asian="10pt" style:font-size-complex="10pt"/>
    </style:style>
    <style:style style:name="T86" style:family="text">
      <style:text-properties fo:font-size="11pt" style:font-size-asian="11pt" style:font-size-complex="11pt"/>
    </style:style>
    <style:style style:name="T87" style:family="text">
      <style:text-properties fo:font-size="2pt" style:font-size-asian="2pt" style:font-size-complex="2pt"/>
    </style:style>
    <style:style style:name="T88" style:family="text">
      <style:text-properties style:font-name-asian="Consolas"/>
    </style:style>
    <style:style style:name="T89" style:family="text">
      <style:text-properties style:font-name-complex="Consolas"/>
    </style:style>
    <style:style style:name="T90" style:family="text">
      <style:text-properties style:text-underline-style="none"/>
    </style:style>
    <style:style style:name="T91" style:family="text">
      <style:text-properties style:font-name="Consolas"/>
    </style:style>
    <style:style style:name="T92" style:family="text">
      <style:text-properties style:font-name="Envy Code R VS" fo:font-size="10pt" fo:font-style="normal" style:font-size-asian="10pt" style:font-style-asian="normal" style:font-size-complex="10pt"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49cm" fo:text-indent="-0.635cm" fo:margin-left="1.6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84cm" fo:text-indent="-0.635cm" fo:margin-left="2.2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19cm" fo:text-indent="-0.635cm" fo:margin-left="2.9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54cm" fo:text-indent="-0.635cm" fo:margin-left="3.5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89cm" fo:text-indent="-0.635cm" fo:margin-left="4.1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24cm" fo:text-indent="-0.635cm" fo:margin-left="4.8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59cm" fo:text-indent="-0.635cm" fo:margin-left="5.4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94cm" fo:text-indent="-0.635cm" fo:margin-left="6.0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29cm" fo:text-indent="-0.635cm" fo:margin-left="6.7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64cm" fo:text-indent="-0.635cm" fo:margin-left="7.36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a Interface IValueObject&lt;T&gt;, el codigo autocomentado y las influencias del BDD en el codigo</text:span>:</text:p>
      <text:p text:style-name="P1"/>
      <text:p text:style-name="P1">Empezamos por las interfaces que definen los tipos de objetos existentes en el dominio. Nos referimos a los ValueObjects y las Entities.</text:p>
      <text:p text:style-name="P1"/>
      <text:p text:style-name="P1">Aqui surge la primera disputa con respecto al original, y que creemos interesante comentar cuanto antes, para entender las implicaciones de lo que planeamos hacer.</text:p>
      <text:p text:style-name="P1"/>
      <text:p text:style-name="P1">Una posible implementacion de la interface de ValueObject, siendo fieles a su version java, seria:</text:p>
      <text:p text:style-name="P1"/>
      <text:p text:style-name="P5"><text:span text:style-name="T3">namespace</text:span><text:span text:style-name="T17"> dddsample.domain.shared</text:span></text:p>
      <text:p text:style-name="P9">{</text:p>
      <text:p text:style-name="P16"><text:span text:style-name="T17"><text:s text:c="4"/></text:span><text:span text:style-name="T3">public</text:span><text:span text:style-name="T17"> </text:span><text:span text:style-name="T3">interface</text:span><text:span text:style-name="T17"> </text:span><text:span text:style-name="T36">IValueObject</text:span><text:span text:style-name="T17">&lt;T&gt;</text:span></text:p>
      <text:p text:style-name="P9"><text:s text:c="4"/>{</text:p>
      <text:p text:style-name="P16"><text:span text:style-name="T17"><text:s text:c="8"/></text:span><text:span text:style-name="T3">bool</text:span><text:span text:style-name="T17"> SameValueAs(T other);</text:span></text:p>
      <text:p text:style-name="P9"><text:s text:c="4"/>}</text:p>
      <text:p text:style-name="P10">}</text:p>
      <text:p text:style-name="P1"/>
      <text:p text:style-name="P1">de forma que una clase que quiera implementar esta interface, tendira esta apariencia:</text:p>
      <text:p text:style-name="P1"/>
      <text:p text:style-name="P16"><text:span text:style-name="T3">public</text:span><text:span text:style-name="T17"> </text:span><text:span text:style-name="T3">class</text:span><text:span text:style-name="T17"> </text:span><text:span text:style-name="T48">PruebaValueObject</text:span><text:span text:style-name="T17"> : </text:span><text:span text:style-name="T36">IValueObject</text:span><text:span text:style-name="T17">&lt;</text:span><text:span text:style-name="T48">PruebaValueObject</text:span><text:span text:style-name="T17">&gt; </text:span></text:p>
      <text:p text:style-name="P9">{</text:p>
      <text:p text:style-name="P16"><text:span text:style-name="T17"><text:s text:c="4"/></text:span><text:span text:style-name="T3">public</text:span><text:span text:style-name="T17"> </text:span><text:span text:style-name="T3">bool</text:span><text:span text:style-name="T17"> SameValueAs(</text:span><text:span text:style-name="T48">PruebaValueObject</text:span><text:span text:style-name="T17"> other)</text:span></text:p>
      <text:p text:style-name="P9"><text:s text:c="4"/>{</text:p>
      <text:p text:style-name="P16"><text:span text:style-name="T17"><text:s text:c="8"/></text:span><text:span text:style-name="T3">throw</text:span><text:span text:style-name="T17"> </text:span><text:span text:style-name="T3">new</text:span><text:span text:style-name="T17"> </text:span><text:span text:style-name="T61">NotImplementedException</text:span><text:span text:style-name="T18">();</text:span></text:p>
      <text:p text:style-name="P10"><text:s text:c="4"/>}</text:p>
      <text:p text:style-name="P10">}</text:p>
      <text:p text:style-name="P1"/>
      <text:p text:style-name="P1">hasta aqui todo parece ir bien, pero sin embargo, hay algo que no acaba de encajar. Ese algo es el nombre del metodo <text:span text:style-name="T62">SameValueAs</text:span><text:span text:style-name="T65">. Pero mejor vamos paso a paso para poder entender el porque de las decisiones que estamos a punto de tomar.</text:span></text:p>
      <text:p text:style-name="P2"/>
      <text:p text:style-name="P1"><text:span text:style-name="T65">La clase </text:span><text:span text:style-name="T62">PruebaValueObject</text:span><text:span text:style-name="T65"> no sale de la nada. Si nos planteamos seguir los preceptos del BDD, es comprensible que a la hora de escribir el codigo de </text:span><text:span text:style-name="T62">IValueObject&lt;T&gt;</text:span><text:span text:style-name="T65"> no necesitemos una Spec que nos lo autorice/testee. Al fin y al cabo, esa interface es realmente un contrato y una declaracion de intenciones. Es mas, seria la primera de muchas interfaces que se rigen por el principio del DDD enunciado por Evans en su </text:span><text:span text:style-name="T62">Biblia Azul</text:span><text:span text:style-name="T65"> llamado </text:span><text:span text:style-name="T62">Intention-Revealing Interfaces</text:span><text:span text:style-name="T65">.</text:span></text:p>
      <text:p text:style-name="P2"/>
      <text:p text:style-name="P1"><text:span text:style-name="T65">Pero, ¿podemos hacer ese mismo razonamiento para </text:span><text:span text:style-name="T62">PruebaValueObject</text:span><text:span text:style-name="T65">?</text:span></text:p>
      <text:p text:style-name="P2"/>
      <text:p text:style-name="P1"><text:span text:style-name="T65">La respuesta es un NO rotundo. Hace falta esa Spec que justifique el comportamiento de <text:s/></text:span><text:span text:style-name="T62">PruebaValueObject</text:span><text:span text:style-name="T65">. Asi que, vamos a escribir esa Spec:</text:span></text:p>
      <text:p text:style-name="P2"/>
      <text:p text:style-name="P5"><text:span text:style-name="T4">public</text:span><text:span text:style-name="T19"> </text:span><text:span text:style-name="T4">class</text:span><text:span text:style-name="T19"> </text:span><text:span text:style-name="T49">concern</text:span><text:span text:style-name="T19"> : </text:span><text:span text:style-name="T49">Observes</text:span><text:span text:style-name="T19">&lt;</text:span><text:span text:style-name="T37">IValueObject</text:span><text:span text:style-name="T19">&lt;</text:span><text:span text:style-name="T49">PruebaValueObject</text:span><text:span text:style-name="T19">&gt;,</text:span><text:span text:style-name="T49">PruebaValueObject</text:span><text:span text:style-name="T19">&gt;{}</text:span></text:p>
      <text:p text:style-name="P9"/>
      <text:p text:style-name="P16"><text:span text:style-name="T3">public</text:span><text:span text:style-name="T17"> </text:span><text:span text:style-name="T3">class</text:span><text:span text:style-name="T17"> </text:span><text:span text:style-name="T48">when_asked_to_compare_two_pruebavalueobjects_that_have_the_same_value</text:span><text:span text:style-name="T17"> : </text:span><text:span text:style-name="T48">concern</text:span></text:p>
      <text:p text:style-name="P9">{</text:p>
      <text:p text:style-name="P16"><text:span text:style-name="T17"><text:s text:c="4"/></text:span><text:span text:style-name="T36">Establish</text:span><text:span text:style-name="T17"> context = () =&gt;</text:span></text:p>
      <text:p text:style-name="P9"><text:s text:c="4"/>{</text:p>
      <text:p text:style-name="P16"><text:span text:style-name="T17"><text:s text:c="8"/>the_other = </text:span><text:span text:style-name="T3">new</text:span><text:span text:style-name="T17"> </text:span><text:span text:style-name="T48">PruebaValueObject</text:span><text:span text:style-name="T17">();</text:span></text:p>
      <text:p text:style-name="P17"><text:s text:c="8"/><text:span text:style-name="T67">//</text:span><text:span text:style-name="T60">todo: le damos los valores adecuados.</text:span></text:p>
      <text:p text:style-name="P9"><text:s text:c="4"/>};</text:p>
      <text:p text:style-name="P9"/>
      <text:p text:style-name="P16"><text:span text:style-name="T17"><text:s text:c="4"/></text:span><text:span text:style-name="T36">Because</text:span><text:span text:style-name="T17"> of = () =&gt; result = sut.SameValueAs(theOther);</text:span></text:p>
      <text:p text:style-name="P9"><text:s text:c="8"/></text:p>
      <text:p text:style-name="P16"><text:span text:style-name="T17"><text:s text:c="4"/></text:span><text:span text:style-name="T36">It</text:span><text:span text:style-name="T17"> should_recognize_the_equality = () =&gt; result.ShouldEqual(</text:span><text:span text:style-name="T3">true</text:span><text:span text:style-name="T17">);</text:span></text:p>
      <text:p text:style-name="P9"><text:s text:c="8"/></text:p>
      <text:p text:style-name="P16"><text:soft-page-break/><text:span text:style-name="T17"><text:s text:c="4"/></text:span><text:span text:style-name="T3">static</text:span><text:span text:style-name="T17"> </text:span><text:span text:style-name="T3">bool</text:span><text:span text:style-name="T17"> result;</text:span></text:p>
      <text:p text:style-name="P16"><text:span text:style-name="T17"><text:s text:c="4"/></text:span><text:span text:style-name="T3">static</text:span><text:span text:style-name="T17"> </text:span><text:span text:style-name="T48">PruebaValueObject</text:span><text:span text:style-name="T17"> theOther;</text:span></text:p>
      <text:p text:style-name="P9">}</text:p>
      <text:p text:style-name="P2"/>
      <text:p text:style-name="P2">Sin entrar en demasiados detalles que no son importantes para nuestro razonamiento (en concreto los relativos al incompleto bloque ESTABLISH), debemos fijarnos en:</text:p>
      <text:p text:style-name="P2"/>
      <text:p text:style-name="P6"><text:span text:style-name="T37">Because</text:span><text:span text:style-name="T19"> of = () =&gt; result = sut.SameValueAs(theOther);</text:span></text:p>
      <text:p text:style-name="P2"/>
      <text:p text:style-name="P1"><text:span text:style-name="T65">que es donde ejecutamos el </text:span><text:span text:style-name="T62">System Under Test</text:span><text:span text:style-name="T65">.</text:span></text:p>
      <text:p text:style-name="P2"/>
      <text:p text:style-name="P2">Ahora viene la parte verdaderamente importante. Puesto que la clase PruebaValueObject debimos haberla escrito despues de escribir esta Spec (mas que "despues", parece mas correcto afirmar, "como consecuencia de"), tenemos la inmejorable oportunidad de observar como se va a comportar nuestro codigo desde el punto de vista de los clientes que van a tener que usarlo, de nuevo:</text:p>
      <text:p text:style-name="P2"/>
      <text:p text:style-name="P12">result = sut.SameValueAs(theOther);</text:p>
      <text:p text:style-name="P2"/>
      <text:p text:style-name="P2">y es precisamente aqui, donde no hubiesemos escrito este codigo de esta manera, ya que no se acaba de leer correctamente, sobre todo cuando lo comparamos con algo como:</text:p>
      <text:p text:style-name="P2"/>
      <text:p text:style-name="P11">result = sut.HasTheSameValueAs(theOther);</text:p>
      <text:p text:style-name="P2"/>
      <text:p text:style-name="P2">que si se lee como una frase bien construida.</text:p>
      <text:p text:style-name="P2"/>
      <text:p text:style-name="P2">Aun asi, podemos ir unos cuantos pasos mas lejos, haciendo uso de la notacion/convencion propuesta por Jean-Paul Boodhoo y utilizar para:</text:p>
      <text:p text:style-name="P2"/>
      <text:list xml:id="list29276921" text:style-name="L1">
        <text:list-item>
          <text:p text:style-name="P22">metodos</text:p>
        </text:list-item>
        <text:list-item>
          <text:p text:style-name="P22">propiedades</text:p>
        </text:list-item>
        <text:list-item>
          <text:p text:style-name="P22">eventos</text:p>
        </text:list-item>
        <text:list-item>
          <text:p text:style-name="P22">variables locales</text:p>
        </text:list-item>
        <text:list-item>
          <text:p text:style-name="P22">constantes locales</text:p>
        </text:list-item>
        <text:list-item>
          <text:p text:style-name="P22">parametros</text:p>
        </text:list-item>
        <text:list-item>
          <text:p text:style-name="P22">campos (no privados)</text:p>
        </text:list-item>
      </text:list>
      <text:p text:style-name="P2"/>
      <text:p text:style-name="P2">un estilo "all_lower" en vez de "UpperCamelCase" o "lowerCamelCase" por poner un ejemplo.</text:p>
      <text:p text:style-name="P2">TODO: Confirmar que la convencion "all_lower" viene de Ruby</text:p>
      <text:p text:style-name="P2"/>
      <text:p text:style-name="P2">En nuestro caso, el resultado seria:</text:p>
      <text:p text:style-name="P2"/>
      <text:p text:style-name="P5"><text:span text:style-name="T36">Because</text:span><text:span text:style-name="T17"> of = () =&gt; result = sut.has_the_same_value_as(the_other);</text:span></text:p>
      <text:p text:style-name="P1"/>
      <text:p text:style-name="P2">version mas legible, en nuestra humilde opinion.</text:p>
      <text:p text:style-name="P2"/>
      <text:p text:style-name="P2">En el contexto de la Spec:</text:p>
      <text:p text:style-name="P2"/>
      <text:p text:style-name="P7"><text:span text:style-name="T3">public</text:span><text:span text:style-name="T17"> </text:span><text:span text:style-name="T3">class</text:span><text:span text:style-name="T17"> </text:span><text:span text:style-name="T48">concern</text:span><text:span text:style-name="T17"> : </text:span><text:span text:style-name="T48">Observes</text:span><text:span text:style-name="T17">&lt;</text:span><text:span text:style-name="T36">IValueObject</text:span><text:span text:style-name="T17">&lt;</text:span><text:span text:style-name="T48">PruebaValueObject</text:span><text:span text:style-name="T17">&gt;,</text:span><text:span text:style-name="T48">PruebaValueObject</text:span><text:span text:style-name="T17">&gt;{}</text:span></text:p>
      <text:p text:style-name="P9"/>
      <text:p text:style-name="P16"><text:span text:style-name="T3">public</text:span><text:span text:style-name="T17"> </text:span><text:span text:style-name="T3">class</text:span><text:span text:style-name="T17"> </text:span><text:span text:style-name="T48">when_asked_to_compare_two_pruebavalueobjects_that_have_the_same_value</text:span><text:span text:style-name="T17"> : </text:span><text:span text:style-name="T48">concern</text:span></text:p>
      <text:p text:style-name="P9">{</text:p>
      <text:p text:style-name="P16"><text:span text:style-name="T17"><text:s text:c="4"/></text:span><text:span text:style-name="T36">Establish</text:span><text:span text:style-name="T17"> context = () =&gt;</text:span></text:p>
      <text:p text:style-name="P9"><text:s text:c="4"/>{</text:p>
      <text:p text:style-name="P16"><text:span text:style-name="T17"><text:s text:c="8"/>the_other = </text:span><text:span text:style-name="T3">new</text:span><text:span text:style-name="T17"> </text:span><text:span text:style-name="T48">PruebaValueObject</text:span><text:span text:style-name="T17">();</text:span></text:p>
      <text:p text:style-name="P16"><text:span text:style-name="T17"><text:s text:c="8"/></text:span><text:span text:style-name="T68">//</text:span><text:span text:style-name="T61">todo: le damos los valores adecuados.</text:span></text:p>
      <text:p text:style-name="P10"><text:s text:c="4"/>};</text:p>
      <text:p text:style-name="P10"/>
      <text:p text:style-name="P16"><text:span text:style-name="T18"><text:s text:c="4"/></text:span><text:span text:style-name="T38">Because</text:span><text:span text:style-name="T18"> of = () =&gt; result = sut.has_the_same_value_as(the_other);</text:span></text:p>
      <text:p text:style-name="P10"><text:s text:c="8"/></text:p>
      <text:p text:style-name="P16"><text:soft-page-break/><text:span text:style-name="T18"><text:s text:c="4"/></text:span><text:span text:style-name="T38">It</text:span><text:span text:style-name="T18"> should_recognize_the_equality = () =&gt; result.ShouldEqual(</text:span><text:span text:style-name="T5">true</text:span><text:span text:style-name="T18">);</text:span></text:p>
      <text:p text:style-name="P10"><text:s text:c="8"/></text:p>
      <text:p text:style-name="P16"><text:span text:style-name="T18"><text:s text:c="4"/></text:span><text:span text:style-name="T5">static</text:span><text:span text:style-name="T18"> </text:span><text:span text:style-name="T5">bool</text:span><text:span text:style-name="T18"> result;</text:span></text:p>
      <text:p text:style-name="P16"><text:span text:style-name="T18"><text:s text:c="4"/></text:span><text:span text:style-name="T5">static</text:span><text:span text:style-name="T18"> </text:span><text:span text:style-name="T50">PruebaValueObject</text:span><text:span text:style-name="T18"> the_other;</text:span></text:p>
      <text:p text:style-name="P10">}</text:p>
      <text:p text:style-name="P1"/>
      <text:p text:style-name="P1">Por lo tanto, retomando el argumento original que nos llevo a cuestionarnos el nombre del metodo <text:span text:style-name="T62">SameValueAs</text:span> de la interface <text:span text:style-name="T62">IValueObject&lt;T&gt;</text:span>, el resultado final seria algo asi:</text:p>
      <text:p text:style-name="P1"/>
      <text:p text:style-name="P5"><text:span text:style-name="T3">namespace</text:span><text:span text:style-name="T17"> dddsample.domain.shared</text:span></text:p>
      <text:p text:style-name="P9">{</text:p>
      <text:p text:style-name="P16"><text:span text:style-name="T17"><text:s text:c="4"/></text:span><text:span text:style-name="T3">public</text:span><text:span text:style-name="T17"> </text:span><text:span text:style-name="T3">interface</text:span><text:span text:style-name="T17"> </text:span><text:span text:style-name="T36">IValueObject</text:span><text:span text:style-name="T17">&lt;T&gt;</text:span></text:p>
      <text:p text:style-name="P9"><text:s text:c="4"/>{</text:p>
      <text:p text:style-name="P16"><text:span text:style-name="T17"><text:s text:c="8"/></text:span><text:span text:style-name="T3">bool</text:span><text:span text:style-name="T17"> has_the_same_value_as(T the_other);</text:span></text:p>
      <text:p text:style-name="P9"><text:s text:c="4"/>}</text:p>
      <text:p text:style-name="P9">}</text:p>
      <text:p text:style-name="P1"/>
      <text:p text:style-name="P1">Una cuestion que deberemos abordar en algun momento es el hecho de que en .NET ya tengamos, por convencion, un mecanismo similar al propuesto por "has_the_same_value_as", y que no es otro que:</text:p>
      <text:p text:style-name="P1"/>
      <text:p text:style-name="P5"><text:span text:style-name="T3">public</text:span><text:span text:style-name="T17"> </text:span><text:span text:style-name="T3">bool</text:span><text:span text:style-name="T17"> Equals(</text:span><text:span text:style-name="T3">object</text:span><text:span text:style-name="T17"> obj) {}</text:span></text:p>
      <text:p text:style-name="P1"/>
      <text:p text:style-name="P1">Pero esa es una cuestion diferente a la aqui planteada.</text:p>
      <text:p text:style-name="P1"/>
      <text:p text:style-name="P1">TODO: ¿Que aproximacion utiliza el CodeCampServer?</text:p>
      <text:p text:style-name="P1"/>
      <text:p text:style-name="P3"><text:span text:style-name="T1">Completando la Interface IValueObject&lt;T&gt;</text:span>:</text:p>
      <text:p text:style-name="P1"/>
      <text:p text:style-name="P1">Completamos la interface IValueObject&lt;T&gt; con un nuevo metodo que permita la copia del mismo.</text:p>
      <text:p text:style-name="P1"/>
      <text:p text:style-name="P5"><text:span text:style-name="T3">namespace</text:span><text:span text:style-name="T17"> dddsample.domain.shared</text:span></text:p>
      <text:p text:style-name="P9">{</text:p>
      <text:p text:style-name="P16"><text:span text:style-name="T17"><text:s text:c="4"/></text:span><text:span text:style-name="T3">public</text:span><text:span text:style-name="T17"> </text:span><text:span text:style-name="T3">interface</text:span><text:span text:style-name="T17"> </text:span><text:span text:style-name="T36">IValueObject</text:span><text:span text:style-name="T17">&lt;T&gt;</text:span></text:p>
      <text:p text:style-name="P9"><text:s text:c="4"/>{</text:p>
      <text:p text:style-name="P16"><text:span text:style-name="T17"><text:s text:c="8"/></text:span><text:span text:style-name="T3">bool</text:span><text:span text:style-name="T17"> has_the_same_value_as(T the_other);</text:span></text:p>
      <text:p text:style-name="P9"><text:s text:c="8"/>T copy_into_this();</text:p>
      <text:p text:style-name="P9"><text:s text:c="4"/>}</text:p>
      <text:p text:style-name="P9">}</text:p>
      <text:p text:style-name="P1"/>
      <text:p text:style-name="P1">Nuevamente, destacar la utilizacion del formato "all_lower", a la hora de nombrar el metodo <text:span text:style-name="T62">copy_into_this()</text:span><text:span text:style-name="T65">.</text:span></text:p>
      <text:p text:style-name="P2"/>
      <text:p text:style-name="P2">Con esto finalizamos el codigo necesario para definir un DDD_Value_Object:</text:p>
      <text:p text:style-name="P2"/>
      <text:list xml:id="list29265914" text:style-name="L2">
        <text:list-item>
          <text:p text:style-name="P23">Debe proveernos de un mecanismo para averiguar si dos DDD_Value_Objects son iguales (y los son si almacenan el mismo valor).</text:p>
        </text:list-item>
        <text:list-item>
          <text:p text:style-name="P23">Debe proveernos de un mecanismo que facilite la copia entre dos DDD_Value_Objects.</text:p>
        </text:list-item>
      </text:list>
      <text:p text:style-name="P2"/>
      <text:p text:style-name="P2">Una ultima cuestion que creemos importante abordar, es la insercion de comentarios en el codigo. Desde un punto de vista estrictamente personal, no consideramos una buena practica la insercion de los mismos ya que dañan seriamente la legibilidad del codigo. Es mas, una de las razones para usar "all_lower" y utilizar esa convencion donde los metodos, campos, variables son tan "redundantes", es precisamente, evitar la necesidad del uso de comentarios en el codigo, en la medida de lo posible. Sin embargo, en este caso, teniendo en cuenta la vocacion y motivacion pedagogica de este proyecto, vamos a transigir y hemos decidido, por norma, incluir los comentarios del proyecto original en java, si bien, dejamos a juicio del lector la legibilidad de estos dos fragmentos de codigo, que, opinamos, ilustran a la perfeccion nuestra reticencia hacia los comentarios (o al menos hacia el exceso de comentarios):</text:p>
      <text:p text:style-name="P2"><text:soft-page-break/></text:p>
      <text:p text:style-name="P15"><text:span text:style-name="T4">namespace</text:span><text:span text:style-name="T19"> dddsample.domain.shared</text:span></text:p>
      <text:p text:style-name="P9">{</text:p>
      <text:p text:style-name="P16"><text:span text:style-name="T17"><text:s text:c="4"/></text:span><text:span text:style-name="T3">public</text:span><text:span text:style-name="T17"> </text:span><text:span text:style-name="T3">interface</text:span><text:span text:style-name="T17"> </text:span><text:span text:style-name="T36">IValueObject</text:span><text:span text:style-name="T17">&lt;T&gt;</text:span></text:p>
      <text:p text:style-name="P9"><text:s text:c="4"/>{</text:p>
      <text:p text:style-name="P16"><text:span text:style-name="T17"><text:s text:c="8"/></text:span><text:span text:style-name="T3">///</text:span><text:span text:style-name="T68"> </text:span><text:span text:style-name="T3">&lt;summary&gt;</text:span></text:p>
      <text:p text:style-name="P17"><text:span text:style-name="T20"><text:s text:c="8"/></text:span><text:span text:style-name="T6">///</text:span><text:span text:style-name="T69"> Value objects compare by the values of their attributes,</text:span></text:p>
      <text:p text:style-name="P17"><text:span text:style-name="T69"><text:s text:c="8"/></text:span><text:span text:style-name="T6">///</text:span><text:span text:style-name="T69"> they don't have an identity.</text:span></text:p>
      <text:p text:style-name="P16"><text:span text:style-name="T17"><text:s text:c="8"/></text:span><text:span text:style-name="T3">///</text:span><text:span text:style-name="T68"> </text:span><text:span text:style-name="T3">&lt;/summary&gt;</text:span></text:p>
      <text:p text:style-name="P16"><text:span text:style-name="T17"><text:s text:c="8"/></text:span><text:span text:style-name="T3">///</text:span><text:span text:style-name="T68"> </text:span><text:span text:style-name="T3">&lt;param name=</text:span><text:span text:style-name="T36">"the_other"</text:span><text:span text:style-name="T3">&gt;</text:span><text:span text:style-name="T68">The other value object.</text:span><text:span text:style-name="T3">&lt;/param&gt;</text:span></text:p>
      <text:p text:style-name="P16"><text:span text:style-name="T17"><text:s text:c="8"/></text:span><text:span text:style-name="T3">///</text:span><text:span text:style-name="T68"> </text:span><text:span text:style-name="T3">&lt;returns&gt;&lt;code&gt;</text:span><text:span text:style-name="T68">true</text:span><text:span text:style-name="T3">&lt;/code&gt;</text:span><text:span text:style-name="T68"> if the given value object's and</text:span></text:p>
      <text:p text:style-name="P16"><text:span text:style-name="T3"><text:s text:c="8"/>///</text:span><text:span text:style-name="T68"> this value object's attributes are the same.</text:span><text:span text:style-name="T3">&lt;/returns&gt;</text:span></text:p>
      <text:p text:style-name="P16"><text:span text:style-name="T17"><text:s text:c="8"/></text:span><text:span text:style-name="T3">bool</text:span><text:span text:style-name="T17"> has_the_same_value_as(T the_other);</text:span></text:p>
      <text:p text:style-name="P9"><text:s text:c="8"/></text:p>
      <text:p text:style-name="P16"><text:span text:style-name="T17"><text:s text:c="8"/></text:span><text:span text:style-name="T3">///</text:span><text:span text:style-name="T68"> </text:span><text:span text:style-name="T3">&lt;summary&gt;</text:span></text:p>
      <text:p text:style-name="P16"><text:span text:style-name="T17"><text:s text:c="8"/></text:span><text:span text:style-name="T3">///</text:span><text:span text:style-name="T68"> Value objects can be freely copied.</text:span></text:p>
      <text:p text:style-name="P16"><text:span text:style-name="T17"><text:s text:c="8"/></text:span><text:span text:style-name="T3">///</text:span><text:span text:style-name="T68"> </text:span><text:span text:style-name="T3">&lt;/summary&gt;</text:span></text:p>
      <text:p text:style-name="P16"><text:span text:style-name="T17"><text:s text:c="8"/></text:span><text:span text:style-name="T3">///</text:span><text:span text:style-name="T68"> </text:span><text:span text:style-name="T3">&lt;returns&gt;</text:span><text:span text:style-name="T68">A safe, deep copy of this value object.</text:span><text:span text:style-name="T3">&lt;/returns&gt;</text:span></text:p>
      <text:p text:style-name="P9"><text:s text:c="8"/>T copy_into_this();</text:p>
      <text:p text:style-name="P9"><text:s text:c="4"/>}</text:p>
      <text:p text:style-name="P9">}</text:p>
      <text:p text:style-name="P2"/>
      <text:p text:style-name="P5"><text:span text:style-name="T3">namespace</text:span><text:span text:style-name="T17"> dddsample.domain.shared</text:span></text:p>
      <text:p text:style-name="P9">{</text:p>
      <text:p text:style-name="P16"><text:span text:style-name="T17"><text:s text:c="4"/></text:span><text:span text:style-name="T3">public</text:span><text:span text:style-name="T17"> </text:span><text:span text:style-name="T3">interface</text:span><text:span text:style-name="T17"> </text:span><text:span text:style-name="T36">IValueObject</text:span><text:span text:style-name="T17">&lt;T&gt;</text:span></text:p>
      <text:p text:style-name="P9"><text:s text:c="4"/>{</text:p>
      <text:p text:style-name="P16"><text:span text:style-name="T17"><text:s text:c="8"/></text:span><text:span text:style-name="T3">bool</text:span><text:span text:style-name="T17"> has_the_same_value_as(T the_other);</text:span></text:p>
      <text:p text:style-name="P9"><text:s text:c="8"/>T copy_into_this();</text:p>
      <text:p text:style-name="P9"><text:s text:c="4"/>}</text:p>
      <text:p text:style-name="P13">}</text:p>
      <text:p text:style-name="P2"/>
      <text:p text:style-name="P2">En caso de no haber dejado suficientemente clara nuestra postura, decir que el primer fragmento de codigo es el que figura en el codigo fuente (en nuestra opinion, los comentarios dañan la legibilidad del codigo), mientras que el segundo fragmento de codigo es el que hubiesemos desado escribir (mucho mas legible al no tener comentarios pero si nombrar los metodos de una manera adecuada).</text:p>
      <text:p text:style-name="P2"/>
      <text:p text:style-name="P4"><text:span text:style-name="T1">La Interface IEntity&lt;T, ID&gt;</text:span>:</text:p>
      <text:p text:style-name="P2"/>
      <text:p text:style-name="P2">De la misma forma que un concepto clave en DDD como DDD_Value_Object diponia de su propio "contrato" (lease "interface"), otro de los pilares del DDD com es DDD_Entity requiere del suyo.</text:p>
      <text:p text:style-name="P2"/>
      <text:p text:style-name="P2">No creemos oportuno volver a hacer los mismos comentarios que hemos realizado en las seccion anterior dedicada a la interface IValueObject&lt;T&gt;, si bien, seria aplicable aqui en su totalidad.</text:p>
      <text:p text:style-name="P2"/>
      <text:p text:style-name="P2">El codigo es el siguiente:</text:p>
      <text:p text:style-name="P2"/>
      <text:p text:style-name="P7"><text:span text:style-name="T3">namespace</text:span><text:span text:style-name="T17"> dddsample.domain.shared</text:span></text:p>
      <text:p text:style-name="P9">{</text:p>
      <text:p text:style-name="P16"><text:span text:style-name="T17"><text:s text:c="4"/></text:span><text:span text:style-name="T3">public</text:span><text:span text:style-name="T17"> </text:span><text:span text:style-name="T3">interface</text:span><text:span text:style-name="T17"> </text:span><text:span text:style-name="T36">IEntity</text:span><text:span text:style-name="T17">&lt;T, ID&gt;</text:span></text:p>
      <text:p text:style-name="P9"><text:s text:c="4"/>{</text:p>
      <text:p text:style-name="P16"><text:span text:style-name="T17"><text:s text:c="8"/></text:span><text:span text:style-name="T3">///</text:span><text:span text:style-name="T68"> </text:span><text:span text:style-name="T3">&lt;summary&gt;</text:span></text:p>
      <text:p text:style-name="P16"><text:span text:style-name="T17"><text:s text:c="8"/></text:span><text:span text:style-name="T3">///</text:span><text:span text:style-name="T68"> Entities compare by identity, not by attributes.</text:span></text:p>
      <text:p text:style-name="P16"><text:span text:style-name="T17"><text:s text:c="8"/></text:span><text:span text:style-name="T3">///</text:span><text:span text:style-name="T68"> </text:span><text:span text:style-name="T3">&lt;/summary&gt;</text:span></text:p>
      <text:p text:style-name="P16"><text:span text:style-name="T17"><text:s text:c="8"/></text:span><text:span text:style-name="T3">///</text:span><text:span text:style-name="T68"> </text:span><text:span text:style-name="T3">&lt;param name=</text:span><text:span text:style-name="T36">"the_other"</text:span><text:span text:style-name="T3">&gt;</text:span><text:span text:style-name="T68">The other entity.</text:span><text:span text:style-name="T3">&lt;/param&gt;</text:span></text:p>
      <text:p text:style-name="P16"><text:span text:style-name="T17"><text:s text:c="8"/></text:span><text:span text:style-name="T3">///</text:span><text:span text:style-name="T68"> </text:span><text:span text:style-name="T3">&lt;returns&gt;&lt;code&gt;</text:span><text:span text:style-name="T68">true</text:span><text:span text:style-name="T3">&lt;/code&gt;</text:span><text:span text:style-name="T68"> if the identities are the same,</text:span></text:p>
      <text:p text:style-name="P16"><text:span text:style-name="T17"><text:s text:c="8"/></text:span><text:span text:style-name="T3">///</text:span><text:span text:style-name="T68"> regardles of other attributes.</text:span><text:span text:style-name="T3">&lt;/returns&gt;</text:span></text:p>
      <text:p text:style-name="P16"><text:span text:style-name="T17"><text:s text:c="8"/></text:span><text:span text:style-name="T3">bool</text:span><text:span text:style-name="T17"> has_the_same_identity_as(T the_other);</text:span></text:p>
      <text:p text:style-name="P9"/>
      <text:p text:style-name="P16"><text:span text:style-name="T17"><text:s text:c="8"/></text:span><text:span text:style-name="T3">///</text:span><text:span text:style-name="T68"> </text:span><text:span text:style-name="T3">&lt;summary&gt;</text:span></text:p>
      <text:p text:style-name="P16"><text:soft-page-break/><text:span text:style-name="T17"><text:s text:c="8"/></text:span><text:span text:style-name="T3">///</text:span><text:span text:style-name="T68"> Entities have an identity.</text:span></text:p>
      <text:p text:style-name="P16"><text:span text:style-name="T17"><text:s text:c="8"/></text:span><text:span text:style-name="T3">///</text:span><text:span text:style-name="T68"> </text:span><text:span text:style-name="T3">&lt;/summary&gt;</text:span></text:p>
      <text:p text:style-name="P16"><text:span text:style-name="T17"><text:s text:c="8"/></text:span><text:span text:style-name="T3">///</text:span><text:span text:style-name="T68"> </text:span><text:span text:style-name="T3">&lt;returns&gt;</text:span><text:span text:style-name="T68">The identity of this entity.</text:span><text:span text:style-name="T3">&lt;/returns&gt;</text:span></text:p>
      <text:p text:style-name="P9"><text:s text:c="8"/>ID identity();</text:p>
      <text:p text:style-name="P9"><text:s text:c="4"/>}</text:p>
      <text:p text:style-name="P9">}</text:p>
      <text:p text:style-name="P2"/>
      <text:p text:style-name="P2">La novedad, en este caso, seria ese metodo <text:span text:style-name="T62">identity()</text:span>, que refuerza todavia mas la nocion de que una DDD_Entity requiere de una identidad unica (al contrario que un DDD_Value_Object que carece de la misma).</text:p>
      <text:p text:style-name="P2"/>
      <text:p text:style-name="P2">Otro aspecto destacable es ver como pese a imponer la necesidad de tener un metodo como <text:span text:style-name="T62">has_the_same_identity_as(T the_other)</text:span>, mientras en un DDD_Value_Object esta igualdad se basa en el valor de sus atributos, en el caso de una DDD_Entity viene dada por su identidad propiamente dicha, independientemente del valor de sus otros atributos, incluso aunque estos no coincidan.</text:p>
      <text:p text:style-name="P2"/>
      <text:p text:style-name="P2">Recordar brevemente que Evans en su "Biblia Azul", pone como ejemplo de DDD_Value_Object un lapiz de color en manos de un niño haciendo un dibujo. La igualdad/equivalencia de ese lapiz de color, vendra determinado por su color (azul, verde, rojo, ...) y por caracteristicas como si esta afilado, etc. Si le cambiamos un lapiz por otro al niño, y mantenemos estos atributos, podra terminar de colorear el dibujo sin ningun tipo de problema. El lapiz no tiene identidad basada en su ocurrencia en el mundo real. No hay unicidad. Hay atributos.</text:p>
      <text:p text:style-name="P2"/>
      <text:p text:style-name="P2">Por otro lado el ejemplo escogido por Evans para explicar una DDD_Entity seria la confusion de identidad que asegura se produjo, cuando otro Eric Evans destrozo el piso en el que vivia y le llego a el la demanda. Al final consiguio aclararlo y la demanda no fue a mayores. De esta forma puso de manifiesto como, en el caso de las personas, la identidad es algo basico, ya que puede haber dos personas distintas llamada Eric Evans (coincidiria el atributo Nombre), pero, su identidad no es la misma, con lo cual no podemos hablar de igualdad en base a los atributos.</text:p>
      <text:p text:style-name="P2"/>
      <text:p text:style-name="P2">NOTA: Eric Evans, realmente cuenta esta anecdota en su libro. Si es o deja de ser real es algo que desconocemos, pero ilustra magnificamente el concepto.</text:p>
      <text:p text:style-name="P2"/>
      <text:p text:style-name="P4"><text:span text:style-name="T1">La Interface IDomainEvent&lt;T&gt;</text:span>:</text:p>
      <text:p text:style-name="P2"/>
      <text:p text:style-name="P2">Este es un concepto nuevo, que Evans no trata en su libro. Sin embargo es de vital importancia, tanta que en su charla en el QCon 2009 de Londres, como en el encuentro de Mayo de 2009 en el evento DDD NYC (con un titulo tan sugerente como "Eric Evans: What I've learned about DDD since the book"), habla largo y tendido sobre ellos.</text:p>
      <text:p text:style-name="P2"/>
      <text:p text:style-name="P2">TODO: Revisar la grabacion del DDD NYC para recordar y comprobar que esto era asi (escribo de memoria)</text:p>
      <text:p text:style-name="P2"/>
      <text:p text:style-name="P2">El codigo que implementa la interface es el siguiente:</text:p>
      <text:p text:style-name="P2"/>
      <text:p text:style-name="P7"><text:span text:style-name="T3">namespace</text:span><text:span text:style-name="T17"> dddsample.domain.shared</text:span></text:p>
      <text:p text:style-name="P9">{</text:p>
      <text:p text:style-name="P16"><text:span text:style-name="T17"><text:s text:c="4"/></text:span><text:span text:style-name="T3">///</text:span><text:span text:style-name="T68"> </text:span><text:span text:style-name="T3">&lt;summary&gt;</text:span></text:p>
      <text:p text:style-name="P16"><text:span text:style-name="T17"><text:s text:c="4"/></text:span><text:span text:style-name="T3">///</text:span><text:span text:style-name="T68"> A domain event is something that is unique, but does not have a lifecycle.</text:span></text:p>
      <text:p text:style-name="P16"><text:span text:style-name="T17"><text:s text:c="4"/></text:span><text:span text:style-name="T3">///</text:span><text:span text:style-name="T68"> The identity may be explicit, for example the sequence number of a payment, </text:span></text:p>
      <text:p text:style-name="P16"><text:span text:style-name="T17"><text:s text:c="4"/></text:span><text:span text:style-name="T3">///</text:span><text:span text:style-name="T68"> or it could be derived from various aspects of the event such as </text:span></text:p>
      <text:p text:style-name="P16"><text:span text:style-name="T17"><text:s text:c="4"/></text:span><text:span text:style-name="T3">///</text:span><text:span text:style-name="T68"> where, when and what has happened.</text:span></text:p>
      <text:p text:style-name="P16"><text:span text:style-name="T17"><text:s text:c="4"/></text:span><text:span text:style-name="T3">///</text:span><text:span text:style-name="T68"> </text:span><text:span text:style-name="T3">&lt;/summary&gt;</text:span></text:p>
      <text:p text:style-name="P16"><text:span text:style-name="T17"><text:s text:c="4"/></text:span><text:span text:style-name="T3">///</text:span><text:span text:style-name="T68"> </text:span><text:span text:style-name="T3">&lt;typeparam name=</text:span><text:span text:style-name="T36">"T"</text:span><text:span text:style-name="T3">&gt;&lt;/typeparam&gt;</text:span></text:p>
      <text:p text:style-name="P16"><text:span text:style-name="T17"><text:s text:c="4"/></text:span><text:span text:style-name="T3">public</text:span><text:span text:style-name="T17"> </text:span><text:span text:style-name="T3">interface</text:span><text:span text:style-name="T17"> </text:span><text:span text:style-name="T36">IDomainEvent</text:span><text:span text:style-name="T17">&lt;T&gt;</text:span></text:p>
      <text:p text:style-name="P9"><text:s text:c="4"/>{</text:p>
      <text:p text:style-name="P16"><text:span text:style-name="T17"><text:s text:c="8"/></text:span><text:span text:style-name="T3">///</text:span><text:span text:style-name="T68"> </text:span><text:span text:style-name="T3">&lt;summary&gt;</text:span></text:p>
      <text:p text:style-name="P16"><text:span text:style-name="T17"><text:s text:c="8"/></text:span><text:span text:style-name="T3">///</text:span><text:span text:style-name="T68"> </text:span></text:p>
      <text:p text:style-name="P16"><text:span text:style-name="T17"><text:s text:c="8"/></text:span><text:span text:style-name="T3">///</text:span><text:span text:style-name="T68"> </text:span><text:span text:style-name="T3">&lt;/summary&gt;</text:span></text:p>
      <text:p text:style-name="P16"><text:soft-page-break/><text:span text:style-name="T17"><text:s text:c="8"/></text:span><text:span text:style-name="T3">///</text:span><text:span text:style-name="T68"> </text:span><text:span text:style-name="T3">&lt;param name=</text:span><text:span text:style-name="T36">"the_other_event"</text:span><text:span text:style-name="T3">&gt;</text:span><text:span text:style-name="T68">The other domain event.</text:span><text:span text:style-name="T3">&lt;/param&gt;</text:span></text:p>
      <text:p text:style-name="P16"><text:span text:style-name="T17"><text:s text:c="8"/></text:span><text:span text:style-name="T3">///</text:span><text:span text:style-name="T68"> </text:span><text:span text:style-name="T3">&lt;returns&gt;&lt;code&gt;</text:span><text:span text:style-name="T68">true</text:span><text:span text:style-name="T3">&lt;/code&gt;</text:span><text:span text:style-name="T68"> if the given domain event </text:span></text:p>
      <text:p text:style-name="P16"><text:span text:style-name="T17"><text:s text:c="8"/></text:span><text:span text:style-name="T3">///</text:span><text:span text:style-name="T68"> and this event are regarded as being the same event.</text:span><text:span text:style-name="T3">&lt;/returns&gt;</text:span></text:p>
      <text:p text:style-name="P16"><text:span text:style-name="T17"><text:s text:c="8"/></text:span><text:span text:style-name="T3">bool</text:span><text:span text:style-name="T17"> is_the_same_event_as(T the_other_event);</text:span></text:p>
      <text:p text:style-name="P9"><text:s text:c="4"/>}</text:p>
      <text:p text:style-name="P9">}</text:p>
      <text:p text:style-name="P2"/>
      <text:p text:style-name="P2">TODO: Terminar esto.</text:p>
      <text:p text:style-name="P2"/>
      <text:p text:style-name="P2">REFERENCIAS:</text:p>
      <text:p text:style-name="P2"/>
      <text:p text:style-name="P2"><text:a xlink:type="simple" xlink:href="http://domaindrivendesign.org/library/evans_2009_1">http://domaindrivendesign.org/library/evans_2009_1</text:a></text:p>
      <text:p text:style-name="P2"><text:a xlink:type="simple" xlink:href="http://domaindrivendesign.org/library/evans_2009_2">http://domaindrivendesign.org/library/evans_2009_2</text:a></text:p>
      <text:p text:style-name="P2"><text:a xlink:type="simple" xlink:href="http://qconlondon.com/london-2009/presentation/What+I%27ve+learned+about+DDD+since+the+book">http://qconlondon.com/london-2009/presentation/What+I%27ve+learned+about+DDD+since+the+book</text:a></text:p>
      <text:p text:style-name="P2"/>
      <text:p text:style-name="P2"/>
      <text:p text:style-name="P4"><text:span text:style-name="T1">El Patron Specification&lt;T&gt;</text:span>:</text:p>
      <text:p text:style-name="P2"/>
      <text:p text:style-name="P2">Probablemente el patron de DDD sobre el que se ha escrito, polemizado y ampliado mas. Para muestra un boton (DDD_Specification con LINQ):</text:p>
      <text:p text:style-name="P2"/>
      <text:p text:style-name="P2"><text:a xlink:type="simple" xlink:href="http://nblumhardt.com/archives/implementing-the-specification-pattern-via-linq/">http://nblumhardt.com/archives/implementing-the-specification-pattern-via-linq/</text:a></text:p>
      <text:p text:style-name="P2"><text:a xlink:type="simple" xlink:href="http://iridescence.no/post/Linq-the-Specification-Pattern-and-Encapsulation.aspx">http://iridescence.no/post/Linq-the-Specification-Pattern-and-Encapsulation.aspx</text:a></text:p>
      <text:p text:style-name="P2"><text:a xlink:type="simple" xlink:href="http://mathgeekcoder.blogspot.com/2008/07/advanced-domain-model-queries-using.html">http://mathgeekcoder.blogspot.com/2008/07/advanced-domain-model-queries-using.html</text:a></text:p>
      <text:p text:style-name="P2"><text:a xlink:type="simple" xlink:href="http://devlicio.us/blogs/casey/archive/2009/03/02/ddd-the-specification-pattern.aspx">http://devlicio.us/blogs/casey/archive/2009/03/02/ddd-the-specification-pattern.aspx</text:a></text:p>
      <text:p text:style-name="P2"><text:a xlink:type="simple" xlink:href="http://en.wikipedia.org/wiki/Specification_pattern">http://en.wikipedia.org/wiki/Specification_pattern</text:a></text:p>
      <text:p text:style-name="P2"><text:a xlink:type="simple" xlink:href="http://stackoverflow.com/questions/1454049/is-the-specification-pattern-obsolete-when-you-can-use-dynamic-linq">http://stackoverflow.com/questions/1454049/is-the-specification-pattern-obsolete-when-you-can-use-dynamic-linq</text:a></text:p>
      <text:p text:style-name="P2"><text:a xlink:type="simple" xlink:href="http://www.lostechies.com/blogs/chrismissal/archive/2009/09/10/using-the-specification-pattern-for-querying.aspx">http://www.lostechies.com/blogs/chrismissal/archive/2009/09/10/using-the-specification-pattern-for-querying.aspx</text:a></text:p>
      <text:p text:style-name="P2"><text:a xlink:type="simple" xlink:href="http://compiledexperience.com/blog/posts/Simplifying-the-Composite-Specification-Pattern">http://compiledexperience.com/blog/posts/Simplifying-the-Composite-Specification-Pattern</text:a></text:p>
      <text:p text:style-name="P2"><text:a xlink:type="simple" xlink:href="http://www.mostlyclean.com/post/2008/10/Linq-Specifications-The-Project.aspx">http://www.mostlyclean.com/post/2008/10/Linq-Specifications-The-Project.aspx</text:a></text:p>
      <text:p text:style-name="P2"><text:a xlink:type="simple" xlink:href="http://andyhitchman.wordpress.com/2009/03/13/specification-pattern-linq-to-nhibernate/">http://andyhitchman.wordpress.com/2009/03/13/specification-pattern-linq-to-nhibernate/</text:a></text:p>
      <text:p text:style-name="P2"/>
      <text:p text:style-name="P2">Dificilmente podremos añadir algo original a la ya de por si concurrida discusion.</text:p>
      <text:p text:style-name="P2"/>
      <text:p text:style-name="P2">Recomendamos consultar el documento especifico de DDD_Specification, para entender los conceptos mas importantes y sobre todo para situarlo en un contexto que pedia a gritos una solucion de ese estilo.</text:p>
      <text:p text:style-name="P2"/>
      <text:p text:style-name="P2"><text:span text:style-name="T1">Implementando el patron DDD_Specification – La interface ISpecification&lt;T&gt;</text:span>:</text:p>
      <text:p text:style-name="P2"/>
      <text:p text:style-name="P2">La idea es tener una interface base a partir de la cual podamos implementar una version abstracta que nos proporcione una implementacion por defecto de la opciones/operaciones mas usuales, a saber:</text:p>
      <text:p text:style-name="P2"/>
      <text:list xml:id="list29256522" text:style-name="L3">
        <text:list-item>
          <text:p text:style-name="P24">AND</text:p>
        </text:list-item>
        <text:list-item>
          <text:p text:style-name="P24">OR</text:p>
        </text:list-item>
        <text:list-item>
          <text:p text:style-name="P24">NOT</text:p>
        </text:list-item>
      </text:list>
      <text:p text:style-name="P2"/>
      <text:p text:style-name="P2">mientras que, el metodo que se encarga de verificar si se satisface la Specification se mantiene abstracto, obligando a cualquier clase que herede de nuestra clase base abstracta a proveer una implementacion propia de dicho metodo.</text:p>
      <text:p text:style-name="P2"/>
      <text:p text:style-name="P2">Vamos con algo de codigo para aclarar todo esto.</text:p>
      <text:p text:style-name="P2"/>
      <text:p text:style-name="P2">Esta es precisamente la interface de la que hablabamos:</text:p>
      <text:p text:style-name="P2"/>
      <text:p text:style-name="P15"><text:span text:style-name="T4">namespace</text:span><text:span text:style-name="T19"> dddsample.domain.shared</text:span></text:p>
      <text:p text:style-name="P9">{</text:p>
      <text:p text:style-name="P16"><text:span text:style-name="T17"><text:s text:c="4"/></text:span><text:span text:style-name="T3">public</text:span><text:span text:style-name="T17"> </text:span><text:span text:style-name="T3">interface</text:span><text:span text:style-name="T17"> </text:span><text:span text:style-name="T36">ISpecification</text:span><text:span text:style-name="T17">&lt;T&gt;</text:span></text:p>
      <text:p text:style-name="P9"><text:soft-page-break/><text:s text:c="4"/>{</text:p>
      <text:p text:style-name="P16"><text:span text:style-name="T17"><text:s text:c="8"/></text:span><text:span text:style-name="T3">bool</text:span><text:span text:style-name="T17"> is_satisfied_by(T item);</text:span></text:p>
      <text:p text:style-name="P16"><text:span text:style-name="T17"><text:s text:c="8"/></text:span><text:span text:style-name="T36">ISpecification</text:span><text:span text:style-name="T17">&lt;T&gt; and(</text:span><text:span text:style-name="T36">ISpecification</text:span><text:span text:style-name="T17">&lt;T&gt; spec);</text:span></text:p>
      <text:p text:style-name="P16"><text:span text:style-name="T17"><text:s text:c="8"/></text:span><text:span text:style-name="T36">ISpecification</text:span><text:span text:style-name="T17">&lt;T&gt; or(</text:span><text:span text:style-name="T36">ISpecification</text:span><text:span text:style-name="T17">&lt;T&gt; spec);</text:span></text:p>
      <text:p text:style-name="P16"><text:span text:style-name="T17"><text:s text:c="8"/></text:span><text:span text:style-name="T36">ISpecification</text:span><text:span text:style-name="T17">&lt;T&gt; not();</text:span></text:p>
      <text:p text:style-name="P9"><text:s text:c="4"/>}</text:p>
      <text:p text:style-name="P9">}</text:p>
      <text:p text:style-name="P2"/>
      <text:p text:style-name="P2">aqui con toda la ceremonia implicita de los comentarios:</text:p>
      <text:p text:style-name="P2"/>
      <text:p text:style-name="P15"><text:span text:style-name="T4">namespace</text:span><text:span text:style-name="T19"> dddsample.domain.shared</text:span></text:p>
      <text:p text:style-name="P9">{</text:p>
      <text:p text:style-name="P16"><text:span text:style-name="T17"><text:s text:c="4"/></text:span><text:span text:style-name="T3">///</text:span><text:span text:style-name="T68"> </text:span><text:span text:style-name="T3">&lt;summary&gt;</text:span></text:p>
      <text:p text:style-name="P16"><text:span text:style-name="T17"><text:s text:c="4"/></text:span><text:span text:style-name="T3">///</text:span><text:span text:style-name="T68"> Specification interface.</text:span></text:p>
      <text:p text:style-name="P16"><text:span text:style-name="T17"><text:s text:c="4"/></text:span><text:span text:style-name="T3">///</text:span><text:span text:style-name="T68"> Use </text:span><text:span text:style-name="T3">&lt;code&gt;</text:span><text:span text:style-name="T68">AbstractSpecification</text:span><text:span text:style-name="T3">&lt;/code&gt;</text:span><text:span text:style-name="T68"> as base for creating specifications,</text:span></text:p>
      <text:p text:style-name="P16"><text:span text:style-name="T17"><text:s text:c="4"/></text:span><text:span text:style-name="T3">///</text:span><text:span text:style-name="T68"> and only the method </text:span><text:span text:style-name="T3">&lt;code&gt;</text:span><text:span text:style-name="T68">is_satisfied_by(Object)</text:span><text:span text:style-name="T3">&lt;/code&gt;</text:span><text:span text:style-name="T68"> must be implemented.</text:span></text:p>
      <text:p text:style-name="P16"><text:span text:style-name="T17"><text:s text:c="4"/></text:span><text:span text:style-name="T3">///</text:span><text:span text:style-name="T68"> </text:span><text:span text:style-name="T3">&lt;/summary&gt;</text:span></text:p>
      <text:p text:style-name="P16"><text:span text:style-name="T17"><text:s text:c="4"/></text:span><text:span text:style-name="T3">///</text:span><text:span text:style-name="T68"> </text:span><text:span text:style-name="T3">&lt;typeparam name=</text:span><text:span text:style-name="T36">"T"</text:span><text:span text:style-name="T3">&gt;&lt;/typeparam&gt;</text:span></text:p>
      <text:p text:style-name="P16"><text:span text:style-name="T17"><text:s text:c="4"/></text:span><text:span text:style-name="T3">public</text:span><text:span text:style-name="T17"> </text:span><text:span text:style-name="T3">interface</text:span><text:span text:style-name="T17"> </text:span><text:span text:style-name="T36">ISpecification</text:span><text:span text:style-name="T17">&lt;T&gt;</text:span></text:p>
      <text:p text:style-name="P9"><text:s text:c="4"/>{</text:p>
      <text:p text:style-name="P16"><text:span text:style-name="T17"><text:s text:c="8"/></text:span><text:span text:style-name="T3">///</text:span><text:span text:style-name="T68"> </text:span><text:span text:style-name="T3">&lt;summary&gt;</text:span></text:p>
      <text:p text:style-name="P16"><text:span text:style-name="T17"><text:s text:c="8"/></text:span><text:span text:style-name="T3">///</text:span><text:span text:style-name="T68"> Check if </text:span><text:span text:style-name="T3">&lt;code&gt;</text:span><text:span text:style-name="T68">item</text:span><text:span text:style-name="T3">&lt;/code&gt;</text:span><text:span text:style-name="T68"> is satisfied by the specification.</text:span></text:p>
      <text:p text:style-name="P16"><text:span text:style-name="T17"><text:s text:c="8"/></text:span><text:span text:style-name="T3">///</text:span><text:span text:style-name="T68"> </text:span><text:span text:style-name="T3">&lt;/summary&gt;</text:span></text:p>
      <text:p text:style-name="P16"><text:span text:style-name="T17"><text:s text:c="8"/></text:span><text:span text:style-name="T3">///</text:span><text:span text:style-name="T68"> </text:span><text:span text:style-name="T3">&lt;param name=</text:span><text:span text:style-name="T36">"item"</text:span><text:span text:style-name="T3">&gt;</text:span><text:span text:style-name="T68">Object to test.</text:span><text:span text:style-name="T3">&lt;/param&gt;</text:span></text:p>
      <text:p text:style-name="P16"><text:span text:style-name="T17"><text:s text:c="8"/></text:span><text:span text:style-name="T3">///</text:span><text:span text:style-name="T68"> </text:span><text:span text:style-name="T3">&lt;returns&gt;&lt;code&gt;</text:span><text:span text:style-name="T68">true</text:span><text:span text:style-name="T3">&lt;/code&gt;</text:span><text:span text:style-name="T68"> if </text:span><text:span text:style-name="T3">&lt;code&gt;</text:span><text:span text:style-name="T68">item</text:span><text:span text:style-name="T3">&lt;/code&gt;</text:span><text:span text:style-name="T68"> </text:span></text:p>
      <text:p text:style-name="P16"><text:span text:style-name="T17"><text:s text:c="8"/></text:span><text:span text:style-name="T3">///</text:span><text:span text:style-name="T68"> satisfies the specification.</text:span><text:span text:style-name="T3">&lt;/returns&gt;</text:span></text:p>
      <text:p text:style-name="P16"><text:span text:style-name="T17"><text:s text:c="8"/></text:span><text:span text:style-name="T3">bool</text:span><text:span text:style-name="T17"> is_satisfied_by(T item);</text:span></text:p>
      <text:p text:style-name="P9"/>
      <text:p text:style-name="P16"><text:span text:style-name="T17"><text:s text:c="8"/></text:span><text:span text:style-name="T3">///</text:span><text:span text:style-name="T68"> </text:span><text:span text:style-name="T3">&lt;summary&gt;</text:span></text:p>
      <text:p text:style-name="P16"><text:span text:style-name="T17"><text:s text:c="8"/></text:span><text:span text:style-name="T3">///</text:span><text:span text:style-name="T68"> Create a new specification that is the AND operation </text:span></text:p>
      <text:p text:style-name="P16"><text:span text:style-name="T17"><text:s text:c="8"/></text:span><text:span text:style-name="T3">///</text:span><text:span text:style-name="T68"> of </text:span><text:span text:style-name="T3">&lt;code&gt;</text:span><text:span text:style-name="T68">this</text:span><text:span text:style-name="T3">&lt;/code&gt;</text:span><text:span text:style-name="T68"> specification and another specification.</text:span></text:p>
      <text:p text:style-name="P16"><text:span text:style-name="T17"><text:s text:c="8"/></text:span><text:span text:style-name="T3">///</text:span><text:span text:style-name="T68"> </text:span><text:span text:style-name="T3">&lt;/summary&gt;</text:span></text:p>
      <text:p text:style-name="P16"><text:span text:style-name="T17"><text:s text:c="8"/></text:span><text:span text:style-name="T3">///</text:span><text:span text:style-name="T68"> </text:span><text:span text:style-name="T3">&lt;param name=</text:span><text:span text:style-name="T36">"spec"</text:span><text:span text:style-name="T3">&gt;</text:span><text:span text:style-name="T68">Specification to AND.</text:span><text:span text:style-name="T3">&lt;/param&gt;</text:span></text:p>
      <text:p text:style-name="P16"><text:span text:style-name="T17"><text:s text:c="8"/></text:span><text:span text:style-name="T3">///</text:span><text:span text:style-name="T68"> </text:span><text:span text:style-name="T3">&lt;returns&gt;</text:span><text:span text:style-name="T68">A new specification.</text:span><text:span text:style-name="T3">&lt;/returns&gt;</text:span></text:p>
      <text:p text:style-name="P16"><text:span text:style-name="T17"><text:s text:c="8"/></text:span><text:span text:style-name="T36">ISpecification</text:span><text:span text:style-name="T17">&lt;T&gt; and(</text:span><text:span text:style-name="T36">ISpecification</text:span><text:span text:style-name="T17">&lt;T&gt; spec);</text:span></text:p>
      <text:p text:style-name="P9"><text:s text:c="8"/></text:p>
      <text:p text:style-name="P16"><text:span text:style-name="T17"><text:s text:c="8"/></text:span><text:span text:style-name="T3">///</text:span><text:span text:style-name="T68"> </text:span><text:span text:style-name="T3">&lt;summary&gt;</text:span></text:p>
      <text:p text:style-name="P16"><text:span text:style-name="T17"><text:s text:c="8"/></text:span><text:span text:style-name="T3">///</text:span><text:span text:style-name="T68"> Create a new specification that is the OR operation </text:span></text:p>
      <text:p text:style-name="P16"><text:span text:style-name="T17"><text:s text:c="8"/></text:span><text:span text:style-name="T3">///</text:span><text:span text:style-name="T68"> of </text:span><text:span text:style-name="T3">&lt;code&gt;</text:span><text:span text:style-name="T68">this</text:span><text:span text:style-name="T3">&lt;/code&gt;</text:span><text:span text:style-name="T68"> specification and another specification.</text:span></text:p>
      <text:p text:style-name="P16"><text:span text:style-name="T17"><text:s text:c="8"/></text:span><text:span text:style-name="T3">///</text:span><text:span text:style-name="T68"> </text:span><text:span text:style-name="T3">&lt;/summary&gt;</text:span></text:p>
      <text:p text:style-name="P16"><text:span text:style-name="T17"><text:s text:c="8"/></text:span><text:span text:style-name="T3">///</text:span><text:span text:style-name="T68"> </text:span><text:span text:style-name="T3">&lt;param name=</text:span><text:span text:style-name="T36">"spec"</text:span><text:span text:style-name="T3">&gt;</text:span><text:span text:style-name="T68">Specification to OR.</text:span><text:span text:style-name="T3">&lt;/param&gt;</text:span></text:p>
      <text:p text:style-name="P16"><text:span text:style-name="T17"><text:s text:c="8"/></text:span><text:span text:style-name="T3">///</text:span><text:span text:style-name="T68"> </text:span><text:span text:style-name="T3">&lt;returns&gt;</text:span><text:span text:style-name="T68">A new specification.</text:span><text:span text:style-name="T3">&lt;/returns&gt;</text:span></text:p>
      <text:p text:style-name="P16"><text:span text:style-name="T17"><text:s text:c="8"/></text:span><text:span text:style-name="T36">ISpecification</text:span><text:span text:style-name="T17">&lt;T&gt; or(</text:span><text:span text:style-name="T36">ISpecification</text:span><text:span text:style-name="T17">&lt;T&gt; spec);</text:span></text:p>
      <text:p text:style-name="P9"><text:s text:c="8"/></text:p>
      <text:p text:style-name="P16"><text:span text:style-name="T17"><text:s text:c="8"/></text:span><text:span text:style-name="T3">///</text:span><text:span text:style-name="T68"> </text:span><text:span text:style-name="T3">&lt;summary&gt;</text:span></text:p>
      <text:p text:style-name="P16"><text:span text:style-name="T17"><text:s text:c="8"/></text:span><text:span text:style-name="T3">///</text:span><text:span text:style-name="T68"> Create a new specification that is the NOT operation </text:span></text:p>
      <text:p text:style-name="P16"><text:span text:style-name="T17"><text:s text:c="8"/></text:span><text:span text:style-name="T3">///</text:span><text:span text:style-name="T68"> of </text:span><text:span text:style-name="T3">&lt;code&gt;</text:span><text:span text:style-name="T68">this</text:span><text:span text:style-name="T3">&lt;/code&gt;</text:span><text:span text:style-name="T68"> specification.</text:span></text:p>
      <text:p text:style-name="P16"><text:span text:style-name="T17"><text:s text:c="8"/></text:span><text:span text:style-name="T3">///</text:span><text:span text:style-name="T68"> </text:span><text:span text:style-name="T3">&lt;/summary&gt;</text:span></text:p>
      <text:p text:style-name="P16"><text:span text:style-name="T17"><text:s text:c="8"/></text:span><text:span text:style-name="T3">///</text:span><text:span text:style-name="T68"> </text:span><text:span text:style-name="T3">&lt;returns&gt;</text:span><text:span text:style-name="T68">A new specification.</text:span><text:span text:style-name="T3">&lt;/returns&gt;</text:span></text:p>
      <text:p text:style-name="P16"><text:span text:style-name="T17"><text:s text:c="8"/></text:span><text:span text:style-name="T36">ISpecification</text:span><text:span text:style-name="T17">&lt;T&gt; not();</text:span></text:p>
      <text:p text:style-name="P9"><text:s text:c="4"/>}</text:p>
      <text:p text:style-name="P9">}</text:p>
      <text:p text:style-name="P2"/>
      <text:p text:style-name="Standard"><text:span text:style-name="T71">NOTA: Creemos haber descubierto un error en el codigo java ya que la signatura propuesta para el metodo </text:span><text:span text:style-name="T74">not()</text:span><text:span text:style-name="T71"> es la siguiente:</text:span></text:p>
      <text:p text:style-name="P2"/>
      <text:p text:style-name="P15"><text:span text:style-name="T37">ISpecificationJava</text:span><text:span text:style-name="T19">&lt;T&gt; not(</text:span><text:span text:style-name="T37">ISpecificationJava</text:span><text:span text:style-name="T19">&lt;T&gt; spec);</text:span></text:p>
      <text:p text:style-name="P2"/>
      <text:p text:style-name="P2">y esto es algo que no tiene ningun tipo de sentido, puesto que para implementar una operacion NOT solo hace falta un unico operando (en este caso, la propia clase que invoque NOT), al contrario que en las operaciones AND y OR donde son necesarios dos operandos. De hecho, un ejemplo, sacado del proyecto que acompaña al DDD_Specification, <text:soft-page-break/>donde se muestra su invocacion podria ser algo asi como:</text:p>
      <text:p text:style-name="P2"/>
      <text:p text:style-name="P16"><text:span text:style-name="T3">var</text:span><text:span text:style-name="T17"> not_spec = </text:span><text:span text:style-name="T3">new</text:span><text:span text:style-name="T17"> </text:span><text:span text:style-name="T48">ThisIsYourSpecification</text:span><text:span text:style-name="T17">(</text:span><text:span text:style-name="T36">33</text:span><text:span text:style-name="T17">).not();</text:span></text:p>
      <text:p text:style-name="P2"/>
      <text:p text:style-name="P2">suponiendo que tuviesemos un Specification como:</text:p>
      <text:p text:style-name="P2"/>
      <text:p text:style-name="P20">ThisIsYourSpecification</text:p>
      <text:p text:style-name="P2"/>
      <text:p text:style-name="P2">que admitiese numeros enteros, y haer la comprobacion que considerase oportuna</text:p>
      <text:p text:style-name="P2"/>
      <text:p text:style-name="P8"><text:span text:style-name="T48">ThisIsYourSpecification</text:span><text:span text:style-name="T17">(</text:span><text:span text:style-name="T36">33</text:span><text:span text:style-name="T17">)</text:span></text:p>
      <text:p text:style-name="P2"/>
      <text:p text:style-name="P2">si quisieramos negarla seria asi:</text:p>
      <text:p text:style-name="P2"/>
      <text:p text:style-name="P8"><text:span text:style-name="T48">ThisIsYourSpecification</text:span><text:span text:style-name="T17">(</text:span><text:span text:style-name="T36">33</text:span><text:span text:style-name="T17">).not()</text:span></text:p>
      <text:p text:style-name="P2"/>
      <text:p text:style-name="P2">y vemos claramente que:</text:p>
      <text:p text:style-name="P2"/>
      <text:p text:style-name="P12">not()</text:p>
      <text:p text:style-name="P2"/>
      <text:p text:style-name="P2">no admite ningun parametro.</text:p>
      <text:p text:style-name="P2"/>
      <text:p text:style-name="P2">FIN NOTA.</text:p>
      <text:p text:style-name="P2"/>
      <text:p text:style-name="P2"><text:span text:style-name="T1">Implementando el patron DDD_Specification – La abstract class Specification&lt;T&gt;</text:span>:</text:p>
      <text:p text:style-name="P2"/>
      <text:p text:style-name="P2">Vamos a intentar llegar a la implementacion de la clase abstracta Specification&lt;T&gt; a traves de BDD.</text:p>
      <text:p text:style-name="P2"/>
      <text:p text:style-name="P2">Tal y como esta implementada en el codigo java hace que sea imposible de testar y mucho menos, de llegar a ella a traves de BDD. De ese aspecto trata nuestra siguiente seccion.</text:p>
      <text:p text:style-name="P2"/>
      <text:p text:style-name="P2"><text:span text:style-name="T1">"Lavando los trapos sucios en publico" o "Inyectar o no Inyectar, he aqui la cuestion"</text:span>:</text:p>
      <text:p text:style-name="P2"/>
      <text:p text:style-name="P2">El problema de base es que la implementacion de la clase abstracta en java oculta sus dependencias. Vamos a explicar este concepto.</text:p>
      <text:p text:style-name="P2"/>
      <text:p text:style-name="P2">Una clase que oculta sus dependencias es aquella que de forma opaca crea otros objetos de los que depende y sin lo cuales no puede realizar el trabajo que se le ha encomendado.</text:p>
      <text:p text:style-name="P2"/>
      <text:p text:style-name="P2">Traduciendo este concepto (aunque casi podriamos hablar de anti-pattern) a codigo, obtendriamos algo como:</text:p>
      <text:p text:style-name="P2"/>
      <text:p text:style-name="P7"><text:span text:style-name="T3">public</text:span><text:span text:style-name="T17"> </text:span><text:span text:style-name="T3">abstract</text:span><text:span text:style-name="T17"> </text:span><text:span text:style-name="T3">class</text:span><text:span text:style-name="T17"> </text:span><text:span text:style-name="T48">Specification</text:span><text:span text:style-name="T17">&lt;T&gt; : </text:span><text:span text:style-name="T36">ISpecification</text:span><text:span text:style-name="T17">&lt;T&gt;</text:span></text:p>
      <text:p text:style-name="P9">{</text:p>
      <text:p text:style-name="P16"><text:span text:style-name="T17"><text:s text:c="4"/></text:span><text:span text:style-name="T3">public</text:span><text:span text:style-name="T17"> </text:span><text:span text:style-name="T36">ISpecification</text:span><text:span text:style-name="T17">&lt;T&gt; and(</text:span><text:span text:style-name="T36">ISpecification</text:span><text:span text:style-name="T17">&lt;T&gt; the_other)</text:span></text:p>
      <text:p text:style-name="P9"><text:s text:c="4"/>{</text:p>
      <text:p text:style-name="P16"><text:span text:style-name="T17"><text:s text:c="8"/></text:span><text:span text:style-name="T3">return</text:span><text:span text:style-name="T17"> </text:span><text:span text:style-name="T3">new</text:span><text:span text:style-name="T17"> </text:span><text:span text:style-name="T48">AndSpecification</text:span><text:span text:style-name="T17">&lt;T&gt;(</text:span><text:span text:style-name="T3">this</text:span><text:span text:style-name="T17">, the_other);</text:span></text:p>
      <text:p text:style-name="P9"><text:s text:c="4"/>}</text:p>
      <text:p text:style-name="P9">}</text:p>
      <text:p text:style-name="P2"/>
      <text:p text:style-name="P2">El metodo <text:span text:style-name="T62">and()</text:span>, internamente, crea una instancia de la clase <text:span text:style-name="T62">AndSpecification&lt;T&gt;</text:span>, de forma que nadie que vea desde fuera esta clase pueda saber que la clase <text:span text:style-name="T62">Specification&lt;T&gt;</text:span> tiene esa dependencia. Uno de los problemas con este tipo de "practicas" desde un punto de vista de BDD (o TDD mockista), es que es imposible testar esta clase y mas concretamente este metodo, pues no hay una forma clara de sustituir esa llamada a la construccion de la clase <text:span text:style-name="T62">AndSpecification&lt;T&gt;</text:span>, de crear un objeto falso (un mock object) que nos permita, por ejemplo, asertar que para que el metodo and() se comporte tal y como esperamos, durante su ejecucion debe haber invocado una vez, y solo una, el constructor de la clase <text:span text:style-name="T62">AndSpecification&lt;T&gt;</text:span>. En la actualidad existe algun Mocking Framework que permite hacer cosas parecidas. Sin dudar del valor que esto representa, sobre todo cuando nos enfrentamos a un codigo fuente heredado y con poca capacidad de cambio, no nos parece <text:soft-page-break/>una practica saludable, ya que, en la mayoria de los casos se pueden optar por alternativas mas "testables", y probablemente, mas solidas y faciles de mantener a medio y largo plazo.</text:p>
      <text:p text:style-name="P2"/>
      <text:p text:style-name="P2">Para entender mejor este concepto, es interesante considerar la alternativa. Tal y como reza el titulo de este epigrafe: "Lavar los trapos sucios en publico".</text:p>
      <text:p text:style-name="P2"/>
      <text:p text:style-name="P2">Una de las alternativa seria reconocer de antemano todas las dependencias de nuestra clase e intentar inyectarselas a traves del constructor (Constructor Dependency Inyection). Es decir, aplicado a nuestro caso tendriamos algo como:</text:p>
      <text:p text:style-name="P2"/>
      <text:p text:style-name="P7"><text:span text:style-name="T3">public</text:span><text:span text:style-name="T17"> </text:span><text:span text:style-name="T3">abstract</text:span><text:span text:style-name="T17"> </text:span><text:span text:style-name="T3">class</text:span><text:span text:style-name="T17"> </text:span><text:span text:style-name="T48">Specification</text:span><text:span text:style-name="T17">&lt;T&gt; : </text:span><text:span text:style-name="T36">ISpecification</text:span><text:span text:style-name="T17">&lt;T&gt;</text:span></text:p>
      <text:p text:style-name="P9">{</text:p>
      <text:p text:style-name="P16"><text:span text:style-name="T17"><text:s text:c="4"/></text:span><text:span text:style-name="T48">AndSpecification</text:span><text:span text:style-name="T17">&lt;T&gt; and_specification;</text:span></text:p>
      <text:p text:style-name="P9"><text:s text:c="4"/></text:p>
      <text:p text:style-name="P16"><text:span text:style-name="T17"><text:s text:c="4"/></text:span><text:span text:style-name="T3">public</text:span><text:span text:style-name="T17"> Specification(</text:span><text:span text:style-name="T48">AndSpecification</text:span><text:span text:style-name="T17">&lt;T&gt; and_specification)</text:span></text:p>
      <text:p text:style-name="P9"><text:s text:c="4"/>{</text:p>
      <text:p text:style-name="P16"><text:span text:style-name="T17"><text:s text:c="8"/></text:span><text:span text:style-name="T3">this</text:span><text:span text:style-name="T17">.and_specification = and_specification;</text:span></text:p>
      <text:p text:style-name="P9"><text:s text:c="4"/>}</text:p>
      <text:p text:style-name="P9"/>
      <text:p text:style-name="P16"><text:span text:style-name="T17"><text:s text:c="4"/></text:span><text:span text:style-name="T3">public</text:span><text:span text:style-name="T17"> </text:span><text:span text:style-name="T36">ISpecification</text:span><text:span text:style-name="T17">&lt;T&gt; and(</text:span><text:span text:style-name="T36">ISpecification</text:span><text:span text:style-name="T17">&lt;T&gt; the_other_specification)</text:span></text:p>
      <text:p text:style-name="P9"><text:s text:c="4"/>{</text:p>
      <text:p text:style-name="P16"><text:span text:style-name="T17"><text:s text:c="8"/></text:span><text:span text:style-name="T3">return</text:span><text:span text:style-name="T17"> and_specification(</text:span><text:span text:style-name="T3">this</text:span><text:span text:style-name="T17">, the_other_specification);</text:span></text:p>
      <text:p text:style-name="P9"><text:s text:c="4"/>}</text:p>
      <text:p text:style-name="P9">}</text:p>
      <text:p text:style-name="P2"/>
      <text:p text:style-name="P2">y enfatizamos el "algo como" ya que hemos hecho trampas. <text:span text:style-name="T62">Specification&lt;T&gt;</text:span> es una clase abstracta, por lo que al declararle un constructor nos vemos en la obligacion de heredar la signatura del constructor en cualquier clase que herede de <text:span text:style-name="T62">Specification&lt;T&gt;</text:span> y en el caso de <text:span text:style-name="T62">AndSpecification&lt;T&gt;</text:span> la signatura del constructor de Specification&lt;T&gt; simple y llanamente carece de sentido, ya que el constructor que buscamos para AndSpecification&lt;T&gt; seria algo asi como:</text:p>
      <text:p text:style-name="P2"/>
      <text:p text:style-name="P7"><text:span text:style-name="T3">public</text:span><text:span text:style-name="T17"> AndSpecification(</text:span><text:span text:style-name="T36">ISpecification</text:span><text:span text:style-name="T17">&lt;T&gt; left_side, </text:span><text:span text:style-name="T36">ISpecification</text:span><text:span text:style-name="T17">&lt;T&gt; right_side)</text:span></text:p>
      <text:p text:style-name="P2"/>
      <text:p text:style-name="P2">Llegados a este punto en el que clarametne se pone de manifiesto que la aproximacion escogida no es la correcta (para empezar ni siquiera compila), por muy buenos y correctos principios que estabamos intentando aplicar (Constructor Dependency Injection), podemos ir todavia mas alla en la utopia y proponer la solucion completa (con las opraciones AND, OR y NOT):</text:p>
      <text:p text:style-name="P2"/>
      <text:p text:style-name="P7"><text:span text:style-name="T3">public</text:span><text:span text:style-name="T17"> </text:span><text:span text:style-name="T3">abstract</text:span><text:span text:style-name="T17"> </text:span><text:span text:style-name="T3">class</text:span><text:span text:style-name="T17"> </text:span><text:span text:style-name="T48">Specification</text:span><text:span text:style-name="T17">&lt;T&gt; : </text:span><text:span text:style-name="T36">ISpecification</text:span><text:span text:style-name="T17">&lt;T&gt;</text:span></text:p>
      <text:p text:style-name="P32">{</text:p>
      <text:p text:style-name="P41"><text:span text:style-name="T17"><text:s text:c="4"/></text:span><text:span text:style-name="T48">AndSpecification</text:span><text:span text:style-name="T17">&lt;T&gt; and_specification;</text:span></text:p>
      <text:p text:style-name="P41"><text:span text:style-name="T17"><text:s text:c="4"/></text:span><text:span text:style-name="T48">OrSpecification</text:span><text:span text:style-name="T17">&lt;T&gt; or_specification;</text:span></text:p>
      <text:p text:style-name="P41"><text:span text:style-name="T17"><text:s text:c="4"/></text:span><text:span text:style-name="T48">NotSpecification</text:span><text:span text:style-name="T17">&lt;T&gt; not_specification;</text:span></text:p>
      <text:p text:style-name="P32"/>
      <text:p text:style-name="P41"><text:span text:style-name="T17"><text:s text:c="4"/></text:span><text:span text:style-name="T3">public</text:span><text:span text:style-name="T17"> Specification(</text:span><text:span text:style-name="T48">AndSpecification</text:span><text:span text:style-name="T17">&lt;T&gt; and_specification, </text:span></text:p>
      <text:p text:style-name="P41"><text:span text:style-name="T17"><text:s text:c="25"/></text:span><text:span text:style-name="T48">OrSpecification</text:span><text:span text:style-name="T17">&lt;T&gt; or_specification, </text:span></text:p>
      <text:p text:style-name="P41"><text:span text:style-name="T17"><text:s text:c="25"/></text:span><text:span text:style-name="T48">NotSpecification</text:span><text:span text:style-name="T17">&lt;T&gt; not_specification)</text:span></text:p>
      <text:p text:style-name="P32"><text:s text:c="4"/>{</text:p>
      <text:p text:style-name="P41"><text:span text:style-name="T17"><text:s text:c="8"/></text:span><text:span text:style-name="T3">this</text:span><text:span text:style-name="T17">.and_specification = and_specification;</text:span></text:p>
      <text:p text:style-name="P41"><text:span text:style-name="T17"><text:s text:c="8"/></text:span><text:span text:style-name="T3">this</text:span><text:span text:style-name="T17">.or_specification = or_specification;</text:span></text:p>
      <text:p text:style-name="P41"><text:span text:style-name="T17"><text:s text:c="8"/></text:span><text:span text:style-name="T3">this</text:span><text:span text:style-name="T17">.not_specification = not_specification;</text:span></text:p>
      <text:p text:style-name="P32"><text:s text:c="4"/>}</text:p>
      <text:p text:style-name="P32"/>
      <text:p text:style-name="P41"><text:span text:style-name="T17"><text:s text:c="4"/></text:span><text:span text:style-name="T3">public</text:span><text:span text:style-name="T17"> </text:span><text:span text:style-name="T3">abstract</text:span><text:span text:style-name="T17"> </text:span><text:span text:style-name="T3">bool</text:span><text:span text:style-name="T17"> is_satisfied_by(T item);</text:span></text:p>
      <text:p text:style-name="P32"/>
      <text:p text:style-name="P41"><text:span text:style-name="T17"><text:s text:c="4"/></text:span><text:span text:style-name="T3">public</text:span><text:span text:style-name="T17"> </text:span><text:span text:style-name="T36">ISpecification</text:span><text:span text:style-name="T17">&lt;T&gt; and(</text:span><text:span text:style-name="T36">ISpecification</text:span><text:span text:style-name="T17">&lt;T&gt; the_other_specification)</text:span></text:p>
      <text:p text:style-name="P32"><text:s text:c="4"/>{</text:p>
      <text:p text:style-name="P41"><text:span text:style-name="T17"><text:s text:c="8"/></text:span><text:span text:style-name="T3">return</text:span><text:span text:style-name="T17"> and_specification(</text:span><text:span text:style-name="T3">this</text:span><text:span text:style-name="T17">, the_other_specification);</text:span></text:p>
      <text:p text:style-name="P32"><text:s text:c="4"/>}</text:p>
      <text:p text:style-name="P32"><text:soft-page-break/></text:p>
      <text:p text:style-name="P41"><text:span text:style-name="T17"><text:s text:c="4"/></text:span><text:span text:style-name="T3">public</text:span><text:span text:style-name="T17"> </text:span><text:span text:style-name="T36">ISpecification</text:span><text:span text:style-name="T17">&lt;T&gt; or(</text:span><text:span text:style-name="T36">ISpecification</text:span><text:span text:style-name="T17">&lt;T&gt; the_other_specification)</text:span></text:p>
      <text:p text:style-name="P32"><text:s text:c="4"/>{</text:p>
      <text:p text:style-name="P41"><text:span text:style-name="T17"><text:s text:c="8"/></text:span><text:span text:style-name="T3">return</text:span><text:span text:style-name="T17"> or_specification(</text:span><text:span text:style-name="T3">this</text:span><text:span text:style-name="T17">, the_other_specification);</text:span></text:p>
      <text:p text:style-name="P32"><text:s text:c="4"/>}</text:p>
      <text:p text:style-name="P32"/>
      <text:p text:style-name="P41"><text:span text:style-name="T17"><text:s text:c="4"/></text:span><text:span text:style-name="T3">public</text:span><text:span text:style-name="T17"> </text:span><text:span text:style-name="T36">ISpecification</text:span><text:span text:style-name="T17">&lt;T&gt; not()</text:span></text:p>
      <text:p text:style-name="P32"><text:s text:c="4"/>{</text:p>
      <text:p text:style-name="P41"><text:span text:style-name="T17"><text:s text:c="7"/></text:span><text:span text:style-name="T3">return</text:span><text:span text:style-name="T17"> not_specification(</text:span><text:span text:style-name="T3">this</text:span><text:span text:style-name="T17">);</text:span></text:p>
      <text:p text:style-name="P32"><text:s text:c="4"/>}</text:p>
      <text:p text:style-name="P32">}</text:p>
      <text:p text:style-name="P32"/>
      <text:p text:style-name="P41"><text:span text:style-name="T3">public</text:span><text:span text:style-name="T17"> </text:span><text:span text:style-name="T3">class</text:span><text:span text:style-name="T17"> </text:span><text:span text:style-name="T48">NotSpecification</text:span><text:span text:style-name="T17">&lt;T&gt; : </text:span><text:span text:style-name="T48">Specification</text:span><text:span text:style-name="T17">&lt;T&gt; </text:span></text:p>
      <text:p text:style-name="P32">{</text:p>
      <text:p text:style-name="P41"><text:span text:style-name="T17"><text:s text:c="4"/></text:span><text:span text:style-name="T36">ISpecification</text:span><text:span text:style-name="T17">&lt;T&gt; to_negate;</text:span></text:p>
      <text:p text:style-name="P41"><text:span text:style-name="T17"/></text:p>
      <text:p text:style-name="P41"><text:span text:style-name="T17"><text:s text:c="4"/></text:span><text:span text:style-name="T3">public</text:span><text:span text:style-name="T17"> NotSpecification(</text:span><text:span text:style-name="T48">AndSpecification</text:span><text:span text:style-name="T17">&lt;T&gt; and_specification, </text:span></text:p>
      <text:p text:style-name="P41"><text:span text:style-name="T17"><text:s text:c="28"/></text:span><text:span text:style-name="T48">OrSpecification</text:span><text:span text:style-name="T17">&lt;T&gt; or_specification, </text:span></text:p>
      <text:p text:style-name="P41"><text:span text:style-name="T17"><text:s text:c="28"/></text:span><text:span text:style-name="T48">NotSpecification</text:span><text:span text:style-name="T17">&lt;T&gt; not_specification) : </text:span></text:p>
      <text:p text:style-name="P41"><text:span text:style-name="T17"><text:s text:c="8"/></text:span><text:span text:style-name="T3">base</text:span><text:span text:style-name="T17">(and_specification, or_specification, not_specification) {}</text:span></text:p>
      <text:p text:style-name="P32"><text:s text:c="8"/></text:p>
      <text:p text:style-name="P41"><text:span text:style-name="T17"><text:s text:c="4"/></text:span><text:span text:style-name="T3">public</text:span><text:span text:style-name="T17"> NotSpecification(</text:span><text:span text:style-name="T36">ISpecification</text:span><text:span text:style-name="T17">&lt;T&gt; to_negate)</text:span></text:p>
      <text:p text:style-name="P32"><text:s text:c="4"/>{</text:p>
      <text:p text:style-name="P41"><text:span text:style-name="T17"><text:s text:c="8"/></text:span><text:span text:style-name="T3">this</text:span><text:span text:style-name="T17">.to_negate = to_negate;</text:span></text:p>
      <text:p text:style-name="P32"><text:s text:c="4"/>}</text:p>
      <text:p text:style-name="P32"/>
      <text:p text:style-name="P41"><text:span text:style-name="T17"><text:s text:c="4"/></text:span><text:span text:style-name="T3">public</text:span><text:span text:style-name="T17"> </text:span><text:span text:style-name="T3">override</text:span><text:span text:style-name="T17"> </text:span><text:span text:style-name="T3">bool</text:span><text:span text:style-name="T17"> is_satisfied_by(T item)</text:span></text:p>
      <text:p text:style-name="P32"><text:s text:c="4"/>{</text:p>
      <text:p text:style-name="P41"><text:span text:style-name="T17"><text:s text:c="8"/></text:span><text:span text:style-name="T3">return</text:span><text:span text:style-name="T17"> !</text:span><text:span text:style-name="T3">this</text:span><text:span text:style-name="T17">.to_negate.is_satisfied_by(item);</text:span></text:p>
      <text:p text:style-name="P32"><text:s text:c="4"/>}</text:p>
      <text:p text:style-name="P32">}</text:p>
      <text:p text:style-name="P32"/>
      <text:p text:style-name="P41"><text:span text:style-name="T3">public</text:span><text:span text:style-name="T17"> </text:span><text:span text:style-name="T3">class</text:span><text:span text:style-name="T17"> </text:span><text:span text:style-name="T48">OrSpecification</text:span><text:span text:style-name="T17">&lt;T&gt; : </text:span><text:span text:style-name="T48">Specification</text:span><text:span text:style-name="T17">&lt;T&gt;</text:span></text:p>
      <text:p text:style-name="P32">{</text:p>
      <text:p text:style-name="P41"><text:span text:style-name="T17"><text:s text:c="4"/></text:span><text:span text:style-name="T36">ISpecification</text:span><text:span text:style-name="T17">&lt;T&gt; left_side;</text:span></text:p>
      <text:p text:style-name="P41"><text:span text:style-name="T17"><text:s text:c="4"/></text:span><text:span text:style-name="T36">ISpecification</text:span><text:span text:style-name="T17">&lt;T&gt; right_side;</text:span></text:p>
      <text:p text:style-name="P32"/>
      <text:p text:style-name="P41"><text:span text:style-name="T17"><text:s text:c="4"/></text:span><text:span text:style-name="T3">public</text:span><text:span text:style-name="T17"> OrSpecification(</text:span><text:span text:style-name="T48">AndSpecification</text:span><text:span text:style-name="T17">&lt;T&gt; and_specification, </text:span></text:p>
      <text:p text:style-name="P41"><text:span text:style-name="T17"><text:s text:c="27"/></text:span><text:span text:style-name="T48">OrSpecification</text:span><text:span text:style-name="T17">&lt;T&gt; or_specification, </text:span></text:p>
      <text:p text:style-name="P41"><text:span text:style-name="T17"><text:s text:c="27"/></text:span><text:span text:style-name="T48">NotSpecification</text:span><text:span text:style-name="T17">&lt;T&gt; not_specification) : </text:span></text:p>
      <text:p text:style-name="P41"><text:span text:style-name="T17"><text:s text:c="8"/></text:span><text:span text:style-name="T3">base</text:span><text:span text:style-name="T17">(and_specification, or_specification, not_specification) {}</text:span></text:p>
      <text:p text:style-name="P32"/>
      <text:p text:style-name="P41"><text:span text:style-name="T17"><text:s text:c="4"/></text:span><text:span text:style-name="T3">public</text:span><text:span text:style-name="T17"> OrSpecification(</text:span><text:span text:style-name="T36">ISpecification</text:span><text:span text:style-name="T17">&lt;T&gt; left_side, </text:span><text:span text:style-name="T36">ISpecification</text:span><text:span text:style-name="T17">&lt;T&gt; right_side)</text:span></text:p>
      <text:p text:style-name="P32"><text:s text:c="4"/>{</text:p>
      <text:p text:style-name="P41"><text:span text:style-name="T17"><text:s text:c="8"/></text:span><text:span text:style-name="T3">this</text:span><text:span text:style-name="T17">.left_side = left_side;</text:span></text:p>
      <text:p text:style-name="P41"><text:span text:style-name="T17"><text:s text:c="8"/></text:span><text:span text:style-name="T3">this</text:span><text:span text:style-name="T17">.right_side = right_side;</text:span></text:p>
      <text:p text:style-name="P32"><text:s text:c="4"/>}</text:p>
      <text:p text:style-name="P32"/>
      <text:p text:style-name="P41"><text:span text:style-name="T17"><text:s text:c="4"/></text:span><text:span text:style-name="T3">public</text:span><text:span text:style-name="T17"> </text:span><text:span text:style-name="T3">override</text:span><text:span text:style-name="T17"> </text:span><text:span text:style-name="T3">bool</text:span><text:span text:style-name="T17"> is_satisfied_by(T item)</text:span></text:p>
      <text:p text:style-name="P32"><text:s text:c="4"/>{</text:p>
      <text:p text:style-name="P41"><text:span text:style-name="T17"><text:s text:c="8"/></text:span><text:span text:style-name="T3">return</text:span><text:span text:style-name="T17"> </text:span><text:span text:style-name="T3">this</text:span><text:span text:style-name="T17">.left_side.is_satisfied_by(item) || </text:span></text:p>
      <text:p text:style-name="P41"><text:span text:style-name="T17"><text:s text:c="15"/></text:span><text:span text:style-name="T3">this</text:span><text:span text:style-name="T17">.right_side.is_satisfied_by(item);</text:span></text:p>
      <text:p text:style-name="P32"><text:s text:c="4"/>}</text:p>
      <text:p text:style-name="P32">}</text:p>
      <text:p text:style-name="P32"/>
      <text:p text:style-name="P41"><text:span text:style-name="T3">public</text:span><text:span text:style-name="T17"> </text:span><text:span text:style-name="T3">class</text:span><text:span text:style-name="T17"> </text:span><text:span text:style-name="T48">AndSpecification</text:span><text:span text:style-name="T17">&lt;T&gt; : </text:span><text:span text:style-name="T48">Specification</text:span><text:span text:style-name="T17">&lt;T&gt;</text:span></text:p>
      <text:p text:style-name="P32">{</text:p>
      <text:p text:style-name="P41"><text:span text:style-name="T17"><text:s text:c="4"/></text:span><text:span text:style-name="T36">ISpecification</text:span><text:span text:style-name="T17">&lt;T&gt; left_side;</text:span></text:p>
      <text:p text:style-name="P41"><text:span text:style-name="T17"><text:s text:c="4"/></text:span><text:span text:style-name="T36">ISpecification</text:span><text:span text:style-name="T17">&lt;T&gt; right_side;</text:span></text:p>
      <text:p text:style-name="P32"/>
      <text:p text:style-name="P41"><text:span text:style-name="T17"><text:s text:c="4"/></text:span><text:span text:style-name="T3">public</text:span><text:span text:style-name="T17"> AndSpecification(</text:span><text:span text:style-name="T48">AndSpecification</text:span><text:span text:style-name="T17">&lt;T&gt; and_specification, </text:span></text:p>
      <text:p text:style-name="P41"><text:span text:style-name="T17"><text:s text:c="28"/></text:span><text:span text:style-name="T48">OrSpecification</text:span><text:span text:style-name="T17">&lt;T&gt; or_specification, </text:span></text:p>
      <text:p text:style-name="P41"><text:soft-page-break/><text:span text:style-name="T17"><text:s text:c="28"/></text:span><text:span text:style-name="T48">NotSpecification</text:span><text:span text:style-name="T17">&lt;T&gt; not_specification) : </text:span></text:p>
      <text:p text:style-name="P41"><text:span text:style-name="T17"><text:s text:c="8"/></text:span><text:span text:style-name="T3">base</text:span><text:span text:style-name="T17">(and_specification, or_specification, not_specification) {}</text:span></text:p>
      <text:p text:style-name="P32"><text:s text:c="8"/></text:p>
      <text:p text:style-name="P41"><text:span text:style-name="T17"><text:s text:c="4"/></text:span><text:span text:style-name="T3">public</text:span><text:span text:style-name="T17"> AndSpecification(</text:span><text:span text:style-name="T36">ISpecification</text:span><text:span text:style-name="T17">&lt;T&gt; left_side, </text:span><text:span text:style-name="T36">ISpecification</text:span><text:span text:style-name="T17">&lt;T&gt; right_side)</text:span></text:p>
      <text:p text:style-name="P32"><text:s text:c="4"/>{</text:p>
      <text:p text:style-name="P41"><text:span text:style-name="T17"><text:s text:c="8"/></text:span><text:span text:style-name="T3">this</text:span><text:span text:style-name="T17">.left_side = left_side;</text:span></text:p>
      <text:p text:style-name="P41"><text:span text:style-name="T17"><text:s text:c="8"/></text:span><text:span text:style-name="T3">this</text:span><text:span text:style-name="T17">.right_side = right_side;</text:span></text:p>
      <text:p text:style-name="P32"><text:s text:c="4"/>}</text:p>
      <text:p text:style-name="P32"/>
      <text:p text:style-name="P41"><text:span text:style-name="T17"><text:s text:c="4"/></text:span><text:span text:style-name="T3">public</text:span><text:span text:style-name="T17"> </text:span><text:span text:style-name="T3">override</text:span><text:span text:style-name="T17"> </text:span><text:span text:style-name="T3">bool</text:span><text:span text:style-name="T17"> is_satisfied_by(T item)</text:span></text:p>
      <text:p text:style-name="P32"><text:s text:c="4"/>{</text:p>
      <text:p text:style-name="P41"><text:span text:style-name="T17"><text:s text:c="8"/></text:span><text:span text:style-name="T3">return</text:span><text:span text:style-name="T17"> </text:span><text:span text:style-name="T3">this</text:span><text:span text:style-name="T17">.left_side.is_satisfied_by(item) &amp;&amp; </text:span></text:p>
      <text:p text:style-name="P41"><text:span text:style-name="T17"><text:s text:c="15"/></text:span><text:span text:style-name="T3">this</text:span><text:span text:style-name="T17">.right_side.is_satisfied_by(item);</text:span></text:p>
      <text:p text:style-name="P32"><text:s text:c="4"/>}</text:p>
      <text:p text:style-name="P32">}</text:p>
      <text:p text:style-name="P2"/>
      <text:p text:style-name="P2">Recordando donde estarian los errores:</text:p>
      <text:p text:style-name="P2"/>
      <text:p text:style-name="P2">Primero:</text:p>
      <text:p text:style-name="P2"/>
      <text:p text:style-name="P39"><text:span text:style-name="T15">public</text:span><text:span text:style-name="T34"> </text:span><text:span text:style-name="T47">ISpecification</text:span><text:span text:style-name="T34">&lt;T&gt; and(</text:span><text:span text:style-name="T47">ISpecification</text:span><text:span text:style-name="T34">&lt;T&gt; the_other_specification)</text:span></text:p>
      <text:p text:style-name="P36">{</text:p>
      <text:p text:style-name="P40"><text:span text:style-name="T34"><text:s text:c="4"/></text:span><text:span text:style-name="T15">return</text:span><text:span text:style-name="T34"> and_specification(</text:span><text:span text:style-name="T15">this</text:span><text:span text:style-name="T34">, the_other_specification);</text:span></text:p>
      <text:p text:style-name="P36">}</text:p>
      <text:p text:style-name="P36"/>
      <text:p text:style-name="P40"><text:span text:style-name="T15">public</text:span><text:span text:style-name="T34"> </text:span><text:span text:style-name="T47">ISpecification</text:span><text:span text:style-name="T34">&lt;T&gt; or(</text:span><text:span text:style-name="T47">ISpecification</text:span><text:span text:style-name="T34">&lt;T&gt; the_other_specification)</text:span></text:p>
      <text:p text:style-name="P36">{</text:p>
      <text:p text:style-name="P40"><text:span text:style-name="T34"><text:s text:c="4"/></text:span><text:span text:style-name="T15">return</text:span><text:span text:style-name="T34"> or_specification(</text:span><text:span text:style-name="T15">this</text:span><text:span text:style-name="T34">, the_other_specification);</text:span></text:p>
      <text:p text:style-name="P36">}</text:p>
      <text:p text:style-name="P36"/>
      <text:p text:style-name="P40"><text:span text:style-name="T15">public</text:span><text:span text:style-name="T34"> </text:span><text:span text:style-name="T47">ISpecification</text:span><text:span text:style-name="T34">&lt;T&gt; not()</text:span></text:p>
      <text:p text:style-name="P36">{</text:p>
      <text:p text:style-name="P40"><text:span text:style-name="T34"><text:s text:c="4"/></text:span><text:span text:style-name="T15">return</text:span><text:span text:style-name="T34"> not_specification(</text:span><text:span text:style-name="T15">this</text:span><text:span text:style-name="T34">);</text:span></text:p>
      <text:p text:style-name="P36">}</text:p>
      <text:p text:style-name="P2"/>
      <text:p text:style-name="P2">los tres <text:span text:style-name="T62">return</text:span> serian erroneos ya que no devuelve el tipo esperado.</text:p>
      <text:p text:style-name="P2"/>
      <text:p text:style-name="P2">Segundo:</text:p>
      <text:p text:style-name="P2"/>
      <text:p text:style-name="P39"><text:span text:style-name="T15">public</text:span><text:span text:style-name="T34"> NotSpecification(</text:span><text:span text:style-name="T47">ISpecification</text:span><text:span text:style-name="T34">&lt;T&gt; to_negate)</text:span></text:p>
      <text:p text:style-name="P36">{</text:p>
      <text:p text:style-name="P40"><text:span text:style-name="T34"><text:s text:c="4"/></text:span><text:span text:style-name="T15">this</text:span><text:span text:style-name="T34">.to_negate = to_negate;</text:span></text:p>
      <text:p text:style-name="P36">}</text:p>
      <text:p text:style-name="P39"/>
      <text:p text:style-name="P39"><text:span text:style-name="T15">public</text:span><text:span text:style-name="T34"> OrSpecification(</text:span><text:span text:style-name="T47">ISpecification</text:span><text:span text:style-name="T34">&lt;T&gt; left_side, </text:span><text:span text:style-name="T47">ISpecification</text:span><text:span text:style-name="T34">&lt;T&gt; right_side)</text:span></text:p>
      <text:p text:style-name="P36">{</text:p>
      <text:p text:style-name="P40"><text:span text:style-name="T34"><text:s text:c="4"/></text:span><text:span text:style-name="T15">this</text:span><text:span text:style-name="T34">.left_side = left_side;</text:span></text:p>
      <text:p text:style-name="P40"><text:span text:style-name="T34"><text:s text:c="4"/></text:span><text:span text:style-name="T15">this</text:span><text:span text:style-name="T34">.right_side = right_side;</text:span></text:p>
      <text:p text:style-name="P36">}</text:p>
      <text:p text:style-name="P39"/>
      <text:p text:style-name="P39"><text:span text:style-name="T15">public</text:span><text:span text:style-name="T34"> AndSpecification(</text:span><text:span text:style-name="T47">ISpecification</text:span><text:span text:style-name="T34">&lt;T&gt; left_side, </text:span><text:span text:style-name="T47">ISpecification</text:span><text:span text:style-name="T34">&lt;T&gt; right_side)</text:span></text:p>
      <text:p text:style-name="P36">{</text:p>
      <text:p text:style-name="P40"><text:span text:style-name="T34"><text:s text:c="4"/></text:span><text:span text:style-name="T15">this</text:span><text:span text:style-name="T34">.left_side = left_side;</text:span></text:p>
      <text:p text:style-name="P40"><text:span text:style-name="T34"><text:s text:c="4"/></text:span><text:span text:style-name="T15">this</text:span><text:span text:style-name="T34">.right_side = right_side;</text:span></text:p>
      <text:p text:style-name="P40"><text:span text:style-name="T34">}</text:span></text:p>
      <text:p text:style-name="P2"/>
      <text:p text:style-name="P2">ninguno de los tres constructores compilaria ya que no existe ningun contructor sin parametros en la clase abstracta Specification&lt;T&gt;, que nos permita tener la signatura deseada (podriamos alargar este futil ejercicio hasta el infinito, pero no por ello estariamos mas cerca de la solucion).</text:p>
      <text:p text:style-name="P2"/>
      <text:p text:style-name="P2"><text:span text:style-name="T1">Recapitulando</text:span>:</text:p>
      <text:p text:style-name="P2"><text:soft-page-break/></text:p>
      <text:p text:style-name="P2">En el documento DDD_Specification y en su proyecto adjunto, ya se explico una forma de implementar el patron DDD_Specification. Sin embargo al no ser totalmente testable, en este proyecto decidimos buscar una solucion diferente. Puesto que quedo demostrado en el anterior epigrafe que en cuanto optemos por implementar una clase base abstracta Specification&lt;T&gt; nos vemos inmersos en el problema de la testabilidad ya que no parece que haya una forma transparente de tratar las dependencias e inyectarlas a traves del constructor, hemos decidido asumir que nuestra solucion no va a ser 100% testable, pero al menos vamos a intentar contener el impacto que esto nos produce.</text:p>
      <text:p text:style-name="P2"/>
      <text:p text:style-name="P2"><text:span text:style-name="T1">Limitando Daños</text:span>:</text:p>
      <text:p text:style-name="P2"/>
      <text:p text:style-name="P2">Puesto que la solucion ideal no es posible, tenemos que llegar a un compromiso que nos permitas solucionar el problema y limitar al maximo los posibles daños o conscuencias.</text:p>
      <text:p text:style-name="P2"/>
      <text:p text:style-name="P2">Una de las cuestiones que menos nos convencia era todo el asunto de la clase base <text:span text:style-name="T90">abstracta </text:span><text:span text:style-name="T63">Specification&lt;T&gt;</text:span><text:span text:style-name="T90">. Si bien es excelente desde un punto de vista pedagogico (de hecho en el documento DDD_Specification se usa y abusa de ella), creemos que deberiamos intentar eliminarla. La pregunta entonces seria, ¿es factible?.</text:span></text:p>
      <text:p text:style-name="P2"><text:span text:style-name="T90"/></text:p>
      <text:p text:style-name="P2"><text:span text:style-name="T90">Por suerte, la respuesta es afirmativa.</text:span></text:p>
      <text:p text:style-name="P2"><text:span text:style-name="T90"/></text:p>
      <text:p text:style-name="P2"><text:span text:style-name="T90">Para empezar, partiriamos de una interface de Ispecification&lt;T&gt; mucho mas clara (expresa mejor al intencion) y minimalista, sin que por ello vayamos a perder funcionalidad:</text:span></text:p>
      <text:p text:style-name="P2"><text:span text:style-name="T90"/></text:p>
      <text:p text:style-name="P2"><text:span text:style-name="T90">NOTA: En este epigrafe, por cuestiones de claridad, vamos a limitar al maximo los comentarios en el codigo. Si quieres consultar la version con los comentarios integros, debes acudir al propio codigo fuente</text:span></text:p>
      <text:p text:style-name="P2"/>
      <text:p text:style-name="P7"><text:span text:style-name="T3">public</text:span><text:span text:style-name="T17"> </text:span><text:span text:style-name="T3">interface</text:span><text:span text:style-name="T17"> </text:span><text:span text:style-name="T36">ISpecification</text:span><text:span text:style-name="T17">&lt;T&gt;</text:span></text:p>
      <text:p text:style-name="P41"><text:span text:style-name="T17">{</text:span></text:p>
      <text:p text:style-name="P41"><text:span text:style-name="T17"><text:s text:c="4"/></text:span><text:span text:style-name="T3">bool</text:span><text:span text:style-name="T17"> is_satisfied_by(T item);</text:span></text:p>
      <text:p text:style-name="P32">}</text:p>
      <text:p text:style-name="P2"/>
      <text:p text:style-name="P2">Con respecto a las tres operaciones; a saber, AND, OR y NOT; vamos a sacarlas fuera de la clase base Specification&lt;T&gt;(que deseamos eliminar) y vamos a hacer que implementen la interface ISpecification&lt;T&gt; en lugar de la clase base abstracta Specification&lt;T&gt;. Usando como ejemplo la clase AndSpecification&lt;T&gt;:</text:p>
      <text:p text:style-name="P2"/>
      <text:p text:style-name="P7"><text:span text:style-name="T3">public</text:span><text:span text:style-name="T17"> </text:span><text:span text:style-name="T3">class</text:span><text:span text:style-name="T17"> </text:span><text:span text:style-name="T48">AndSpecification</text:span><text:span text:style-name="T17">&lt;T&gt; : </text:span><text:span text:style-name="T36">ISpecification</text:span><text:span text:style-name="T17">&lt;T&gt; </text:span></text:p>
      <text:p text:style-name="P32">{</text:p>
      <text:p text:style-name="P41"><text:span text:style-name="T17"><text:s text:c="4"/></text:span><text:span text:style-name="T3">public</text:span><text:span text:style-name="T17"> </text:span><text:span text:style-name="T3">bool</text:span><text:span text:style-name="T17"> is_satisfied_by(T item)</text:span></text:p>
      <text:p text:style-name="P32"><text:s text:c="4"/>{</text:p>
      <text:p text:style-name="P41"><text:span text:style-name="T17"><text:s text:c="8"/></text:span><text:span text:style-name="T3">throw</text:span><text:span text:style-name="T17"> </text:span><text:span text:style-name="T3">new</text:span><text:span text:style-name="T17"> </text:span><text:span text:style-name="T61">NotImplementedException</text:span><text:span text:style-name="T18">();</text:span></text:p>
      <text:p text:style-name="P33"><text:s text:c="4"/>}</text:p>
      <text:p text:style-name="P33">}</text:p>
      <text:p text:style-name="P2"/>
      <text:p text:style-name="P2">Para que pueda realizar su trabajo (lease "para poder implementar el metodo is_satisfied_by(T item)"), vamos a inyectarle via el constructor de sus dos dependencias:</text:p>
      <text:p text:style-name="P2"/>
      <text:p text:style-name="P7"><text:span text:style-name="T3">public</text:span><text:span text:style-name="T17"> AndSpecification(</text:span><text:span text:style-name="T36">ISpecification</text:span><text:span text:style-name="T17">&lt;T&gt; left_side, </text:span><text:span text:style-name="T36">ISpecification</text:span><text:span text:style-name="T17">&lt;T&gt; right_side)</text:span></text:p>
      <text:p text:style-name="P2"/>
      <text:p text:style-name="P2">de forma que pueda realizar su trabajo con un simple:</text:p>
      <text:p text:style-name="P2"/>
      <text:p text:style-name="P7"><text:span text:style-name="T3">return</text:span><text:span text:style-name="T17"> left_side.is_satisfied_by(item) &amp;&amp; right_side.is_satisfied_by(item);</text:span></text:p>
      <text:p text:style-name="P2"/>
      <text:p text:style-name="P2">El codigo completo seria:</text:p>
      <text:p text:style-name="P2"/>
      <text:p text:style-name="P7"><text:span text:style-name="T3">public</text:span><text:span text:style-name="T17"> </text:span><text:span text:style-name="T3">class</text:span><text:span text:style-name="T17"> </text:span><text:span text:style-name="T48">AndSpecification</text:span><text:span text:style-name="T17">&lt;T&gt; : </text:span><text:span text:style-name="T36">ISpecification</text:span><text:span text:style-name="T17">&lt;T&gt; </text:span></text:p>
      <text:p text:style-name="P32">{</text:p>
      <text:p text:style-name="P41"><text:span text:style-name="T17"><text:s text:c="4"/></text:span><text:span text:style-name="T36">ISpecification</text:span><text:span text:style-name="T17">&lt;T&gt; left_side;</text:span></text:p>
      <text:p text:style-name="P41"><text:span text:style-name="T17"><text:s text:c="4"/></text:span><text:span text:style-name="T36">ISpecification</text:span><text:span text:style-name="T17">&lt;T&gt; right_side;</text:span></text:p>
      <text:p text:style-name="P32"><text:soft-page-break/></text:p>
      <text:p text:style-name="P41"><text:span text:style-name="T17"><text:s text:c="4"/></text:span><text:span text:style-name="T3">public</text:span><text:span text:style-name="T17"> AndSpecification(</text:span><text:span text:style-name="T36">ISpecification</text:span><text:span text:style-name="T17">&lt;T&gt; left_side, </text:span><text:span text:style-name="T36">ISpecification</text:span><text:span text:style-name="T17">&lt;T&gt; right_side)</text:span></text:p>
      <text:p text:style-name="P32"><text:s text:c="4"/>{</text:p>
      <text:p text:style-name="P41"><text:span text:style-name="T17"><text:s text:c="8"/></text:span><text:span text:style-name="T3">this</text:span><text:span text:style-name="T17">.left_side = left_side;</text:span></text:p>
      <text:p text:style-name="P41"><text:span text:style-name="T17"><text:s text:c="8"/></text:span><text:span text:style-name="T3">this</text:span><text:span text:style-name="T17">.right_side = right_side;</text:span></text:p>
      <text:p text:style-name="P32"><text:s text:c="4"/>}</text:p>
      <text:p text:style-name="P32"/>
      <text:p text:style-name="P41"><text:span text:style-name="T17"><text:s text:c="4"/></text:span><text:span text:style-name="T3">public</text:span><text:span text:style-name="T17"> </text:span><text:span text:style-name="T3">bool</text:span><text:span text:style-name="T17"> is_satisfied_by(T item)</text:span></text:p>
      <text:p text:style-name="P32"><text:s text:c="4"/>{</text:p>
      <text:p text:style-name="P41"><text:span text:style-name="T17"><text:s text:c="8"/></text:span><text:span text:style-name="T3">return</text:span><text:span text:style-name="T17"> left_side.is_satisfied_by(item) &amp;&amp; right_side.is_satisfied_by(item);</text:span></text:p>
      <text:p text:style-name="P32"><text:s text:c="4"/>}</text:p>
      <text:p text:style-name="P32">}</text:p>
      <text:p text:style-name="P2"/>
      <text:p text:style-name="P2">Es decir, hemos eliminado completamente la necesidad de la clase base abstracta Specification&lt;T&gt; a la hora de implementar las 3 operaciones que necesitamos (AND, OR y NOT) y por el momento nos mantenemos 100% testables al inyectar las dependencias via el constructor.</text:p>
      <text:p text:style-name="P2"/>
      <text:p text:style-name="P2">Una vez visto el codigo deberia rsultar mucho mas asequible el entender como se llego a el a traves de un proceso BDD. En vez de volver a mostrar como implementar AndSpecification&lt;T&gt;, mostraremos el mismo proceso pero para OrSpecification&lt;T&gt; y NotSpecfication&lt;T&gt; en el siguiente epigrafe.</text:p>
      <text:p text:style-name="P2"/>
      <text:p text:style-name="P2"><text:span text:style-name="T1">OrSpecification&lt;T&gt; y NotSpecification&lt;T&gt; via BDD</text:span>:</text:p>
      <text:p text:style-name="P2"/>
      <text:p text:style-name="P2">Nuestra BDD_Spec para la clase OrSpecification seria:</text:p>
      <text:p text:style-name="P2"/>
      <text:list xml:id="list32560073" text:style-name="L4">
        <text:list-item>
          <text:p text:style-name="P26"><text:span text:style-name="T71">When asked if an item that meets both requirements satisfies the condition</text:span></text:p>
          <text:list>
            <text:list-item>
              <text:p text:style-name="P26"><text:span text:style-name="T71">It should confirm that the condition was satisfied.</text:span></text:p>
            </text:list-item>
            <text:list-item>
              <text:p text:style-name="P26"><text:span text:style-name="T71">It should check if the left side requirement is met.</text:span></text:p>
            </text:list-item>
            <text:list-item>
              <text:p text:style-name="P26"><text:span text:style-name="T71">It should check if the right side requirement is met.</text:span></text:p>
              <text:p text:style-name="P26"><text:span text:style-name="T71"/></text:p>
            </text:list-item>
          </text:list>
        </text:list-item>
        <text:list-item>
          <text:p text:style-name="P26"><text:span text:style-name="T71">When asked if an item that meets only the left side requirement satisfies the condition</text:span></text:p>
          <text:list>
            <text:list-item>
              <text:p text:style-name="P26"><text:span text:style-name="T71">It should confirm that the condition was satisfied.</text:span></text:p>
            </text:list-item>
            <text:list-item>
              <text:p text:style-name="P26"><text:span text:style-name="T71">It should check if the left side requirement is met.</text:span></text:p>
            </text:list-item>
            <text:list-item>
              <text:p text:style-name="P26"><text:span text:style-name="T71">It should check if the right side requirement is not met.</text:span></text:p>
              <text:p text:style-name="P26"><text:span text:style-name="T71"/></text:p>
            </text:list-item>
          </text:list>
        </text:list-item>
        <text:list-item>
          <text:p text:style-name="P26"><text:span text:style-name="T71">When asked if an item that meets only the right side requirement satisfies the condition</text:span></text:p>
          <text:list>
            <text:list-item>
              <text:p text:style-name="P26"><text:span text:style-name="T71">It should confirm that the condition was satisfied.</text:span></text:p>
            </text:list-item>
            <text:list-item>
              <text:p text:style-name="P26"><text:span text:style-name="T71">It should check if the left side requirement is not met.</text:span></text:p>
            </text:list-item>
            <text:list-item>
              <text:p text:style-name="P26"><text:span text:style-name="T71">It should check if the right side requirement is met.</text:span></text:p>
              <text:p text:style-name="P26"><text:span text:style-name="T71"/></text:p>
            </text:list-item>
          </text:list>
        </text:list-item>
        <text:list-item>
          <text:p text:style-name="P26"><text:span text:style-name="T71">When asked if an item that does not meet any of the requirements satisfies the condition</text:span></text:p>
          <text:list>
            <text:list-item>
              <text:p text:style-name="P26"><text:span text:style-name="T71">It should confirm that the condition was not satisfied.</text:span></text:p>
            </text:list-item>
            <text:list-item>
              <text:p text:style-name="P26"><text:span text:style-name="T71">It should check if the left side requirement is not met.</text:span></text:p>
            </text:list-item>
            <text:list-item>
              <text:p text:style-name="P26"><text:span text:style-name="T71">It should check if the right side requirement is not met.</text:span></text:p>
            </text:list-item>
          </text:list>
        </text:list-item>
      </text:list>
      <text:p text:style-name="Standard"><text:span text:style-name="T71"/></text:p>
      <text:p text:style-name="Standard"><text:span text:style-name="T71">TODO: Revisar vocabulario de BDD (Spec, asertion, ...) para redactar correctamente lo siguiente.</text:span></text:p>
      <text:p text:style-name="Standard"><text:span text:style-name="T71"/></text:p>
      <text:p text:style-name="Standard"><text:span text:style-name="T71">Con esta BDD_Spec definiriamos perfectamente el comportamiento que esperamos alcanzar con la clase OrSpecification&lt;T&gt;.</text:span></text:p>
      <text:p text:style-name="Standard"><text:span text:style-name="T71"/></text:p>
      <text:p text:style-name="Standard"><text:span text:style-name="T71">La primera condicion ("When asked if an item that meets both requirements satisfies the condition") corresponderia al "happy day scenario" (usando una expresion de Jean Paul </text:span><text:soft-page-break/><text:span text:style-name="T71">Boodhoo). Es decir, seria la condicion general en la que todo va bien (se cumplen todas las condiciones), y creemos que podemos afirmar sin lugar a dudas que es un practiac positiva empezar la codificacion por ella, para luego ir centarndonos en Scenarios mas concretos donde distintos elementos empiezan a fallar.</text:span></text:p>
      <text:p text:style-name="Standard"><text:span text:style-name="T71"/></text:p>
      <text:p text:style-name="Standard"><text:span text:style-name="T72">Implementando el primer Scenario ("Happy Day Scenario")</text:span><text:span text:style-name="T71">:</text:span></text:p>
      <text:p text:style-name="Standard"><text:span text:style-name="T71"/></text:p>
      <text:p text:style-name="Standard"><text:span text:style-name="T71">Mantengamos lo siguiente como referencia:</text:span></text:p>
      <text:p text:style-name="Standard"><text:span text:style-name="T71"/></text:p>
      <text:list xml:id="list34570744" text:continue-numbering="true" text:style-name="L4">
        <text:list-item>
          <text:p text:style-name="P26"><text:span text:style-name="T71">When asked if an item that meets both requirements satisfies the condition</text:span></text:p>
          <text:list>
            <text:list-item>
              <text:p text:style-name="P26"><text:span text:style-name="T71">It should confirm that the condition was satisfied.</text:span></text:p>
            </text:list-item>
            <text:list-item>
              <text:p text:style-name="P26"><text:span text:style-name="T71">It should check if the left side requirement is met.</text:span></text:p>
            </text:list-item>
            <text:list-item>
              <text:p text:style-name="P26"><text:span text:style-name="T71">It should check if the right side requirement is met.</text:span></text:p>
            </text:list-item>
          </text:list>
        </text:list-item>
      </text:list>
      <text:p text:style-name="Standard"><text:span text:style-name="T71"/></text:p>
      <text:p text:style-name="Standard"><text:span text:style-name="T71">La Specification y sus Asertions usando Machine.Specifications.DevelopWithPassion serian:</text:span></text:p>
      <text:p text:style-name="Standard"><text:span text:style-name="T71"/></text:p>
      <text:p text:style-name="P7"><text:span text:style-name="T3">public</text:span><text:span text:style-name="T17"> </text:span><text:span text:style-name="T3">class</text:span><text:span text:style-name="T17"> </text:span><text:span text:style-name="T48">concern</text:span><text:span text:style-name="T17"> : </text:span><text:span text:style-name="T48">Observes</text:span><text:span text:style-name="T17">&lt;</text:span><text:span text:style-name="T36">ISpecification</text:span><text:span text:style-name="T17">&lt;</text:span><text:span text:style-name="T36">IWhateverType</text:span><text:span text:style-name="T17">&gt;, </text:span></text:p>
      <text:p text:style-name="P7"><text:span text:style-name="T17"><text:s text:c="32"/></text:span><text:span text:style-name="T48">OrSpecification</text:span><text:span text:style-name="T17">&lt;</text:span><text:span text:style-name="T36">IWhateverType</text:span><text:span text:style-name="T17">&gt;&gt; {}</text:span></text:p>
      <text:p text:style-name="P32"/>
      <text:p text:style-name="P41"><text:span text:style-name="T3">public</text:span><text:span text:style-name="T17"> </text:span><text:span text:style-name="T3">class</text:span><text:span text:style-name="T17"> </text:span><text:span text:style-name="T48">when_asked_if_an_item_that_meets_both_requirements_satisfies_the_condition</text:span><text:span text:style-name="T17"> </text:span></text:p>
      <text:p text:style-name="P41"><text:span text:style-name="T17"><text:s text:c="13"/>: </text:span><text:span text:style-name="T48">concern</text:span></text:p>
      <text:p text:style-name="P32">{</text:p>
      <text:p text:style-name="P41"><text:span text:style-name="T17"><text:s text:c="4"/></text:span><text:span text:style-name="T36">It</text:span><text:span text:style-name="T17"> should_confirm_that_the_condition_was_satisfied = () =&gt; </text:span></text:p>
      <text:p text:style-name="P41"><text:span text:style-name="T17"><text:s text:c="8"/>result.ShouldEqual(</text:span><text:span text:style-name="T3">true</text:span><text:span text:style-name="T17">);</text:span></text:p>
      <text:p text:style-name="P41"><text:span text:style-name="T17"/></text:p>
      <text:p text:style-name="P41"><text:span text:style-name="T17"><text:s text:c="4"/></text:span><text:span text:style-name="T36">It</text:span><text:span text:style-name="T17"> should_check_if_the_left_side_requirement_is_met = () =&gt; </text:span></text:p>
      <text:p text:style-name="P32"><text:s text:c="8"/>left_side_specification.received(</text:p>
      <text:p text:style-name="P32"><text:s text:c="12"/>x =&gt; x.is_satisfied_by(the_item_that_meets_the_requirements));</text:p>
      <text:p text:style-name="P41"><text:span text:style-name="T17"/></text:p>
      <text:p text:style-name="P41"><text:span text:style-name="T17"><text:s text:c="4"/></text:span><text:span text:style-name="T36">It</text:span><text:span text:style-name="T17"> should_check_if_the_right_side_requirement_is_met = () =&gt; </text:span></text:p>
      <text:p text:style-name="P32"><text:s text:c="8"/>right_side_specification.received(</text:p>
      <text:p text:style-name="P32"><text:s/><text:span text:style-name="T84"><text:s text:c="11"/>x =&gt; x.is_satisfied_by(the_item_that_meets_the_requirements));</text:span></text:p>
      <text:p text:style-name="P36"><text:span text:style-name="T65">}</text:span></text:p>
      <text:p text:style-name="Standard"><text:span text:style-name="T71"/></text:p>
      <text:p text:style-name="Standard"><text:span text:style-name="T71">Analicemos por un instante las Asertions de los Bloque IT por separado, para evitar perdernos en el monton de codigo:</text:span></text:p>
      <text:p text:style-name="Standard"><text:span text:style-name="T71"/></text:p>
      <text:p text:style-name="Standard"><text:span text:style-name="T72">It should confirm that the condition was satisfied</text:span><text:span text:style-name="T71">:</text:span></text:p>
      <text:p text:style-name="Standard"><text:span text:style-name="T71"/></text:p>
      <text:p text:style-name="P41"><text:span text:style-name="T36">It</text:span><text:span text:style-name="T17"> should_confirm_that_the_condition_was_satisfied = () =&gt; </text:span></text:p>
      <text:p text:style-name="P41"><text:span text:style-name="T19"><text:s text:c="8"/>result.ShouldEqual(</text:span><text:span text:style-name="T4">true</text:span><text:span text:style-name="T19">);</text:span></text:p>
      <text:p text:style-name="Standard"><text:span text:style-name="T71"/></text:p>
      <text:p text:style-name="Standard"><text:span text:style-name="T71">para confirmar que la condicion se ha cumplido necesitamos comprobar que el resultado es true, y eso, exactamente es lo que hemos escrito.</text:span></text:p>
      <text:p text:style-name="Standard"><text:span text:style-name="T71"/></text:p>
      <text:p text:style-name="Standard"><text:span text:style-name="T72">It should check if the left side requirement is met</text:span><text:span text:style-name="T73">:</text:span></text:p>
      <text:p text:style-name="P1"><text:span text:style-name="T66"/></text:p>
      <text:p text:style-name="P41"><text:span text:style-name="T36">It</text:span><text:span text:style-name="T17"> should_check_if_the_left_side_requirement_is_met = () =&gt; </text:span></text:p>
      <text:p text:style-name="P32"><text:s text:c="8"/>left_side_specification.received(</text:p>
      <text:p text:style-name="P32"><text:s text:c="12"/>x =&gt; x.is_satisfied_by(the_item_that_meets_the_requirements));</text:p>
      <text:p text:style-name="P1"/>
      <text:p text:style-name="P1">para confirmar que los requisitos del ISpecification&lt;T&gt; del lado izquierdo se han cumplido, basta con saber que hemos llamado al metodo "is_satisfied_by (T item)" con el item "the_item_that_meets_the_requirements", y eso es lo que comprobamos cuando invocamos "left_side_specification.received()", que se ha producido esa llamada.</text:p>
      <text:p text:style-name="P1"/>
      <text:p text:style-name="Standard"><text:span text:style-name="T72">It should check if the right side requirement is met</text:span><text:span text:style-name="T73">:</text:span></text:p>
      <text:p text:style-name="P1"><text:span text:style-name="T66"/></text:p>
      <text:p text:style-name="P41"><text:span text:style-name="T36">It</text:span><text:span text:style-name="T17"> should_check_if_the_right_side_requirement_is_met = () =&gt; </text:span></text:p>
      <text:p text:style-name="P32"><text:s text:c="8"/>right_side_specification.received(</text:p>
      <text:p text:style-name="P32"><text:s text:c="12"/>x =&gt; x.is_satisfied_by(the_item_that_meets_the_requirements));</text:p>
      <text:p text:style-name="P1"><text:soft-page-break/></text:p>
      <text:p text:style-name="P1">exactamente igual que en el caso anterior pero con la ISpecification&lt;T&gt; del lado derecho.</text:p>
      <text:p text:style-name="P1"/>
      <text:p text:style-name="P1"><text:span text:style-name="T76">El bloque BECAUSE del primer Scenario</text:span><text:span text:style-name="T75">:</text:span></text:p>
      <text:p text:style-name="P1"><text:span text:style-name="T75"/></text:p>
      <text:p text:style-name="P1"><text:span text:style-name="T75">Recordemos que en este bloque es en el que vamos a detallar la razon por la cual se produce el comportamiento testado, es decir, es donde invocamos el System Under Test (sut):</text:span></text:p>
      <text:p text:style-name="P1"><text:span text:style-name="T75"/></text:p>
      <text:p text:style-name="P41"><text:span text:style-name="T36">Because</text:span><text:span text:style-name="T17"> of = () =&gt; </text:span><text:span text:style-name="T19">result = sut.is_satisfied_by(the_item_that_meets_the_requirements);</text:span></text:p>
      <text:p text:style-name="P1"><text:span text:style-name="T75"/></text:p>
      <text:p text:style-name="P1"><text:span text:style-name="T75">y efectivamente eso es todo lo que hacemos, invocar el metodo que queremos testar (sut.is_satisfied_by()) con sus parametros adecuados (the_item_that_meets_the_requirements), para provocar el comportamiento buscado.</text:span></text:p>
      <text:p text:style-name="P1"><text:span text:style-name="T75"/></text:p>
      <text:p text:style-name="P1"><text:span text:style-name="T76">El bloque ESTABLISH del primer Scenario</text:span><text:span text:style-name="T75">:</text:span></text:p>
      <text:p text:style-name="P2"/>
      <text:p text:style-name="P2">Recordar que aqui es donde se encuentra toda la fontaneria (creacion de objetos, creacion de mocks, establecimiento de los requisitos de los mocks,...), toda la preparacion de los objetos que juegan un papel en la BDD_Spec:</text:p>
      <text:p text:style-name="P2"/>
      <text:p text:style-name="P41"><text:span text:style-name="T36">Establish</text:span><text:span text:style-name="T17"> context = () =&gt;</text:span></text:p>
      <text:p text:style-name="P32">{</text:p>
      <text:p text:style-name="P41"><text:span text:style-name="T17"><text:s text:c="4"/>left_side_specification = the_dependency&lt;</text:span><text:span text:style-name="T36">ISpecification</text:span><text:span text:style-name="T17">&lt;</text:span><text:span text:style-name="T36">IWhateverType</text:span><text:span text:style-name="T17">&gt;&gt;();</text:span></text:p>
      <text:p text:style-name="P41"><text:span text:style-name="T17"><text:s text:c="4"/>right_side_specification = the_dependency&lt;</text:span><text:span text:style-name="T36">ISpecification</text:span><text:span text:style-name="T17">&lt;</text:span><text:span text:style-name="T36">IWhateverType</text:span><text:span text:style-name="T17">&gt;&gt;();</text:span></text:p>
      <text:p text:style-name="P41"><text:span text:style-name="T17"><text:s text:c="4"/>the_item_that_meets_the_requirements = an&lt;</text:span><text:span text:style-name="T36">IWhateverType</text:span><text:span text:style-name="T17">&gt;();</text:span></text:p>
      <text:p text:style-name="P32"/>
      <text:p text:style-name="P41"><text:span text:style-name="T17"><text:s text:c="4"/>left_side_specification</text:span></text:p>
      <text:p text:style-name="P41"><text:span text:style-name="T17"><text:s text:c="8"/>.Stub(x =&gt; x.is_satisfied_by(the_item_that_meets_the_requirements))</text:span></text:p>
      <text:p text:style-name="P41"><text:span text:style-name="T17"><text:s text:c="8"/>.Return(</text:span><text:span text:style-name="T3">true</text:span><text:span text:style-name="T17">);</text:span></text:p>
      <text:p text:style-name="P41"><text:span text:style-name="T17"><text:s text:c="4"/>right_side_specification</text:span></text:p>
      <text:p text:style-name="P41"><text:span text:style-name="T17"><text:s text:c="8"/>.Stub(x =&gt; x.is_satisfied_by(the_item_that_meets_the_requirements))</text:span></text:p>
      <text:p text:style-name="P41"><text:span text:style-name="T17"><text:s text:c="8"/>.Return(</text:span><text:span text:style-name="T3">true</text:span><text:span text:style-name="T17">);</text:span></text:p>
      <text:p text:style-name="P34">};</text:p>
      <text:p text:style-name="P2"/>
      <text:p text:style-name="P2">Vemos que esta dividido en dos bloques:</text:p>
      <text:p text:style-name="P2"/>
      <text:list xml:id="list33307243" text:style-name="L5">
        <text:list-item>
          <text:p text:style-name="P29"><text:span text:style-name="T71">En el primer bloque simplemente creamos todos los objetos que necesitamos a traves de las factorias que nos provee machine.specifications.developwithpassion:</text:span></text:p>
          <text:list>
            <text:list-item>
              <text:p text:style-name="P29"><text:span text:style-name="T71">the_dependency&lt;T&gt;(), crea un mock del tipo especificado por T y ademas lo inyecta al constructor cuando se crea el System Under Test (sut).</text:span></text:p>
            </text:list-item>
            <text:list-item>
              <text:p text:style-name="P29"><text:span text:style-name="T71">an&lt;T&gt;(), crea un stub del tipo espedcificado por T.</text:span></text:p>
            </text:list-item>
          </text:list>
        </text:list-item>
      </text:list>
      <text:p text:style-name="Standard"><text:span text:style-name="T71"/></text:p>
      <text:p text:style-name="Standard"><text:span text:style-name="T71">Es decir, creamos dos mocks para inyectar en el constructor del sut (left_side_specification y right_side_specification) y un stub de proposito general (the_item_that_meets_the_requirements).</text:span></text:p>
      <text:p text:style-name="Standard"><text:span text:style-name="T71"/></text:p>
      <text:list xml:id="list33352152" text:style-name="L6">
        <text:list-item>
          <text:p text:style-name="P30"><text:span text:style-name="T71">En el segundo bloque establecemos el comportamiento esperado de los dos mocks creados anteriormente (left_side_specification y right_side_specification), obligandolos a que:</text:span></text:p>
          <text:list>
            <text:list-item>
              <text:p text:style-name="P30"><text:span text:style-name="T71">cuando reciban una llamada al metodo is_satisfied_by() con el argumento the_item_that_meets_the_requirements,</text:span></text:p>
            </text:list-item>
            <text:list-item>
              <text:p text:style-name="P30"><text:span text:style-name="T71">devuelva el valor true.</text:span></text:p>
            </text:list-item>
          </text:list>
        </text:list-item>
      </text:list>
      <text:p text:style-name="Standard"><text:span text:style-name="T71"/></text:p>
      <text:p text:style-name="Standard"><text:span text:style-name="T72">La implementacion completa del primer Scenario ("Happy Day Scenario")</text:span><text:span text:style-name="T71">:</text:span><text:span text:style-name="T71"> </text:span></text:p>
      <text:p text:style-name="P2"/>
      <text:p text:style-name="P2">Esta seria la BDD_Spec completa con todos los elementos que entran en juego:</text:p>
      <text:p text:style-name="P2"/>
      <text:p text:style-name="P7"><text:span text:style-name="T3">public</text:span><text:span text:style-name="T17"> </text:span><text:span text:style-name="T3">class</text:span><text:span text:style-name="T17"> </text:span><text:span text:style-name="T48">concern</text:span><text:span text:style-name="T17"> : </text:span><text:span text:style-name="T48">Observes</text:span><text:span text:style-name="T17">&lt;</text:span><text:span text:style-name="T36">ISpecification</text:span><text:span text:style-name="T17">&lt;</text:span><text:span text:style-name="T36">IWhateverType</text:span><text:span text:style-name="T17">&gt;, </text:span></text:p>
      <text:p text:style-name="P7"><text:span text:style-name="T17"><text:s text:c="32"/></text:span><text:span text:style-name="T48">OrSpecification</text:span><text:span text:style-name="T17">&lt;</text:span><text:span text:style-name="T36">IWhateverType</text:span><text:span text:style-name="T17">&gt;&gt; {}</text:span></text:p>
      <text:p text:style-name="P32"/>
      <text:p text:style-name="P41"><text:soft-page-break/><text:span text:style-name="T3">public</text:span><text:span text:style-name="T17"> </text:span><text:span text:style-name="T3">class</text:span><text:span text:style-name="T17"> </text:span><text:span text:style-name="T48">when_asked_if_an_item_that_meets_both_requirements_satisfies_the_condition</text:span><text:span text:style-name="T17"> </text:span></text:p>
      <text:p text:style-name="P41"><text:span text:style-name="T17"><text:s text:c="13"/>: </text:span><text:span text:style-name="T48">concern</text:span></text:p>
      <text:p text:style-name="P32">{</text:p>
      <text:p text:style-name="P41"><text:span text:style-name="T17"><text:s text:c="4"/></text:span><text:span text:style-name="T36">Establish</text:span><text:span text:style-name="T17"> context = () =&gt;</text:span></text:p>
      <text:p text:style-name="P32"><text:s text:c="4"/>{</text:p>
      <text:p text:style-name="P41"><text:span text:style-name="T17"><text:s text:c="8"/>left_side_specification = the_dependency&lt;</text:span><text:span text:style-name="T36">ISpecification</text:span><text:span text:style-name="T17">&lt;</text:span><text:span text:style-name="T36">IWhateverType</text:span><text:span text:style-name="T17">&gt;&gt;();</text:span></text:p>
      <text:p text:style-name="P41"><text:span text:style-name="T17"><text:s text:c="8"/>right_side_specification = the_dependency&lt;</text:span><text:span text:style-name="T36">ISpecification</text:span><text:span text:style-name="T17">&lt;</text:span><text:span text:style-name="T36">IWhateverType</text:span><text:span text:style-name="T17">&gt;&gt;();</text:span></text:p>
      <text:p text:style-name="P41"><text:span text:style-name="T17"><text:s text:c="8"/>the_item_that_meets_the_requirements = an&lt;</text:span><text:span text:style-name="T36">IWhateverType</text:span><text:span text:style-name="T17">&gt;();</text:span></text:p>
      <text:p text:style-name="P32"/>
      <text:p text:style-name="P41"><text:span text:style-name="T17"><text:s text:c="8"/>left_side_specification</text:span></text:p>
      <text:p text:style-name="P41"><text:span text:style-name="T17"><text:s text:c="12"/>.Stub(x =&gt; x.is_satisfied_by(the_item_that_meets_the_requirements))</text:span></text:p>
      <text:p text:style-name="P41"><text:span text:style-name="T17"><text:s text:c="12"/>.Return(</text:span><text:span text:style-name="T3">true</text:span><text:span text:style-name="T17">);</text:span></text:p>
      <text:p text:style-name="P41"><text:span text:style-name="T17"><text:s text:c="8"/>right_side_specification</text:span></text:p>
      <text:p text:style-name="P41"><text:span text:style-name="T17"><text:s text:c="12"/>.Stub(x =&gt; x.is_satisfied_by(the_item_that_meets_the_requirements))</text:span></text:p>
      <text:p text:style-name="P41"><text:span text:style-name="T17"><text:s text:c="12"/>.Return(</text:span><text:span text:style-name="T3">true</text:span><text:span text:style-name="T17">);</text:span></text:p>
      <text:p text:style-name="P32"><text:s text:c="4"/>};</text:p>
      <text:p text:style-name="P32"/>
      <text:p text:style-name="P41"><text:span text:style-name="T17"><text:s text:c="4"/></text:span><text:span text:style-name="T36">Because</text:span><text:span text:style-name="T17"> of = () =&gt; </text:span></text:p>
      <text:p text:style-name="P41"><text:span text:style-name="T17"><text:s text:c="8"/>result = sut.is_satisfied_by(the_item_that_meets_the_requirements);</text:span></text:p>
      <text:p text:style-name="P32"/>
      <text:p text:style-name="P41"><text:span text:style-name="T17"><text:s text:c="4"/></text:span><text:span text:style-name="T36">It</text:span><text:span text:style-name="T17"> should_confirm_that_the_condition_was_satisfied = () =&gt; </text:span></text:p>
      <text:p text:style-name="P41"><text:span text:style-name="T17"><text:s text:c="8"/>result.ShouldEqual(</text:span><text:span text:style-name="T3">true</text:span><text:span text:style-name="T17">);</text:span></text:p>
      <text:p text:style-name="P41"><text:span text:style-name="T17"/></text:p>
      <text:p text:style-name="P41"><text:span text:style-name="T17"><text:s text:c="4"/></text:span><text:span text:style-name="T36">It</text:span><text:span text:style-name="T17"> should_check_if_the_left_side_requirement_is_met = () =&gt; </text:span></text:p>
      <text:p text:style-name="P32"><text:s text:c="8"/>left_side_specification.received(</text:p>
      <text:p text:style-name="P32"><text:s text:c="12"/>x =&gt; x.is_satisfied_by(the_item_that_meets_the_requirements));</text:p>
      <text:p text:style-name="P41"><text:span text:style-name="T17"/></text:p>
      <text:p text:style-name="P41"><text:span text:style-name="T17"><text:s text:c="4"/></text:span><text:span text:style-name="T36">It</text:span><text:span text:style-name="T17"> should_check_if_the_right_side_requirement_is_met = () =&gt; </text:span></text:p>
      <text:p text:style-name="P32"><text:s text:c="8"/>right_side_specification.received(</text:p>
      <text:p text:style-name="P32"><text:s text:c="12"/>x =&gt; x.is_satisfied_by(the_item_that_meets_the_requirements));</text:p>
      <text:p text:style-name="P32"/>
      <text:p text:style-name="P41"><text:span text:style-name="T17"><text:s text:c="4"/></text:span><text:span text:style-name="T3">static</text:span><text:span text:style-name="T17"> </text:span><text:span text:style-name="T3">bool</text:span><text:span text:style-name="T17"> result;</text:span></text:p>
      <text:p text:style-name="P41"><text:span text:style-name="T17"><text:s text:c="4"/></text:span><text:span text:style-name="T3">static</text:span><text:span text:style-name="T17"> </text:span><text:span text:style-name="T36">ISpecification</text:span><text:span text:style-name="T17">&lt;</text:span><text:span text:style-name="T36">IWhateverType</text:span><text:span text:style-name="T17">&gt; left_side_specification;</text:span></text:p>
      <text:p text:style-name="P41"><text:span text:style-name="T17"><text:s text:c="4"/></text:span><text:span text:style-name="T3">static</text:span><text:span text:style-name="T17"> </text:span><text:span text:style-name="T36">ISpecification</text:span><text:span text:style-name="T17">&lt;</text:span><text:span text:style-name="T36">IWhateverType</text:span><text:span text:style-name="T17">&gt; right_side_specification;</text:span></text:p>
      <text:p text:style-name="P41"><text:span text:style-name="T17"><text:s text:c="4"/></text:span><text:span text:style-name="T3">static</text:span><text:span text:style-name="T17"> </text:span><text:span text:style-name="T36">IWhateverType</text:span><text:span text:style-name="T17"> the_item_that_meets_the_requirements;</text:span></text:p>
      <text:p text:style-name="P32">}</text:p>
      <text:p text:style-name="P32"/>
      <text:p text:style-name="P32"><text:span text:style-name="T2">public</text:span> <text:span text:style-name="T2">interface</text:span> <text:span text:style-name="T35">IWhateverType</text:span> {}</text:p>
      <text:p text:style-name="P2"/>
      <text:p text:style-name="P2">incluida al final la interface IWhateverType(), que simula el comportamiento de cualquier interface que definamos.</text:p>
      <text:p text:style-name="P2"/>
      <text:p text:style-name="P2">TODO: Volver a contar por algun lado que hace Observe&lt;,&gt;</text:p>
      <text:p text:style-name="P2"/>
      <text:p text:style-name="P2"><text:span text:style-name="T1">Escribiendo el Codigo que nos permite satisfacer las condiciones del Primer Scenario</text:span>:</text:p>
      <text:p text:style-name="P2"/>
      <text:p text:style-name="P2">Una vez escrito el codigo del primer Scenario, debemos escribir la aplicacion en si, es decir, la clase OrSpecification&lt;T&gt;.</text:p>
      <text:p text:style-name="P2"/>
      <text:p text:style-name="P2">Es importante destacar que el orden en el que hacemos las cosas es importante. Asi, primero debemos haber escrito el codigo del Scenario (tal y como hemos hecho), para a continuacion escribir el codigo de la aplicacion en si (que es lo que estamos haciendo ahora).</text:p>
      <text:p text:style-name="P2"/>
      <text:p text:style-name="P2">Si nos centramos primeramente en los dos ultimos bloque IT:</text:p>
      <text:p text:style-name="P2"/>
      <text:p text:style-name="P41"><text:span text:style-name="T36">It</text:span><text:span text:style-name="T17"> should_check_if_the_left_side_requirement_is_met</text:span></text:p>
      <text:p text:style-name="P41"><text:span text:style-name="T36">It</text:span><text:span text:style-name="T17"> should_check_if_the_right_side_requirement_is_met</text:span><text:span text:style-name="T19"> <text:s text:c="3"/></text:span></text:p>
      <text:p text:style-name="P2"/>
      <text:p text:style-name="P2">vemos que necesitamos que necesitamos:</text:p>
      <text:p text:style-name="P2"/>
      <text:p text:style-name="P37">left_side_specification.is_satisfied_by(item);</text:p>
      <text:p text:style-name="P40"><text:soft-page-break/><text:span text:style-name="T34">right_side_specification.is_satisfied_by(item);</text:span></text:p>
      <text:p text:style-name="P2"/>
      <text:p text:style-name="P2">y que ademas ambas specifications (left_side_specification y right_side_specifcation) deben provenir del constructor de la clase (via constructor inyection):</text:p>
      <text:p text:style-name="P2"/>
      <text:p text:style-name="P7"><text:span text:style-name="T3">public</text:span><text:span text:style-name="T17"> OrSpecification(</text:span><text:span text:style-name="T36">ISpecification</text:span><text:span text:style-name="T17">&lt;T&gt; left_side_specification, </text:span></text:p>
      <text:p text:style-name="P7"><text:span text:style-name="T17"><text:s text:c="23"/></text:span><text:span text:style-name="T36">ISpecification</text:span><text:span text:style-name="T17">&lt;T&gt; right_side_specification)</text:span></text:p>
      <text:p text:style-name="P2"/>
      <text:p text:style-name="P2">Es decir, con este codigo que se muestra a continuacion conseguiriamos que los dos bloques IT compilasen y ademas cumpliesen los requisitos:</text:p>
      <text:p text:style-name="P2"/>
      <text:p text:style-name="P7"><text:span text:style-name="T3">public</text:span><text:span text:style-name="T17"> </text:span><text:span text:style-name="T3">class</text:span><text:span text:style-name="T17"> </text:span><text:span text:style-name="T48">OrSpecification</text:span><text:span text:style-name="T17">&lt;T&gt; : </text:span><text:span text:style-name="T36">ISpecification</text:span><text:span text:style-name="T17">&lt;T&gt;</text:span></text:p>
      <text:p text:style-name="P32">{</text:p>
      <text:p text:style-name="P41"><text:span text:style-name="T17"><text:s text:c="4"/></text:span><text:span text:style-name="T36">ISpecification</text:span><text:span text:style-name="T17">&lt;T&gt; left_side_specification;</text:span></text:p>
      <text:p text:style-name="P41"><text:span text:style-name="T17"><text:s text:c="4"/></text:span><text:span text:style-name="T36">ISpecification</text:span><text:span text:style-name="T17">&lt;T&gt; right_side_specification;</text:span></text:p>
      <text:p text:style-name="P32"/>
      <text:p text:style-name="P41"><text:span text:style-name="T17"><text:s text:c="4"/></text:span><text:span text:style-name="T3">public</text:span><text:span text:style-name="T17"> OrSpecification(</text:span><text:span text:style-name="T36">ISpecification</text:span><text:span text:style-name="T17">&lt;T&gt; left_side_specification, </text:span></text:p>
      <text:p text:style-name="P41"><text:span text:style-name="T17"><text:s text:c="27"/></text:span><text:span text:style-name="T36">ISpecification</text:span><text:span text:style-name="T17">&lt;T&gt; right_side_specification)</text:span></text:p>
      <text:p text:style-name="P32"><text:s text:c="4"/>{</text:p>
      <text:p text:style-name="P41"><text:span text:style-name="T17"><text:s text:c="8"/></text:span><text:span text:style-name="T3">this</text:span><text:span text:style-name="T17">.left_side_specification = left_side_specification;</text:span></text:p>
      <text:p text:style-name="P41"><text:span text:style-name="T17"><text:s text:c="8"/></text:span><text:span text:style-name="T3">this</text:span><text:span text:style-name="T17">.right_side_specification = right_side_specification;</text:span></text:p>
      <text:p text:style-name="P32"><text:s text:c="4"/>}</text:p>
      <text:p text:style-name="P32"/>
      <text:p text:style-name="P41"><text:span text:style-name="T17"><text:s text:c="4"/></text:span><text:span text:style-name="T3">public</text:span><text:span text:style-name="T17"> </text:span><text:span text:style-name="T3">bool</text:span><text:span text:style-name="T17"> is_satisfied_by(T item)</text:span></text:p>
      <text:p text:style-name="P32"><text:s text:c="4"/>{</text:p>
      <text:p text:style-name="P32"><text:s text:c="8"/>left_side_specification.is_satisfied_by(item);</text:p>
      <text:p text:style-name="P32"><text:s text:c="8"/>right_side_specification.is_satisfied_by(item);</text:p>
      <text:p text:style-name="P41"><text:span text:style-name="T17"><text:s text:c="8"/></text:span><text:span text:style-name="T3">return</text:span><text:span text:style-name="T17"> </text:span><text:span text:style-name="T3">false</text:span><text:span text:style-name="T17">;</text:span></text:p>
      <text:p text:style-name="P32"><text:s text:c="4"/>}</text:p>
      <text:p text:style-name="P32">}</text:p>
      <text:p text:style-name="P2"/>
      <text:p text:style-name="P2">Es importante desde un punto de vista pedagogico este paso, ya que, claramente la clase no hace lo que queremos (devuelve siempre false, sean cuales sean las dos specifications y el item que le pasamos), pero sin embargo cumplimos dos de los tres bloques IT.</text:p>
      <text:p text:style-name="P2"/>
      <text:p text:style-name="P2">Esto deberia ayudarnos a que abramos los ojos y empecemos a entender un poco mejor todo lo que hay por debajo del BDD.</text:p>
      <text:p text:style-name="P2"/>
      <text:p text:style-name="P2">Una vez dicho esto, debemos movernos al siguiente punto, conseguir satisfacer las 3 condiciones expuestas en los bloques IT, y nos falta:</text:p>
      <text:p text:style-name="P2"/>
      <text:p text:style-name="P8"><text:span text:style-name="T36">It</text:span><text:span text:style-name="T17"> should_confirm_that_the_condition_was_satisfied</text:span></text:p>
      <text:p text:style-name="P2"/>
      <text:p text:style-name="P2">Pero tiene facil arreglo, basta con devolver true, en vez de false:</text:p>
      <text:p text:style-name="P2"/>
      <text:p text:style-name="P41"><text:span text:style-name="T3">public</text:span><text:span text:style-name="T17"> </text:span><text:span text:style-name="T3">bool</text:span><text:span text:style-name="T17"> is_satisfied_by(T item)</text:span></text:p>
      <text:p text:style-name="P32">{</text:p>
      <text:p text:style-name="P32"><text:s text:c="4"/>left_side_specification.is_satisfied_by(item);</text:p>
      <text:p text:style-name="P32"><text:s text:c="4"/>right_side_specification.is_satisfied_by(item);</text:p>
      <text:p text:style-name="P41"><text:span text:style-name="T17"><text:s text:c="4"/></text:span><text:span text:style-name="T3">return</text:span><text:span text:style-name="T17"> </text:span><text:span text:style-name="T3">true</text:span><text:span text:style-name="T17">;</text:span></text:p>
      <text:p text:style-name="P34">}</text:p>
      <text:p text:style-name="P2"/>
      <text:p text:style-name="P2"/>
      <text:p text:style-name="P2">De esta forma satisfacemos las 3 condiciones de los bloques IT. </text:p>
      <text:p text:style-name="P2"/>
      <text:p text:style-name="P2">La pregunta ahora seria la siguiente, ¿el metodo is_satisfied_by(T item) de la clase OrSpecification&lt;T&gt; hace lo que queremos que haga?</text:p>
      <text:p text:style-name="P2"/>
      <text:p text:style-name="P2">La respuesta es que NO, ya que queremos que haga una evaluacion del operando logico OR, y <text:s/>claramente no lo hace ya que evalua los operandos por separado:</text:p>
      <text:p text:style-name="P2"/>
      <text:p text:style-name="P32">left_side_specification.is_satisfied_by(item);</text:p>
      <text:p text:style-name="P34"><text:soft-page-break/>right_side_specification.is_satisfied_by(item);</text:p>
      <text:p text:style-name="P2"/>
      <text:p text:style-name="P2">pero no tiene en cuenta los resultados de dicha evaluacion y devuelve siempre true:</text:p>
      <text:p text:style-name="P2"/>
      <text:p text:style-name="P8"><text:span text:style-name="T3">return</text:span><text:span text:style-name="T17"> </text:span><text:span text:style-name="T3">true</text:span><text:span text:style-name="T17">;</text:span></text:p>
      <text:p text:style-name="P2"/>
      <text:p text:style-name="P2">independientemente de cual haya sido el resultado de la evaluacion previa.</text:p>
      <text:p text:style-name="P2"/>
      <text:p text:style-name="P2">La cuestion aqui, es que SI que cumple los requisitos de nuestra BDD_Spec (los 3 bloques IT).</text:p>
      <text:p text:style-name="P2"/>
      <text:p text:style-name="P2">¿Que es lo que ocurre entonces?</text:p>
      <text:p text:style-name="P2"/>
      <text:p text:style-name="P2">Pues que necesitamos programar las otras BDD_Specs que quedan:</text:p>
      <text:p text:style-name="P2"/>
      <text:list xml:id="list34556834" text:continue-list="list34570744" text:style-name="L4">
        <text:list-item>
          <text:p text:style-name="P26"><text:span text:style-name="T71">When asked if an item that meets only the left side requirement satisfies the condition</text:span></text:p>
          <text:list>
            <text:list-item>
              <text:p text:style-name="P26"><text:span text:style-name="T71">It should confirm that the condition was satisfied.</text:span></text:p>
            </text:list-item>
            <text:list-item>
              <text:p text:style-name="P26"><text:span text:style-name="T71">It should check if the left side requirement is met.</text:span></text:p>
            </text:list-item>
            <text:list-item>
              <text:p text:style-name="P26"><text:span text:style-name="T71">It should check if the right side requirement is not met.</text:span></text:p>
              <text:p text:style-name="P26"><text:span text:style-name="T71"/></text:p>
            </text:list-item>
          </text:list>
        </text:list-item>
        <text:list-item>
          <text:p text:style-name="P26"><text:span text:style-name="T71">When asked if an item that meets only the right side requirement satisfies the condition</text:span></text:p>
          <text:list>
            <text:list-item>
              <text:p text:style-name="P26"><text:span text:style-name="T71">It should confirm that the condition was satisfied.</text:span></text:p>
            </text:list-item>
            <text:list-item>
              <text:p text:style-name="P26"><text:span text:style-name="T71">It should check if the left side requirement is not met.</text:span></text:p>
            </text:list-item>
            <text:list-item>
              <text:p text:style-name="P26"><text:span text:style-name="T71">It should check if the right side requirement is met.</text:span></text:p>
              <text:p text:style-name="P26"><text:span text:style-name="T71"/></text:p>
            </text:list-item>
          </text:list>
        </text:list-item>
        <text:list-item>
          <text:p text:style-name="P26"><text:span text:style-name="T71">When asked if an item that does not meet any of the requirements satisfies the condition</text:span></text:p>
          <text:list>
            <text:list-item>
              <text:p text:style-name="P26"><text:span text:style-name="T71">It should confirm that the condition was not satisfied.</text:span></text:p>
            </text:list-item>
            <text:list-item>
              <text:p text:style-name="P26"><text:span text:style-name="T71">It should check if the left side requirement is not met.</text:span></text:p>
            </text:list-item>
            <text:list-item>
              <text:p text:style-name="P25">It should check if the right side requirement is not met.</text:p>
            </text:list-item>
          </text:list>
        </text:list-item>
      </text:list>
      <text:p text:style-name="P2"/>
      <text:p text:style-name="P2">para obligar a nuestro codigo a hacer lo que queremos (que evalue la operacion logica OR).</text:p>
      <text:p text:style-name="P2"/>
      <text:p text:style-name="P2">NOTA: En un escenario de programacion normal, lo logico seria haber escrito ya en este punto:</text:p>
      <text:p text:style-name="P2"/>
      <text:p text:style-name="P7"><text:span text:style-name="T3">public</text:span><text:span text:style-name="T17"> </text:span><text:span text:style-name="T3">bool</text:span><text:span text:style-name="T17"> is_satisfied_by(T item)</text:span></text:p>
      <text:p text:style-name="P32">{</text:p>
      <text:p text:style-name="P41"><text:span text:style-name="T17"><text:s text:c="4"/></text:span><text:span text:style-name="T3">return</text:span><text:span text:style-name="T17"> left_side_specification.is_satisfied_by(item) || </text:span></text:p>
      <text:p text:style-name="P41"><text:span text:style-name="T17"><text:s text:c="11"/>right_side_specification.is_satisfied_by(item);</text:span></text:p>
      <text:p text:style-name="P41"><text:span text:style-name="T17">}</text:span></text:p>
      <text:p text:style-name="P2"/>
      <text:p text:style-name="P2">que hace lo que queremos, y a continuacion escribir el codigo del las BDD_Specs restantes y comprobar que efectivamente funciona. Sin embargo es muy util la filosofia que hay detras de hacer las cosas tal y como hemos ido detallando hasta ahora, y es que el principio "escribir el minimo codigo necesario para satisfacer las condiciones establecidas por nuestro test" del TDD clasico, es muy util cuando nos enfrentamos a escenarios mucho mas complejos que el tratado aqui.</text:p>
      <text:p text:style-name="P2"/>
      <text:p text:style-name="P2">FIN NOTA.</text:p>
      <text:p text:style-name="P2"/>
      <text:p text:style-name="P2"><text:span text:style-name="T1">Implementando los Scenarios restantes</text:span><text:span text:style-name="T90">:</text:span></text:p>
      <text:p text:style-name="P2"><text:span text:style-name="T90"/></text:p>
      <text:p text:style-name="P2"><text:span text:style-name="T90">Sin entrar en el nivel de detalle de la explicacion del primer Scenario ("Happy Day Scenario"), los Scenarios restantes</text:span></text:p>
      <text:p text:style-name="P2"><text:span text:style-name="T90"/></text:p>
      <text:list xml:id="list34571242" text:continue-numbering="true" text:style-name="L4">
        <text:list-item>
          <text:p text:style-name="P26"><text:soft-page-break/><text:span text:style-name="T71">When asked if an item that meets only the left side requirement satisfies the condition</text:span></text:p>
          <text:list>
            <text:list-item>
              <text:p text:style-name="P26"><text:span text:style-name="T71">It should confirm that the condition was satisfied.</text:span></text:p>
            </text:list-item>
            <text:list-item>
              <text:p text:style-name="P26"><text:span text:style-name="T71">It should check if the left side requirement is met.</text:span></text:p>
            </text:list-item>
            <text:list-item>
              <text:p text:style-name="P26"><text:span text:style-name="T71">It should check if the right side requirement is not met.</text:span></text:p>
              <text:p text:style-name="P26"><text:span text:style-name="T71"/></text:p>
            </text:list-item>
          </text:list>
        </text:list-item>
        <text:list-item>
          <text:p text:style-name="P26"><text:span text:style-name="T71">When asked if an item that meets only the right side requirement satisfies the condition</text:span></text:p>
          <text:list>
            <text:list-item>
              <text:p text:style-name="P26"><text:span text:style-name="T71">It should confirm that the condition was satisfied.</text:span></text:p>
            </text:list-item>
            <text:list-item>
              <text:p text:style-name="P26"><text:span text:style-name="T71">It should check if the left side requirement is not met.</text:span></text:p>
            </text:list-item>
            <text:list-item>
              <text:p text:style-name="P26"><text:span text:style-name="T71">It should check if the right side requirement is met.</text:span></text:p>
              <text:p text:style-name="P26"><text:span text:style-name="T71"/></text:p>
            </text:list-item>
          </text:list>
        </text:list-item>
        <text:list-item>
          <text:p text:style-name="P26"><text:span text:style-name="T71">When asked if an item that does not meet any of the requirements satisfies the condition</text:span></text:p>
          <text:list>
            <text:list-item>
              <text:p text:style-name="P26"><text:span text:style-name="T71">It should confirm that the condition was not satisfied.</text:span></text:p>
            </text:list-item>
            <text:list-item>
              <text:p text:style-name="P26"><text:span text:style-name="T71">It should check if the left side requirement is not met.</text:span></text:p>
            </text:list-item>
            <text:list-item>
              <text:p text:style-name="P25"><text:span text:style-name="T90">It should check if the right side requirement is not met.</text:span></text:p>
            </text:list-item>
          </text:list>
        </text:list-item>
      </text:list>
      <text:p text:style-name="P2"><text:span text:style-name="T90"/></text:p>
      <text:p text:style-name="P2"><text:span text:style-name="T90">se implementarian a traves del siguiente codigo:</text:span></text:p>
      <text:p text:style-name="P2"><text:span text:style-name="T90"/></text:p>
      <text:p text:style-name="P7"><text:span text:style-name="T9">public</text:span><text:span text:style-name="T24"> </text:span><text:span text:style-name="T9">class</text:span><text:span text:style-name="T24"> </text:span><text:span text:style-name="T53">when_asked_if_an_item_that_meets_only_the_left_side_requirement_satisfies_the_condition</text:span><text:span text:style-name="T24"> : </text:span><text:span text:style-name="T53">concern</text:span></text:p>
      <text:p text:style-name="P32">{</text:p>
      <text:p text:style-name="P41"><text:span text:style-name="T17"><text:s text:c="4"/></text:span><text:span text:style-name="T36">Establish</text:span><text:span text:style-name="T17"> context = () =&gt;</text:span></text:p>
      <text:p text:style-name="P32"><text:s text:c="4"/>{</text:p>
      <text:p text:style-name="P41"><text:span text:style-name="T17"><text:s text:c="8"/>left_side_specification = the_dependency&lt;</text:span><text:span text:style-name="T36">ISpecification</text:span><text:span text:style-name="T17">&lt;</text:span><text:span text:style-name="T36">IWhateverType</text:span><text:span text:style-name="T17">&gt;&gt;();</text:span></text:p>
      <text:p text:style-name="P41"><text:span text:style-name="T17"><text:s text:c="8"/>right_side_specification = the_dependency&lt;</text:span><text:span text:style-name="T36">ISpecification</text:span><text:span text:style-name="T17">&lt;</text:span><text:span text:style-name="T36">IWhateverType</text:span><text:span text:style-name="T17">&gt;&gt;();</text:span></text:p>
      <text:p text:style-name="P41"><text:span text:style-name="T17"><text:s text:c="8"/>the_item_that_meets_the_left_side_requirement = an&lt;</text:span><text:span text:style-name="T36">IWhateverType</text:span><text:span text:style-name="T17">&gt;();</text:span></text:p>
      <text:p text:style-name="P32"/>
      <text:p text:style-name="P32"><text:s text:c="8"/>left_side_specification</text:p>
      <text:p text:style-name="P32"><text:s text:c="11"/>.Stub(x =&gt; x.is_satisfied_by(the_item_that_meets_the_left_side_requirement))</text:p>
      <text:p text:style-name="P41"><text:span text:style-name="T17"><text:s text:c="11"/>.Return(</text:span><text:span text:style-name="T3">true</text:span><text:span text:style-name="T17">);</text:span></text:p>
      <text:p text:style-name="P32"><text:s text:c="8"/>right_side_specification</text:p>
      <text:p text:style-name="P32"><text:s text:c="11"/>.Stub(x =&gt; x.is_satisfied_by(the_item_that_meets_the_left_side_requirement))</text:p>
      <text:p text:style-name="P41"><text:span text:style-name="T17"><text:s text:c="11"/>.Return(</text:span><text:span text:style-name="T3">false</text:span><text:span text:style-name="T17">);</text:span></text:p>
      <text:p text:style-name="P32"><text:s text:c="4"/>};</text:p>
      <text:p text:style-name="P32"/>
      <text:p text:style-name="P41"><text:span text:style-name="T17"><text:s text:c="4"/></text:span><text:span text:style-name="T36">Because</text:span><text:span text:style-name="T17"> of = () =&gt; </text:span></text:p>
      <text:p text:style-name="P41"><text:span text:style-name="T17"><text:s text:c="8"/>result = sut.is_satisfied_by(the_item_that_meets_the_left_side_requirement);</text:span></text:p>
      <text:p text:style-name="P32"/>
      <text:p text:style-name="P41"><text:span text:style-name="T17"><text:s text:c="4"/></text:span><text:span text:style-name="T36">It</text:span><text:span text:style-name="T17"> should_confirm_that_the_condition_was_satisfied = () =&gt; </text:span></text:p>
      <text:p text:style-name="P41"><text:span text:style-name="T17"><text:s text:c="7"/>result.ShouldEqual(</text:span><text:span text:style-name="T3">true</text:span><text:span text:style-name="T17">);</text:span></text:p>
      <text:p text:style-name="P41"><text:span text:style-name="T17"><text:s text:c="4"/></text:span><text:span text:style-name="T36">It</text:span><text:span text:style-name="T17"> should_check_if_the_left_side_requirement_is_met = () =&gt; </text:span></text:p>
      <text:p text:style-name="P32"><text:s text:c="7"/>left_side_specification</text:p>
      <text:p text:style-name="P32"><text:s text:c="6"/>.received(x =&gt; x.is_satisfied_by(the_item_that_meets_the_left_side_requirement));</text:p>
      <text:p text:style-name="P41"><text:span text:style-name="T17"><text:s text:c="4"/></text:span><text:span text:style-name="T36">It</text:span><text:span text:style-name="T17"> should_check_if_the_right_side_requirement_is_not_met = () =&gt; </text:span></text:p>
      <text:p text:style-name="P32"><text:s text:c="7"/>right_side_specification</text:p>
      <text:p text:style-name="P32"><text:s text:c="6"/>.received(x =&gt; x.is_satisfied_by(the_item_that_meets_the_left_side_requirement));</text:p>
      <text:p text:style-name="P32"/>
      <text:p text:style-name="P41"><text:span text:style-name="T17"><text:s text:c="4"/></text:span><text:span text:style-name="T3">static</text:span><text:span text:style-name="T17"> </text:span><text:span text:style-name="T3">bool</text:span><text:span text:style-name="T17"> result;</text:span></text:p>
      <text:p text:style-name="P41"><text:span text:style-name="T17"><text:s text:c="4"/></text:span><text:span text:style-name="T3">static</text:span><text:span text:style-name="T17"> </text:span><text:span text:style-name="T36">ISpecification</text:span><text:span text:style-name="T17">&lt;</text:span><text:span text:style-name="T36">IWhateverType</text:span><text:span text:style-name="T17">&gt; left_side_specification;</text:span></text:p>
      <text:p text:style-name="P41"><text:span text:style-name="T17"><text:s text:c="4"/></text:span><text:span text:style-name="T3">static</text:span><text:span text:style-name="T17"> </text:span><text:span text:style-name="T36">ISpecification</text:span><text:span text:style-name="T17">&lt;</text:span><text:span text:style-name="T36">IWhateverType</text:span><text:span text:style-name="T17">&gt; right_side_specification;</text:span></text:p>
      <text:p text:style-name="P41"><text:span text:style-name="T17"><text:s text:c="4"/></text:span><text:span text:style-name="T3">static</text:span><text:span text:style-name="T17"> </text:span><text:span text:style-name="T36">IWhateverType</text:span><text:span text:style-name="T17"> the_item_that_meets_the_left_side_requirement;</text:span></text:p>
      <text:p text:style-name="P32">}</text:p>
      <text:p text:style-name="P32"/>
      <text:p text:style-name="P41"><text:span text:style-name="T3">public</text:span><text:span text:style-name="T17"> </text:span><text:span text:style-name="T3">class</text:span><text:span text:style-name="T17"> </text:span><text:span text:style-name="T48">when_asked_if_an_item_that_meets_only_the_right_side_requirement_satisfies_the_condition</text:span><text:span text:style-name="T17"> : </text:span><text:span text:style-name="T48">concern</text:span></text:p>
      <text:p text:style-name="P32"><text:soft-page-break/>{</text:p>
      <text:p text:style-name="P41"><text:span text:style-name="T17"><text:s text:c="4"/></text:span><text:span text:style-name="T36">Establish</text:span><text:span text:style-name="T17"> context = () =&gt;</text:span></text:p>
      <text:p text:style-name="P32"><text:s text:c="4"/>{</text:p>
      <text:p text:style-name="P41"><text:span text:style-name="T17"><text:s text:c="8"/>left_side_specification = the_dependency&lt;</text:span><text:span text:style-name="T36">ISpecification</text:span><text:span text:style-name="T17">&lt;</text:span><text:span text:style-name="T36">IWhateverType</text:span><text:span text:style-name="T17">&gt;&gt;();</text:span></text:p>
      <text:p text:style-name="P41"><text:span text:style-name="T17"><text:s text:c="8"/>right_side_specification = the_dependency&lt;</text:span><text:span text:style-name="T36">ISpecification</text:span><text:span text:style-name="T17">&lt;</text:span><text:span text:style-name="T36">IWhateverType</text:span><text:span text:style-name="T17">&gt;&gt;();</text:span></text:p>
      <text:p text:style-name="P41"><text:span text:style-name="T17"><text:s text:c="8"/>the_item_that_meets_the_right_side_requirement = an&lt;</text:span><text:span text:style-name="T36">IWhateverType</text:span><text:span text:style-name="T17">&gt;();</text:span></text:p>
      <text:p text:style-name="P32"/>
      <text:p text:style-name="P32"><text:s text:c="8"/>left_side_specification</text:p>
      <text:p text:style-name="P32"><text:s text:c="10"/>.Stub(x =&gt; x.is_satisfied_by(the_item_that_meets_the_right_side_requirement))</text:p>
      <text:p text:style-name="P41"><text:span text:style-name="T17"><text:s text:c="10"/>.Return(</text:span><text:span text:style-name="T3">false</text:span><text:span text:style-name="T17">);</text:span></text:p>
      <text:p text:style-name="P32"><text:s text:c="8"/>right_side_specification</text:p>
      <text:p text:style-name="P32"><text:s text:c="10"/>.Stub(x =&gt; x.is_satisfied_by(the_item_that_meets_the_right_side_requirement))</text:p>
      <text:p text:style-name="P41"><text:span text:style-name="T17"><text:s text:c="10"/>.Return(</text:span><text:span text:style-name="T3">true</text:span><text:span text:style-name="T17">);</text:span></text:p>
      <text:p text:style-name="P32"><text:s text:c="4"/>};</text:p>
      <text:p text:style-name="P32"/>
      <text:p text:style-name="P41"><text:span text:style-name="T17"><text:s text:c="4"/></text:span><text:span text:style-name="T36">Because</text:span><text:span text:style-name="T17"> of = () =&gt; </text:span></text:p>
      <text:p text:style-name="P41"><text:span text:style-name="T17"><text:s text:c="6"/>result = sut.is_satisfied_by(the_item_that_meets_the_right_side_requirement);</text:span></text:p>
      <text:p text:style-name="P32"/>
      <text:p text:style-name="P41"><text:span text:style-name="T17"><text:s text:c="4"/></text:span><text:span text:style-name="T36">It</text:span><text:span text:style-name="T17"> should_confirm_that_the_condition_was_satisfied = () =&gt; </text:span></text:p>
      <text:p text:style-name="P41"><text:span text:style-name="T17"><text:s text:c="6"/>result.ShouldEqual(</text:span><text:span text:style-name="T3">true</text:span><text:span text:style-name="T17">);</text:span></text:p>
      <text:p text:style-name="P41"><text:span text:style-name="T17"><text:s text:c="4"/></text:span><text:span text:style-name="T36">It</text:span><text:span text:style-name="T17"> should_check_if_the_left_side_requirement_is_not_met = () =&gt;</text:span></text:p>
      <text:p text:style-name="P32"><text:s text:c="6"/>left_side_specification</text:p>
      <text:p text:style-name="P32"><text:s text:c="5"/>.received(x =&gt; x.is_satisfied_by(the_item_that_meets_the_right_side_requirement));</text:p>
      <text:p text:style-name="P41"><text:span text:style-name="T17"><text:s text:c="4"/></text:span><text:span text:style-name="T36">It</text:span><text:span text:style-name="T17"> should_check_if_the_right_side_requirement_is_met = () =&gt;</text:span></text:p>
      <text:p text:style-name="P32"><text:s text:c="6"/>right_side_specification</text:p>
      <text:p text:style-name="P32"><text:s text:c="5"/>.received(x =&gt; x.is_satisfied_by(the_item_that_meets_the_right_side_requirement));</text:p>
      <text:p text:style-name="P32"/>
      <text:p text:style-name="P41"><text:span text:style-name="T17"><text:s text:c="4"/></text:span><text:span text:style-name="T3">static</text:span><text:span text:style-name="T17"> </text:span><text:span text:style-name="T3">bool</text:span><text:span text:style-name="T17"> result;</text:span></text:p>
      <text:p text:style-name="P41"><text:span text:style-name="T17"><text:s text:c="4"/></text:span><text:span text:style-name="T3">static</text:span><text:span text:style-name="T17"> </text:span><text:span text:style-name="T36">ISpecification</text:span><text:span text:style-name="T17">&lt;</text:span><text:span text:style-name="T36">IWhateverType</text:span><text:span text:style-name="T17">&gt; left_side_specification;</text:span></text:p>
      <text:p text:style-name="P41"><text:span text:style-name="T17"><text:s text:c="4"/></text:span><text:span text:style-name="T3">static</text:span><text:span text:style-name="T17"> </text:span><text:span text:style-name="T36">ISpecification</text:span><text:span text:style-name="T17">&lt;</text:span><text:span text:style-name="T36">IWhateverType</text:span><text:span text:style-name="T17">&gt; right_side_specification;</text:span></text:p>
      <text:p text:style-name="P41"><text:span text:style-name="T17"><text:s text:c="4"/></text:span><text:span text:style-name="T3">static</text:span><text:span text:style-name="T17"> </text:span><text:span text:style-name="T36">IWhateverType</text:span><text:span text:style-name="T17"> the_item_that_meets_the_right_side_requirement;</text:span></text:p>
      <text:p text:style-name="P32">}</text:p>
      <text:p text:style-name="P32"/>
      <text:p text:style-name="P41"><text:span text:style-name="T3">public</text:span><text:span text:style-name="T17"> </text:span><text:span text:style-name="T3">class</text:span><text:span text:style-name="T17"> </text:span><text:span text:style-name="T48">when_asked_if_an_item_that_does_not_meet_any_of_the_requirements_satisfies_the_condition</text:span><text:span text:style-name="T17"> : </text:span><text:span text:style-name="T48">concern</text:span></text:p>
      <text:p text:style-name="P32">{</text:p>
      <text:p text:style-name="P41"><text:span text:style-name="T17"><text:s text:c="4"/></text:span><text:span text:style-name="T36">Establish</text:span><text:span text:style-name="T17"> context = () =&gt;</text:span></text:p>
      <text:p text:style-name="P32"><text:s text:c="4"/>{</text:p>
      <text:p text:style-name="P41"><text:span text:style-name="T17"><text:s text:c="8"/>left_side_specification = the_dependency&lt;</text:span><text:span text:style-name="T36">ISpecification</text:span><text:span text:style-name="T17">&lt;</text:span><text:span text:style-name="T36">IWhateverType</text:span><text:span text:style-name="T17">&gt;&gt;();</text:span></text:p>
      <text:p text:style-name="P41"><text:span text:style-name="T17"><text:s text:c="8"/>right_side_specification = the_dependency&lt;</text:span><text:span text:style-name="T36">ISpecification</text:span><text:span text:style-name="T17">&lt;</text:span><text:span text:style-name="T36">IWhateverType</text:span><text:span text:style-name="T17">&gt;&gt;();</text:span></text:p>
      <text:p text:style-name="P41"><text:span text:style-name="T17"><text:s text:c="8"/>the_item_that_meets_the_requirements = an&lt;</text:span><text:span text:style-name="T36">IWhateverType</text:span><text:span text:style-name="T17">&gt;();</text:span></text:p>
      <text:p text:style-name="P32"/>
      <text:p text:style-name="P32"><text:s text:c="8"/>left_side_specification</text:p>
      <text:p text:style-name="P32"><text:s text:c="12"/>.Stub(x =&gt; x.is_satisfied_by(the_item_that_meets_the_requirements))</text:p>
      <text:p text:style-name="P41"><text:span text:style-name="T17"><text:s text:c="12"/>.Return(</text:span><text:span text:style-name="T3">false</text:span><text:span text:style-name="T17">);</text:span></text:p>
      <text:p text:style-name="P32"><text:s text:c="8"/>right_side_specification</text:p>
      <text:p text:style-name="P32"><text:s text:c="12"/>.Stub(x =&gt; x.is_satisfied_by(the_item_that_meets_the_requirements))</text:p>
      <text:p text:style-name="P41"><text:span text:style-name="T17"><text:s text:c="12"/>.Return(</text:span><text:span text:style-name="T3">false</text:span><text:span text:style-name="T17">);</text:span></text:p>
      <text:p text:style-name="P32"><text:s text:c="4"/>};</text:p>
      <text:p text:style-name="P32"/>
      <text:p text:style-name="P41"><text:span text:style-name="T17"><text:s text:c="4"/></text:span><text:span text:style-name="T36">Because</text:span><text:span text:style-name="T17"> of = () =&gt; </text:span></text:p>
      <text:p text:style-name="P41"><text:span text:style-name="T17"><text:s text:c="8"/>result = sut.is_satisfied_by(the_item_that_meets_the_requirements);</text:span></text:p>
      <text:p text:style-name="P32"/>
      <text:p text:style-name="P41"><text:span text:style-name="T17"><text:s text:c="4"/></text:span><text:span text:style-name="T36">It</text:span><text:span text:style-name="T17"> should_confirm_that_the_condition_was_not_satisfied = () =&gt; </text:span></text:p>
      <text:p text:style-name="P41"><text:span text:style-name="T17"><text:s text:c="8"/>result.ShouldEqual(</text:span><text:span text:style-name="T3">false</text:span><text:span text:style-name="T17">);</text:span></text:p>
      <text:p text:style-name="P41"><text:span text:style-name="T17"><text:s text:c="4"/></text:span><text:span text:style-name="T36">It</text:span><text:span text:style-name="T17"> should_check_if_the_left_side_requirement_is_not_met = () =&gt;</text:span></text:p>
      <text:p text:style-name="P32"><text:s text:c="8"/>left_side_specification</text:p>
      <text:p text:style-name="P32"><text:s text:c="12"/>.received(x =&gt; x.is_satisfied_by(the_item_that_meets_the_requirements));</text:p>
      <text:p text:style-name="P41"><text:span text:style-name="T17"><text:s text:c="4"/></text:span><text:span text:style-name="T36">It</text:span><text:span text:style-name="T17"> should_check_if_the_right_side_requirement_is_not_met = () =&gt;</text:span></text:p>
      <text:p text:style-name="P32"><text:s text:c="8"/>right_side_specification</text:p>
      <text:p text:style-name="P32"><text:s text:c="12"/>.received(x =&gt; x.is_satisfied_by(the_item_that_meets_the_requirements));</text:p>
      <text:p text:style-name="P32"><text:soft-page-break/></text:p>
      <text:p text:style-name="P41"><text:span text:style-name="T17"><text:s text:c="4"/></text:span><text:span text:style-name="T3">static</text:span><text:span text:style-name="T17"> </text:span><text:span text:style-name="T3">bool</text:span><text:span text:style-name="T17"> result;</text:span></text:p>
      <text:p text:style-name="P41"><text:span text:style-name="T17"><text:s text:c="4"/></text:span><text:span text:style-name="T3">static</text:span><text:span text:style-name="T17"> </text:span><text:span text:style-name="T36">ISpecification</text:span><text:span text:style-name="T17">&lt;</text:span><text:span text:style-name="T36">IWhateverType</text:span><text:span text:style-name="T17">&gt; left_side_specification;</text:span></text:p>
      <text:p text:style-name="P41"><text:span text:style-name="T17"><text:s text:c="4"/></text:span><text:span text:style-name="T3">static</text:span><text:span text:style-name="T17"> </text:span><text:span text:style-name="T36">ISpecification</text:span><text:span text:style-name="T17">&lt;</text:span><text:span text:style-name="T36">IWhateverType</text:span><text:span text:style-name="T17">&gt; right_side_specification;</text:span></text:p>
      <text:p text:style-name="P41"><text:span text:style-name="T17"><text:s text:c="4"/></text:span><text:span text:style-name="T3">static</text:span><text:span text:style-name="T17"> </text:span><text:span text:style-name="T36">IWhateverType</text:span><text:span text:style-name="T17"> the_item_that_meets_the_requirements;</text:span></text:p>
      <text:p text:style-name="P32">}</text:p>
      <text:p text:style-name="P2"><text:span text:style-name="T90"/></text:p>
      <text:p text:style-name="P2"><text:span text:style-name="T90">y que nos obligaria a que nuestra clase OrSpecification, hiciese lo que queremos:</text:span></text:p>
      <text:p text:style-name="P2"><text:span text:style-name="T90"/></text:p>
      <text:p text:style-name="P7"><text:span text:style-name="T9">public</text:span><text:span text:style-name="T24"> </text:span><text:span text:style-name="T9">class</text:span><text:span text:style-name="T24"> </text:span><text:span text:style-name="T53">OrSpecification</text:span><text:span text:style-name="T24">&lt;T&gt; : </text:span><text:span text:style-name="T41">ISpecification</text:span><text:span text:style-name="T24">&lt;T&gt;</text:span></text:p>
      <text:p text:style-name="P32">{</text:p>
      <text:p text:style-name="P41"><text:span text:style-name="T17"><text:s text:c="4"/></text:span><text:span text:style-name="T36">ISpecification</text:span><text:span text:style-name="T17">&lt;T&gt; left_side_specification;</text:span></text:p>
      <text:p text:style-name="P41"><text:span text:style-name="T17"><text:s text:c="4"/></text:span><text:span text:style-name="T36">ISpecification</text:span><text:span text:style-name="T17">&lt;T&gt; right_side_specification;</text:span></text:p>
      <text:p text:style-name="P32"/>
      <text:p text:style-name="P41"><text:span text:style-name="T17"><text:s text:c="4"/></text:span><text:span text:style-name="T3">public</text:span><text:span text:style-name="T17"> OrSpecification(</text:span><text:span text:style-name="T36">ISpecification</text:span><text:span text:style-name="T17">&lt;T&gt; left_side_specification, </text:span></text:p>
      <text:p text:style-name="P41"><text:span text:style-name="T17"><text:s text:c="27"/></text:span><text:span text:style-name="T36">ISpecification</text:span><text:span text:style-name="T17">&lt;T&gt; right_side_specification)</text:span></text:p>
      <text:p text:style-name="P32"><text:s text:c="4"/>{</text:p>
      <text:p text:style-name="P41"><text:span text:style-name="T17"><text:s text:c="8"/></text:span><text:span text:style-name="T3">this</text:span><text:span text:style-name="T17">.left_side_specification = left_side_specification;</text:span></text:p>
      <text:p text:style-name="P41"><text:span text:style-name="T17"><text:s text:c="8"/></text:span><text:span text:style-name="T3">this</text:span><text:span text:style-name="T17">.right_side_specification = right_side_specification;</text:span></text:p>
      <text:p text:style-name="P32"><text:s text:c="4"/>}</text:p>
      <text:p text:style-name="P32"/>
      <text:p text:style-name="P41"><text:span text:style-name="T17"><text:s text:c="4"/></text:span><text:span text:style-name="T3">public</text:span><text:span text:style-name="T17"> </text:span><text:span text:style-name="T3">bool</text:span><text:span text:style-name="T17"> is_satisfied_by(T item)</text:span></text:p>
      <text:p text:style-name="P32"><text:s text:c="4"/>{</text:p>
      <text:p text:style-name="P41"><text:span text:style-name="T17"><text:s text:c="8"/></text:span><text:span text:style-name="T3">return</text:span><text:span text:style-name="T17"> left_side_specification.is_satisfied_by(item) || </text:span></text:p>
      <text:p text:style-name="P41"><text:span text:style-name="T17"><text:s text:c="15"/>right_side_specification.is_satisfied_by(item);</text:span></text:p>
      <text:p text:style-name="P32"><text:s text:c="4"/>}</text:p>
      <text:p text:style-name="P32">}</text:p>
      <text:p text:style-name="P2"><text:span text:style-name="T90"/></text:p>
      <text:p text:style-name="P2"><text:span text:style-name="T90">Y con esto habriamos completado nuestro objetivo.</text:span></text:p>
      <text:p text:style-name="P2"><text:span text:style-name="T90"/></text:p>
      <text:p text:style-name="P2"><text:span text:style-name="T90"/></text:p>
      <text:p text:style-name="P2"><text:span text:style-name="T90"/></text:p>
      <text:p text:style-name="P2"/>
      <text:p text:style-name="P2">ESTUDIO DE LA SOLUCION JPBOODHOO (TEMPORAL):</text:p>
      <text:p text:style-name="P2"/>
      <text:p text:style-name="P2">Interface original <text:span text:style-name="T62">ISpecification&lt;T&gt;</text:span>:</text:p>
      <text:p text:style-name="P2"/>
      <text:p text:style-name="P39"><text:span text:style-name="T14">namespace</text:span><text:span text:style-name="T28"> nothinbutdotnetstore.utility</text:span></text:p>
      <text:p text:style-name="P35">{</text:p>
      <text:p text:style-name="P40"><text:span text:style-name="T28"><text:s text:c="4"/></text:span><text:span text:style-name="T14">public</text:span><text:span text:style-name="T28"> </text:span><text:span text:style-name="T14">interface</text:span><text:span text:style-name="T28"> </text:span><text:span text:style-name="T46">ISpecification</text:span><text:span text:style-name="T28">&lt;T&gt;</text:span></text:p>
      <text:p text:style-name="P35"><text:s text:c="4"/>{</text:p>
      <text:p text:style-name="P40"><text:span text:style-name="T28"><text:s text:c="8"/></text:span><text:span text:style-name="T14">bool</text:span><text:span text:style-name="T28"> is_satisfied_by(T item);</text:span></text:p>
      <text:p text:style-name="P35"><text:s text:c="4"/>}</text:p>
      <text:p text:style-name="P38"><text:span text:style-name="T28">}</text:span></text:p>
      <text:p text:style-name="P2"/>
      <text:p text:style-name="P2">Clase (interna) que lo implementa <text:span text:style-name="T62">AndSpecification&lt;T&gt;</text:span>:</text:p>
      <text:p text:style-name="P2"/>
      <text:p text:style-name="P39"><text:span text:style-name="T14">namespace</text:span><text:span text:style-name="T28"> nothinbutdotnetstore.utility</text:span></text:p>
      <text:p text:style-name="P35">{</text:p>
      <text:p text:style-name="P40"><text:span text:style-name="T28"><text:s text:c="4"/></text:span><text:span text:style-name="T14">internal</text:span><text:span text:style-name="T28"> </text:span><text:span text:style-name="T14">class</text:span><text:span text:style-name="T28"> </text:span><text:span text:style-name="T57">AndSpecification</text:span><text:span text:style-name="T28">&lt;T&gt; : </text:span><text:span text:style-name="T46">ISpecification</text:span><text:span text:style-name="T28">&lt;T&gt;</text:span></text:p>
      <text:p text:style-name="P35"><text:s text:c="4"/>{</text:p>
      <text:p text:style-name="P40"><text:span text:style-name="T28"><text:s text:c="8"/></text:span><text:span text:style-name="T14">private</text:span><text:span text:style-name="T28"> </text:span><text:span text:style-name="T14">readonly</text:span><text:span text:style-name="T28"> </text:span><text:span text:style-name="T46">ISpecification</text:span><text:span text:style-name="T28">&lt;T&gt; left_side;</text:span></text:p>
      <text:p text:style-name="P40"><text:span text:style-name="T28"><text:s text:c="8"/></text:span><text:span text:style-name="T14">private</text:span><text:span text:style-name="T28"> </text:span><text:span text:style-name="T14">readonly</text:span><text:span text:style-name="T28"> </text:span><text:span text:style-name="T46">ISpecification</text:span><text:span text:style-name="T28">&lt;T&gt; right_side;</text:span></text:p>
      <text:p text:style-name="P35"/>
      <text:p text:style-name="P40"><text:span text:style-name="T28"><text:s text:c="8"/></text:span><text:span text:style-name="T14">public</text:span><text:span text:style-name="T28"> AndSpecification(</text:span><text:span text:style-name="T46">ISpecification</text:span><text:span text:style-name="T28">&lt;T&gt; left_side, </text:span></text:p>
      <text:p text:style-name="P40"><text:span text:style-name="T28"><text:s text:c="32"/></text:span><text:span text:style-name="T46">ISpecification</text:span><text:span text:style-name="T28">&lt;T&gt; right_side)</text:span></text:p>
      <text:p text:style-name="P35"><text:s text:c="8"/>{</text:p>
      <text:p text:style-name="P40"><text:span text:style-name="T28"><text:s text:c="12"/></text:span><text:span text:style-name="T14">this</text:span><text:span text:style-name="T28">.left_side = left_side;</text:span></text:p>
      <text:p text:style-name="P40"><text:span text:style-name="T28"><text:s text:c="12"/></text:span><text:span text:style-name="T14">this</text:span><text:span text:style-name="T28">.right_side = right_side;</text:span></text:p>
      <text:p text:style-name="P35"><text:s text:c="8"/>}</text:p>
      <text:p text:style-name="P35"/>
      <text:p text:style-name="P40"><text:span text:style-name="T28"><text:s text:c="8"/></text:span><text:span text:style-name="T14">public</text:span><text:span text:style-name="T28"> </text:span><text:span text:style-name="T14">bool</text:span><text:span text:style-name="T28"> is_satisfied_by(T item)</text:span></text:p>
      <text:p text:style-name="P35"><text:soft-page-break/><text:s text:c="8"/>{</text:p>
      <text:p text:style-name="P40"><text:span text:style-name="T28"><text:s text:c="12"/></text:span><text:span text:style-name="T14">return</text:span><text:span text:style-name="T28"> left_side.is_satisfied_by(item) &amp;&amp; right_side.is_satisfied_by(item);</text:span></text:p>
      <text:p text:style-name="P35"><text:s text:c="8"/>}</text:p>
      <text:p text:style-name="P35"><text:s text:c="4"/>}</text:p>
      <text:p text:style-name="P38"><text:span text:style-name="T28">}</text:span></text:p>
      <text:p text:style-name="P2"/>
      <text:p text:style-name="P2">que a su vez es usada por los extension methods de <text:span text:style-name="T62">SpecificationExtensions</text:span> :</text:p>
      <text:p text:style-name="P2"/>
      <text:p text:style-name="P39"><text:span text:style-name="T14">namespace</text:span><text:span text:style-name="T28"> nothinbutdotnetstore.utility</text:span></text:p>
      <text:p text:style-name="P35">{</text:p>
      <text:p text:style-name="P40"><text:span text:style-name="T28"><text:s text:c="4"/></text:span><text:span text:style-name="T14">public</text:span><text:span text:style-name="T28"> </text:span><text:span text:style-name="T14">static</text:span><text:span text:style-name="T28"> </text:span><text:span text:style-name="T14">class</text:span><text:span text:style-name="T28"> </text:span><text:span text:style-name="T57">SpecificationExtensions</text:span></text:p>
      <text:p text:style-name="P35"><text:s text:c="4"/>{</text:p>
      <text:p text:style-name="P40"><text:span text:style-name="T28"><text:s text:c="8"/></text:span><text:span text:style-name="T14">public</text:span><text:span text:style-name="T28"> </text:span><text:span text:style-name="T14">static</text:span><text:span text:style-name="T28"> </text:span><text:span text:style-name="T46">ISpecification</text:span><text:span text:style-name="T28">&lt;T&gt; and&lt;T&gt;(</text:span><text:span text:style-name="T14">this</text:span><text:span text:style-name="T28"> </text:span><text:span text:style-name="T46">ISpecification</text:span><text:span text:style-name="T28">&lt;T&gt; s1, </text:span></text:p>
      <text:p text:style-name="P40"><text:span text:style-name="T28"><text:s text:c="47"/></text:span><text:span text:style-name="T46">ISpecification</text:span><text:span text:style-name="T28">&lt;T&gt; s2)</text:span></text:p>
      <text:p text:style-name="P35"><text:s text:c="8"/>{</text:p>
      <text:p text:style-name="P40"><text:span text:style-name="T28"><text:s text:c="12"/></text:span><text:span text:style-name="T14">return</text:span><text:span text:style-name="T28"> </text:span><text:span text:style-name="T14">new</text:span><text:span text:style-name="T28"> </text:span><text:span text:style-name="T57">AndSpecification</text:span><text:span text:style-name="T28">&lt;T&gt;(s1, s2);</text:span></text:p>
      <text:p text:style-name="P35"><text:s text:c="8"/>}</text:p>
      <text:p text:style-name="P35"><text:s text:c="4"/>}</text:p>
      <text:p text:style-name="P38"><text:span text:style-name="T28">}</text:span></text:p>
      <text:p text:style-name="P2"/>
      <text:p text:style-name="P2">y encontramos un ejemplo de uso es la siguiente declaracion de rutas url:</text:p>
      <text:p text:style-name="P2"/>
      <text:p text:style-name="P40"><text:span text:style-name="T58">Routes</text:span><text:span text:style-name="T29">.add(</text:span></text:p>
      <text:p text:style-name="P40"><text:span text:style-name="T28"><text:s text:c="4"/></text:span><text:span text:style-name="T14">new</text:span><text:span text:style-name="T28"> </text:span><text:span text:style-name="T57">WebCommand</text:span><text:span text:style-name="T28">(</text:span></text:p>
      <text:p text:style-name="P40"><text:span text:style-name="T28"><text:s text:c="8"/></text:span><text:span text:style-name="T14">new</text:span><text:span text:style-name="T28"> </text:span><text:span text:style-name="T57">RequestMatchesPathSpec</text:span><text:span text:style-name="T28">(</text:span><text:span text:style-name="T57">Commands</text:span><text:span text:style-name="T28">.view_sub_departments).and(</text:span></text:p>
      <text:p text:style-name="P40"><text:span text:style-name="T28"><text:s text:c="12"/></text:span><text:span text:style-name="T14">new</text:span><text:span text:style-name="T28"> </text:span><text:span text:style-name="T57">DepartmentContainsProductsSpec</text:span><text:span text:style-name="T28">(</text:span><text:span text:style-name="T57">Container</text:span><text:span text:style-name="T28">.get_me_an&lt;</text:span><text:span text:style-name="T46">ICatalogTasks</text:span><text:span text:style-name="T28">&gt;())),</text:span></text:p>
      <text:p text:style-name="P40"><text:span text:style-name="T28"><text:s text:c="8"/></text:span><text:span text:style-name="T14">new</text:span><text:span text:style-name="T28"> </text:span><text:span text:style-name="T57">ViewProducts</text:span><text:span text:style-name="T28">(</text:span><text:span text:style-name="T57">Container</text:span><text:span text:style-name="T28">.get_me_an&lt;</text:span><text:span text:style-name="T46">ICatalogTasks</text:span><text:span text:style-name="T28">&gt;())));</text:span></text:p>
      <text:p text:style-name="P2"/>
      <text:p text:style-name="P2">donde las dos specs usadas han sido declaradas tal que:</text:p>
      <text:p text:style-name="P2"/>
      <text:p text:style-name="P39"><text:span text:style-name="T14">public</text:span><text:span text:style-name="T28"> </text:span><text:span text:style-name="T14">class</text:span><text:span text:style-name="T28"> </text:span><text:span text:style-name="T57">RequestMatchesPathSpecification</text:span><text:span text:style-name="T28"> : </text:span><text:span text:style-name="T46">ISpecification</text:span><text:span text:style-name="T28">&lt;</text:span><text:span text:style-name="T46">IRequestContext</text:span><text:span text:style-name="T28">&gt;</text:span></text:p>
      <text:p text:style-name="P35">{</text:p>
      <text:p text:style-name="P40"><text:span text:style-name="T28"><text:s text:c="4"/></text:span><text:span text:style-name="T14">readonly</text:span><text:span text:style-name="T28"> </text:span><text:span text:style-name="T14">string</text:span><text:span text:style-name="T28"> match_string;</text:span></text:p>
      <text:p text:style-name="P35"/>
      <text:p text:style-name="P40"><text:span text:style-name="T28"><text:s text:c="4"/></text:span><text:span text:style-name="T14">public</text:span><text:span text:style-name="T28"> RequestMatchesPathSpecification(</text:span><text:span text:style-name="T14">string</text:span><text:span text:style-name="T28"> match_string)</text:span></text:p>
      <text:p text:style-name="P35"><text:s text:c="4"/>{</text:p>
      <text:p text:style-name="P40"><text:span text:style-name="T28"><text:s text:c="8"/></text:span><text:span text:style-name="T14">this</text:span><text:span text:style-name="T28">.match_string = match_string;</text:span></text:p>
      <text:p text:style-name="P35"><text:s text:c="4"/>}</text:p>
      <text:p text:style-name="P35"/>
      <text:p text:style-name="P40"><text:span text:style-name="T28"><text:s text:c="4"/></text:span><text:span text:style-name="T14">public</text:span><text:span text:style-name="T28"> </text:span><text:span text:style-name="T14">bool</text:span><text:span text:style-name="T28"> is_satisfied_by(</text:span><text:span text:style-name="T46">IRequestContext</text:span><text:span text:style-name="T28"> item)</text:span></text:p>
      <text:p text:style-name="P35"><text:s text:c="4"/>{</text:p>
      <text:p text:style-name="P40"><text:span text:style-name="T28"><text:s text:c="8"/></text:span><text:span text:style-name="T14">return</text:span><text:span text:style-name="T28"> item.requested_url.Contains(match_string);</text:span></text:p>
      <text:p text:style-name="P35"><text:s text:c="4"/>}</text:p>
      <text:p text:style-name="P38"><text:span text:style-name="T28">}</text:span></text:p>
      <text:p text:style-name="P2"/>
      <text:p text:style-name="P39"><text:span text:style-name="T14">public</text:span><text:span text:style-name="T28"> </text:span><text:span text:style-name="T14">class</text:span><text:span text:style-name="T28"> </text:span><text:span text:style-name="T57">DepartmentContainsProductsSpecification</text:span><text:span text:style-name="T28"> : </text:span><text:span text:style-name="T46">ISpecification</text:span><text:span text:style-name="T28">&lt;</text:span><text:span text:style-name="T46">IRequestContext</text:span><text:span text:style-name="T28">&gt;</text:span></text:p>
      <text:p text:style-name="P35">{</text:p>
      <text:p text:style-name="P40"><text:span text:style-name="T28"><text:s text:c="4"/></text:span><text:span text:style-name="T14">private</text:span><text:span text:style-name="T28"> </text:span><text:span text:style-name="T14">readonly</text:span><text:span text:style-name="T28"> </text:span><text:span text:style-name="T46">ICatalogTasks</text:span><text:span text:style-name="T28"> catalog_tasks;</text:span></text:p>
      <text:p text:style-name="P35"/>
      <text:p text:style-name="P40"><text:span text:style-name="T28"><text:s text:c="4"/></text:span><text:span text:style-name="T14">public</text:span><text:span text:style-name="T28"> DepartmentContainsProductsSpecification(</text:span><text:span text:style-name="T46">ICatalogTasks</text:span><text:span text:style-name="T28"> catalog_tasks)</text:span></text:p>
      <text:p text:style-name="P35"><text:s text:c="4"/>{</text:p>
      <text:p text:style-name="P40"><text:span text:style-name="T28"><text:s text:c="8"/></text:span><text:span text:style-name="T14">this</text:span><text:span text:style-name="T28">.catalog_tasks = catalog_tasks;</text:span></text:p>
      <text:p text:style-name="P35"><text:s text:c="4"/>}</text:p>
      <text:p text:style-name="P35"/>
      <text:p text:style-name="P40"><text:span text:style-name="T28"><text:s text:c="4"/></text:span><text:span text:style-name="T14">public</text:span><text:span text:style-name="T28"> </text:span><text:span text:style-name="T14">bool</text:span><text:span text:style-name="T28"> is_satisfied_by(</text:span><text:span text:style-name="T46">IRequestContext</text:span><text:span text:style-name="T28"> request)</text:span></text:p>
      <text:p text:style-name="P35"><text:s text:c="4"/>{</text:p>
      <text:p text:style-name="P40"><text:span text:style-name="T28"><text:s text:c="8"/></text:span><text:span text:style-name="T14">return</text:span><text:span text:style-name="T28"> catalog_tasks.has_products(</text:span></text:p>
      <text:p text:style-name="P40"><text:span text:style-name="T28"><text:s text:c="32"/></text:span><text:span text:style-name="T57">PayloadKeys</text:span><text:span text:style-name="T28">.department_id.parse_from(request.payload));</text:span></text:p>
      <text:p text:style-name="P35"><text:s text:c="4"/>}</text:p>
      <text:p text:style-name="P38"><text:span text:style-name="T28">}</text:span></text:p>
      <text:p text:style-name="P2"/>
      <text:p text:style-name="P2">y la parte que nos interesa del metodo al cual se le pasa la Specification compuesta:</text:p>
      <text:p text:style-name="P2"><text:soft-page-break/></text:p>
      <text:p text:style-name="P39"><text:span text:style-name="T14">public</text:span><text:span text:style-name="T28"> </text:span><text:span text:style-name="T14">class</text:span><text:span text:style-name="T28"> </text:span><text:span text:style-name="T57">WebCommand</text:span><text:span text:style-name="T28"> : </text:span><text:span text:style-name="T46">IWebCommand</text:span></text:p>
      <text:p text:style-name="P35">{</text:p>
      <text:p text:style-name="P40"><text:span text:style-name="T28"><text:s text:c="4"/></text:span><text:span text:style-name="T14">private</text:span><text:span text:style-name="T28"> </text:span><text:span text:style-name="T14">readonly</text:span><text:span text:style-name="T28"> </text:span><text:span text:style-name="T46">ISpecification</text:span><text:span text:style-name="T28">&lt;</text:span><text:span text:style-name="T46">IRequestContext</text:span><text:span text:style-name="T28">&gt; request_specification;</text:span></text:p>
      <text:p text:style-name="P40"><text:span text:style-name="T28"><text:s text:c="4"/></text:span><text:span text:style-name="T14">private</text:span><text:span text:style-name="T28"> </text:span><text:span text:style-name="T14">readonly</text:span><text:span text:style-name="T28"> </text:span><text:span text:style-name="T46">IRequestContextCommand</text:span><text:span text:style-name="T28"> web_action;</text:span></text:p>
      <text:p text:style-name="P35"/>
      <text:p text:style-name="P40"><text:span text:style-name="T28"><text:s text:c="4"/></text:span><text:span text:style-name="T14">public</text:span><text:span text:style-name="T28"> WebCommand(</text:span><text:span text:style-name="T46">ISpecification</text:span><text:span text:style-name="T28">&lt;</text:span><text:span text:style-name="T46">IRequestContext</text:span><text:span text:style-name="T28">&gt; request_specification, </text:span></text:p>
      <text:p text:style-name="P40"><text:span text:style-name="T28"><text:s text:c="22"/></text:span><text:span text:style-name="T46">IRequestContextCommand</text:span><text:span text:style-name="T28"> web_action)</text:span></text:p>
      <text:p text:style-name="P35"><text:s text:c="4"/>{</text:p>
      <text:p text:style-name="P40"><text:span text:style-name="T28"><text:s text:c="8"/></text:span><text:span text:style-name="T14">this</text:span><text:span text:style-name="T28">.request_specification = request_specification;</text:span></text:p>
      <text:p text:style-name="P40"><text:span text:style-name="T28"><text:s text:c="8"/></text:span><text:span text:style-name="T14">this</text:span><text:span text:style-name="T28">.web_action = web_action;</text:span></text:p>
      <text:p text:style-name="P35"><text:s text:c="4"/>}</text:p>
      <text:p text:style-name="P35"/>
      <text:p text:style-name="P40"><text:span text:style-name="T14"><text:s text:c="4"/>#region</text:span><text:span text:style-name="T28"> IWebCommand Members</text:span></text:p>
      <text:p text:style-name="P40"><text:span text:style-name="T28">}</text:span></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F" svg:font-family=""/>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de" fo:country="DE" style:letter-kerning="true" style:font-name-asian="F" style:font-size-asian="12pt" style:language-asian="ja" style:country-asian="JP" style:font-name-complex="F"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4H20M03S</meta:editing-duration>
    <meta:editing-cycles>25</meta:editing-cycles>
    <meta:generator>OpenOffice.org/3.2$Win32 OpenOffice.org_project/320m12$Build-9483</meta:generator>
    <dc:date>2010-06-07T14:44:29.10</dc:date>
    <meta:document-statistic meta:table-count="0" meta:image-count="0" meta:object-count="0" meta:page-count="23" meta:paragraph-count="861" meta:word-count="5925" meta:character-count="50606"/>
    <meta:user-defined meta:name="Info 1"/>
    <meta:user-defined meta:name="Info 2"/>
    <meta:user-defined meta:name="Info 3"/>
    <meta:user-defined meta:name="Info 4"/>
  </office:meta>
</office:document-meta>
</file>